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2.81mm"/>
    </style:style>
    <style:style style:name="co4" style:family="table-column">
      <style:table-column-properties fo:break-before="auto" style:column-width="10.69mm"/>
    </style:style>
    <style:style style:name="co5" style:family="table-column">
      <style:table-column-properties fo:break-before="auto" style:column-width="13.0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3.9mm"/>
    </style:style>
    <style:style style:name="co10" style:family="table-column">
      <style:table-column-properties fo:break-before="auto" style:column-width="10.48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5.3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6pt solid #000000"/>
    </style:style>
    <style:style style:name="ce2" style:family="table-cell" style:parent-style-name="Default">
      <style:table-cell-properties fo:background-color="#ffcc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l-201919225444" table:style-name="ta1">
        <office:forms form:automatic-focus="false" form:apply-design-mode="false"/>
        <table:shapes>
          <draw:frame draw:z-index="0" draw:style-name="gr1" draw:text-style-name="P1" svg:width="285.64mm" svg:height="120.19mm" svg:x="2.07mm" svg:y="14.59mm">
            <draw:object draw:notify-on-update-of-ranges="'tl-201919225444'.O1:'tl-201919225444'.O212 'tl-201919225444'.P1:'tl-201919225444'.P212 'tl-201919225444'.Q1:'tl-201919225444'.Q212 'tl-201919225444'.R1:'tl-201919225444'.R2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Jan <text:s/>9 2019</text:p>
          </table:table-cell>
          <table:table-cell table:style-name="ce1" office:value-type="string" calcext:value-type="string">
            <text:p>22:46:55</text:p>
          </table:table-cell>
          <table:table-cell table:style-name="ce2" office:value-type="string" calcext:value-type="string">
            <text:p><text:s/>Ver=</text:p>
          </table:table-cell>
          <table:table-cell table:style-name="ce2" office:value-type="string" calcext:value-type="string">
            <text:p>2.2.9</text:p>
          </table:table-cell>
          <table:table-cell table:style-name="ce2" table:number-columns-repeated="9"/>
          <table:table-cell/>
          <table:table-cell table:style-name="ce1" office:value-type="string" calcext:value-type="string">
            <text:p>Jan <text:s/>9 2019</text:p>
          </table:table-cell>
          <table:table-cell table:style-name="ce1" office:value-type="string" calcext:value-type="string">
            <text:p>22:46:55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Pg Ig Dg: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  <table:table-cell/>
          <table:table-cell table:style-name="ce2" office:value-type="string" calcext:value-type="string">
            <text:p>Pg Ig Dg: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micros</text:p>
          </table:table-cell>
          <table:table-cell table:style-name="ce2" office:value-type="string" calcext:value-type="string">
            <text:p>ang_g</text:p>
          </table:table-cell>
          <table:table-cell table:style-name="ce2" office:value-type="string" calcext:value-type="string">
            <text:p>ang_a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lft_mtr</text:p>
          </table:table-cell>
          <table:table-cell table:style-name="ce2" office:value-type="string" calcext:value-type="string">
            <text:p>p_err_tmp</text:p>
          </table:table-cell>
          <table:table-cell table:style-name="ce2" office:value-type="string" calcext:value-type="string">
            <text:p>raw p_out</text:p>
          </table:table-cell>
          <table:table-cell table:style-name="ce2" office:value-type="string" calcext:value-type="string">
            <text:p>pid_ou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_inc</text:p>
          </table:table-cell>
          <table:table-cell table:style-name="ce2" office:value-type="string" calcext:value-type="string">
            <text:p>raw P_I_mem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/>
          <table:table-cell table:style-name="ce2" office:value-type="string" calcext:value-type="string">
            <text:p>micros *100</text:p>
          </table:table-cell>
          <table:table-cell table:style-name="ce2" office:value-type="string" calcext:value-type="string">
            <text:p>ang_g*10</text:p>
          </table:table-cell>
          <table:table-cell table:style-name="ce2" office:value-type="string" calcext:value-type="string">
            <text:p>lft_mtr</text:p>
          </table:table-cell>
          <table:table-cell table:style-name="ce2" office:value-type="string" calcext:value-type="string">
            <text:p>pid_out</text:p>
          </table:table-cell>
        </table:table-row>
        <table:table-row table:style-name="ro1">
          <table:table-cell office:value-type="float" office:value="26255336" calcext:value-type="float">
            <text:p>26255336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2264" calcext:value-type="float">
            <text:p>2264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7.02" calcext:value-type="float">
            <text:p>7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2" calcext:value-type="float">
            <text:p>7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]/100" office:value-type="float" office:value="262553.36" calcext:value-type="float">
            <text:p>262553.36</text:p>
          </table:table-cell>
          <table:table-cell table:formula="of:=[.B4]*10" office:value-type="float" office:value="4.7" calcext:value-type="float">
            <text:p>4.7</text:p>
          </table:table-cell>
          <table:table-cell office:value-type="float" office:value="2264" calcext:value-type="float">
            <text:p>2264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26258655" calcext:value-type="float">
            <text:p>26258655</text:p>
          </table:table-cell>
          <table:table-cell office:value-type="float" office:value="0.2" calcext:value-type="float">
            <text:p>0.2</text:p>
          </table:table-cell>
          <table:table-cell office:value-type="float" office:value="-26.47" calcext:value-type="float">
            <text:p>-26.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99" calcext:value-type="float">
            <text:p>2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]/100" office:value-type="float" office:value="262586.55" calcext:value-type="float">
            <text:p>262586.55</text:p>
          </table:table-cell>
          <table:table-cell table:formula="of:=[.B5]*1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2518" calcext:value-type="float">
            <text:p>26262518</text:p>
          </table:table-cell>
          <table:table-cell office:value-type="float" office:value="-0.06" calcext:value-type="float">
            <text:p>-0.06</text:p>
          </table:table-cell>
          <table:table-cell office:value-type="float" office:value="-26.5" calcext:value-type="float">
            <text:p>-2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93" calcext:value-type="float">
            <text:p>-0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]/100" office:value-type="float" office:value="262625.18" calcext:value-type="float">
            <text:p>262625.18</text:p>
          </table:table-cell>
          <table:table-cell table:formula="of:=[.B6]*10" office:value-type="float" office:value="-0.6" calcext:value-type="float">
            <text:p>-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6563" calcext:value-type="float">
            <text:p>26266563</text:p>
          </table:table-cell>
          <table:table-cell office:value-type="float" office:value="-0.21" calcext:value-type="float">
            <text:p>-0.21</text:p>
          </table:table-cell>
          <table:table-cell office:value-type="float" office:value="-14.04" calcext:value-type="float">
            <text:p>-14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 office:value-type="float" office:value="-3.1" calcext:value-type="float">
            <text:p>-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]/100" office:value-type="float" office:value="262665.63" calcext:value-type="float">
            <text:p>262665.63</text:p>
          </table:table-cell>
          <table:table-cell table:formula="of:=[.B7]*10"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0518" calcext:value-type="float">
            <text:p>26270518</text:p>
          </table:table-cell>
          <table:table-cell office:value-type="float" office:value="-0.33" calcext:value-type="float">
            <text:p>-0.33</text:p>
          </table:table-cell>
          <table:table-cell office:value-type="float" office:value="-9.93" calcext:value-type="float">
            <text:p>-9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93" calcext:value-type="float">
            <text:p>-4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3" calcext:value-type="float">
            <text:p>-4.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]/100" office:value-type="float" office:value="262705.18" calcext:value-type="float">
            <text:p>262705.18</text:p>
          </table:table-cell>
          <table:table-cell table:formula="of:=[.B8]*10" office:value-type="float" office:value="-3.3" calcext:value-type="float">
            <text:p>-3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4569" calcext:value-type="float">
            <text:p>26274569</text:p>
          </table:table-cell>
          <table:table-cell office:value-type="float" office:value="-0.34" calcext:value-type="float">
            <text:p>-0.34</text:p>
          </table:table-cell>
          <table:table-cell office:value-type="float" office:value="-0.09" calcext:value-type="float">
            <text:p>-0.09</text:p>
          </table:table-cell>
          <table:table-cell office:value-type="float" office:value="1" calcext:value-type="float">
            <text:p>1</text:p>
          </table:table-cell>
          <table:table-cell office:value-type="float" office:value="-2274" calcext:value-type="float">
            <text:p>-2274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09" calcext:value-type="float">
            <text:p>-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9" calcext:value-type="float">
            <text:p>-5.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]/100" office:value-type="float" office:value="262745.69" calcext:value-type="float">
            <text:p>262745.69</text:p>
          </table:table-cell>
          <table:table-cell table:formula="of:=[.B9]*10" office:value-type="float" office:value="-3.4" calcext:value-type="float">
            <text:p>-3.4</text:p>
          </table:table-cell>
          <table:table-cell office:value-type="float" office:value="-2274" calcext:value-type="float">
            <text:p>-2274</text:p>
          </table:table-cell>
          <table:table-cell office:value-type="float" office:value="-5.09" calcext:value-type="float">
            <text:p>-5.09</text:p>
          </table:table-cell>
        </table:table-row>
        <table:table-row table:style-name="ro1">
          <table:table-cell office:value-type="float" office:value="26408547" calcext:value-type="float">
            <text:p>26408547</text:p>
          </table:table-cell>
          <table:table-cell office:value-type="float" office:value="-0.46" calcext:value-type="float">
            <text:p>-0.46</text:p>
          </table:table-cell>
          <table:table-cell office:value-type="float" office:value="-9.9" calcext:value-type="float">
            <text:p>-9.9</text:p>
          </table:table-cell>
          <table:table-cell office:value-type="float" office:value="1" calcext:value-type="float">
            <text:p>1</text:p>
          </table:table-cell>
          <table:table-cell office:value-type="float" office:value="-2265" calcext:value-type="float">
            <text:p>-2265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-6.87" calcext:value-type="float">
            <text:p>-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7" calcext:value-type="float">
            <text:p>-6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/100" office:value-type="float" office:value="264085.47" calcext:value-type="float">
            <text:p>264085.47</text:p>
          </table:table-cell>
          <table:table-cell table:formula="of:=[.B10]*10" office:value-type="float" office:value="-4.6" calcext:value-type="float">
            <text:p>-4.6</text:p>
          </table:table-cell>
          <table:table-cell office:value-type="float" office:value="-2265" calcext:value-type="float">
            <text:p>-2265</text:p>
          </table:table-cell>
          <table:table-cell office:value-type="float" office:value="-6.87" calcext:value-type="float">
            <text:p>-6.87</text:p>
          </table:table-cell>
        </table:table-row>
        <table:table-row table:style-name="ro1">
          <table:table-cell office:value-type="float" office:value="26412506" calcext:value-type="float">
            <text:p>26412506</text:p>
          </table:table-cell>
          <table:table-cell office:value-type="float" office:value="-0.62" calcext:value-type="float">
            <text:p>-0.62</text:p>
          </table:table-cell>
          <table:table-cell office:value-type="float" office:value="-14.95" calcext:value-type="float">
            <text:p>-14.95</text:p>
          </table:table-cell>
          <table:table-cell office:value-type="float" office:value="1" calcext:value-type="float">
            <text:p>1</text:p>
          </table:table-cell>
          <table:table-cell office:value-type="float" office:value="-2253" calcext:value-type="float">
            <text:p>-2253</text:p>
          </table:table-cell>
          <table:table-cell office:value-type="float" office:value="-0.62" calcext:value-type="float">
            <text:p>-0.62</text:p>
          </table:table-cell>
          <table:table-cell table:number-columns-repeated="2" office:value-type="float" office:value="-9.37" calcext:value-type="float">
            <text:p>-9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37" calcext:value-type="float">
            <text:p>-9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]/100" office:value-type="float" office:value="264125.06" calcext:value-type="float">
            <text:p>264125.06</text:p>
          </table:table-cell>
          <table:table-cell table:formula="of:=[.B11]*10" office:value-type="float" office:value="-6.2" calcext:value-type="float">
            <text:p>-6.2</text:p>
          </table:table-cell>
          <table:table-cell office:value-type="float" office:value="-2253" calcext:value-type="float">
            <text:p>-2253</text:p>
          </table:table-cell>
          <table:table-cell office:value-type="float" office:value="-9.37" calcext:value-type="float">
            <text:p>-9.37</text:p>
          </table:table-cell>
        </table:table-row>
        <table:table-row table:style-name="ro1">
          <table:table-cell office:value-type="float" office:value="26416335" calcext:value-type="float">
            <text:p>26416335</text:p>
          </table:table-cell>
          <table:table-cell office:value-type="float" office:value="-0.69" calcext:value-type="float">
            <text:p>-0.69</text:p>
          </table:table-cell>
          <table:table-cell office:value-type="float" office:value="-3.64" calcext:value-type="float">
            <text:p>-3.64</text:p>
          </table:table-cell>
          <table:table-cell office:value-type="float" office:value="1" calcext:value-type="float">
            <text:p>1</text:p>
          </table:table-cell>
          <table:table-cell office:value-type="float" office:value="-2248" calcext:value-type="float">
            <text:p>-2248</text:p>
          </table:table-cell>
          <table:table-cell office:value-type="float" office:value="-0.69" calcext:value-type="float">
            <text:p>-0.69</text:p>
          </table:table-cell>
          <table:table-cell table:number-columns-repeated="2" office:value-type="float" office:value="-10.32" calcext:value-type="float">
            <text:p>-1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2" calcext:value-type="float">
            <text:p>-10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]/100" office:value-type="float" office:value="264163.35" calcext:value-type="float">
            <text:p>264163.35</text:p>
          </table:table-cell>
          <table:table-cell table:formula="of:=[.B12]*10" office:value-type="float" office:value="-6.9" calcext:value-type="float">
            <text:p>-6.9</text:p>
          </table:table-cell>
          <table:table-cell office:value-type="float" office:value="-2248" calcext:value-type="float">
            <text:p>-2248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1">
          <table:table-cell office:value-type="float" office:value="26420463" calcext:value-type="float">
            <text:p>26420463</text:p>
          </table:table-cell>
          <table:table-cell office:value-type="float" office:value="-0.55" calcext:value-type="float">
            <text:p>-0.55</text:p>
          </table:table-cell>
          <table:table-cell office:value-type="float" office:value="15.88" calcext:value-type="float">
            <text:p>15.88</text:p>
          </table:table-cell>
          <table:table-cell office:value-type="float" office:value="1" calcext:value-type="float">
            <text:p>1</text:p>
          </table:table-cell>
          <table:table-cell office:value-type="float" office:value="-2258" calcext:value-type="float">
            <text:p>-2258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3" calcext:value-type="float">
            <text:p>-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3" calcext:value-type="float">
            <text:p>-8.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]/100" office:value-type="float" office:value="264204.63" calcext:value-type="float">
            <text:p>264204.63</text:p>
          </table:table-cell>
          <table:table-cell table:formula="of:=[.B13]*10" office:value-type="float" office:value="-5.5" calcext:value-type="float">
            <text:p>-5.5</text:p>
          </table:table-cell>
          <table:table-cell office:value-type="float" office:value="-2258" calcext:value-type="float">
            <text:p>-2258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26424489" calcext:value-type="float">
            <text:p>26424489</text:p>
          </table:table-cell>
          <table:table-cell office:value-type="float" office:value="-0.43" calcext:value-type="float">
            <text:p>-0.43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-2267" calcext:value-type="float">
            <text:p>-2267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-6.47" calcext:value-type="float">
            <text:p>-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47" calcext:value-type="float">
            <text:p>-6.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]/100" office:value-type="float" office:value="264244.89" calcext:value-type="float">
            <text:p>264244.89</text:p>
          </table:table-cell>
          <table:table-cell table:formula="of:=[.B14]*10" office:value-type="float" office:value="-4.3" calcext:value-type="float">
            <text:p>-4.3</text:p>
          </table:table-cell>
          <table:table-cell office:value-type="float" office:value="-2267" calcext:value-type="float">
            <text:p>-2267</text:p>
          </table:table-cell>
          <table:table-cell office:value-type="float" office:value="-6.47" calcext:value-type="float">
            <text:p>-6.47</text:p>
          </table:table-cell>
        </table:table-row>
        <table:table-row table:style-name="ro1">
          <table:table-cell office:value-type="float" office:value="26428481" calcext:value-type="float">
            <text:p>26428481</text:p>
          </table:table-cell>
          <table:table-cell office:value-type="float" office:value="-0.55" calcext:value-type="float">
            <text:p>-0.55</text:p>
          </table:table-cell>
          <table:table-cell office:value-type="float" office:value="-9.28" calcext:value-type="float">
            <text:p>-9.28</text:p>
          </table:table-cell>
          <table:table-cell office:value-type="float" office:value="1" calcext:value-type="float">
            <text:p>1</text:p>
          </table:table-cell>
          <table:table-cell office:value-type="float" office:value="-2258" calcext:value-type="float">
            <text:p>-2258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23" calcext:value-type="float">
            <text:p>-8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23" calcext:value-type="float">
            <text:p>-8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]/100" office:value-type="float" office:value="264284.81" calcext:value-type="float">
            <text:p>264284.81</text:p>
          </table:table-cell>
          <table:table-cell table:formula="of:=[.B15]*10" office:value-type="float" office:value="-5.5" calcext:value-type="float">
            <text:p>-5.5</text:p>
          </table:table-cell>
          <table:table-cell office:value-type="float" office:value="-2258" calcext:value-type="float">
            <text:p>-2258</text:p>
          </table:table-cell>
          <table:table-cell office:value-type="float" office:value="-8.23" calcext:value-type="float">
            <text:p>-8.23</text:p>
          </table:table-cell>
        </table:table-row>
        <table:table-row table:style-name="ro1">
          <table:table-cell office:value-type="float" office:value="26432489" calcext:value-type="float">
            <text:p>26432489</text:p>
          </table:table-cell>
          <table:table-cell office:value-type="float" office:value="-0.47" calcext:value-type="float">
            <text:p>-0.47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-2265" calcext:value-type="float">
            <text:p>-2265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-6.99" calcext:value-type="float">
            <text:p>-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99" calcext:value-type="float">
            <text:p>-6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]/100" office:value-type="float" office:value="264324.89" calcext:value-type="float">
            <text:p>264324.89</text:p>
          </table:table-cell>
          <table:table-cell table:formula="of:=[.B16]*10" office:value-type="float" office:value="-4.7" calcext:value-type="float">
            <text:p>-4.7</text:p>
          </table:table-cell>
          <table:table-cell office:value-type="float" office:value="-2265" calcext:value-type="float">
            <text:p>-2265</text:p>
          </table:table-cell>
          <table:table-cell office:value-type="float" office:value="-6.99" calcext:value-type="float">
            <text:p>-6.99</text:p>
          </table:table-cell>
        </table:table-row>
        <table:table-row table:style-name="ro1">
          <table:table-cell office:value-type="float" office:value="26436486" calcext:value-type="float">
            <text:p>26436486</text:p>
          </table:table-cell>
          <table:table-cell office:value-type="float" office:value="-0.34" calcext:value-type="float">
            <text:p>-0.34</text:p>
          </table:table-cell>
          <table:table-cell office:value-type="float" office:value="17.86" calcext:value-type="float">
            <text:p>17.86</text:p>
          </table:table-cell>
          <table:table-cell office:value-type="float" office:value="1" calcext:value-type="float">
            <text:p>1</text:p>
          </table:table-cell>
          <table:table-cell office:value-type="float" office:value="-2274" calcext:value-type="float">
            <text:p>-2274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1" calcext:value-type="float">
            <text:p>-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]/100" office:value-type="float" office:value="264364.86" calcext:value-type="float">
            <text:p>264364.86</text:p>
          </table:table-cell>
          <table:table-cell table:formula="of:=[.B17]*10" office:value-type="float" office:value="-3.4" calcext:value-type="float">
            <text:p>-3.4</text:p>
          </table:table-cell>
          <table:table-cell office:value-type="float" office:value="-2274" calcext:value-type="float">
            <text:p>-2274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26613455" calcext:value-type="float">
            <text:p>26613455</text:p>
          </table:table-cell>
          <table:table-cell office:value-type="float" office:value="-0.44" calcext:value-type="float">
            <text:p>-0.44</text:p>
          </table:table-cell>
          <table:table-cell office:value-type="float" office:value="-8.56" calcext:value-type="float">
            <text:p>-8.56</text:p>
          </table:table-cell>
          <table:table-cell office:value-type="float" office:value="1" calcext:value-type="float">
            <text:p>1</text:p>
          </table:table-cell>
          <table:table-cell office:value-type="float" office:value="-2267" calcext:value-type="float">
            <text:p>-2267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-6.53" calcext:value-type="float">
            <text:p>-6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3" calcext:value-type="float">
            <text:p>-6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]/100" office:value-type="float" office:value="266134.55" calcext:value-type="float">
            <text:p>266134.55</text:p>
          </table:table-cell>
          <table:table-cell table:formula="of:=[.B18]*10" office:value-type="float" office:value="-4.4" calcext:value-type="float">
            <text:p>-4.4</text:p>
          </table:table-cell>
          <table:table-cell office:value-type="float" office:value="-2267" calcext:value-type="float">
            <text:p>-2267</text:p>
          </table:table-cell>
          <table:table-cell office:value-type="float" office:value="-6.53" calcext:value-type="float">
            <text:p>-6.53</text:p>
          </table:table-cell>
        </table:table-row>
        <table:table-row table:style-name="ro1">
          <table:table-cell office:value-type="float" office:value="26617055" calcext:value-type="float">
            <text:p>26617055</text:p>
          </table:table-cell>
          <table:table-cell office:value-type="float" office:value="-0.61" calcext:value-type="float">
            <text:p>-0.61</text:p>
          </table:table-cell>
          <table:table-cell office:value-type="float" office:value="-15.11" calcext:value-type="float">
            <text:p>-15.11</text:p>
          </table:table-cell>
          <table:table-cell office:value-type="float" office:value="1" calcext:value-type="float">
            <text:p>1</text:p>
          </table:table-cell>
          <table:table-cell office:value-type="float" office:value="-2254" calcext:value-type="float">
            <text:p>-2254</text:p>
          </table:table-cell>
          <table:table-cell office:value-type="float" office:value="-0.61" calcext:value-type="float">
            <text:p>-0.61</text:p>
          </table:table-cell>
          <table:table-cell table:number-columns-repeated="2" office:value-type="float" office:value="-9.08" calcext:value-type="float">
            <text:p>-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08" calcext:value-type="float">
            <text:p>-9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]/100" office:value-type="float" office:value="266170.55" calcext:value-type="float">
            <text:p>266170.55</text:p>
          </table:table-cell>
          <table:table-cell table:formula="of:=[.B19]*10" office:value-type="float" office:value="-6.1" calcext:value-type="float">
            <text:p>-6.1</text:p>
          </table:table-cell>
          <table:table-cell office:value-type="float" office:value="-2254" calcext:value-type="float">
            <text:p>-2254</text:p>
          </table:table-cell>
          <table:table-cell office:value-type="float" office:value="-9.08" calcext:value-type="float">
            <text:p>-9.08</text:p>
          </table:table-cell>
        </table:table-row>
        <table:table-row table:style-name="ro1">
          <table:table-cell office:value-type="float" office:value="26620969" calcext:value-type="float">
            <text:p>26620969</text:p>
          </table:table-cell>
          <table:table-cell office:value-type="float" office:value="-0.68" calcext:value-type="float">
            <text:p>-0.68</text:p>
          </table:table-cell>
          <table:table-cell office:value-type="float" office:value="-5.02" calcext:value-type="float">
            <text:p>-5.02</text:p>
          </table:table-cell>
          <table:table-cell office:value-type="float" office:value="1" calcext:value-type="float">
            <text:p>1</text:p>
          </table:table-cell>
          <table:table-cell office:value-type="float" office:value="-2249" calcext:value-type="float">
            <text:p>-2249</text:p>
          </table:table-cell>
          <table:table-cell office:value-type="float" office:value="-0.68" calcext:value-type="float">
            <text:p>-0.68</text:p>
          </table:table-cell>
          <table:table-cell table:number-columns-repeated="2" office:value-type="float" office:value="-10.17" calcext:value-type="float">
            <text:p>-10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17" calcext:value-type="float">
            <text:p>-10.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]/100" office:value-type="float" office:value="266209.69" calcext:value-type="float">
            <text:p>266209.69</text:p>
          </table:table-cell>
          <table:table-cell table:formula="of:=[.B20]*10" office:value-type="float" office:value="-6.8" calcext:value-type="float">
            <text:p>-6.8</text:p>
          </table:table-cell>
          <table:table-cell office:value-type="float" office:value="-2249" calcext:value-type="float">
            <text:p>-2249</text:p>
          </table:table-cell>
          <table:table-cell office:value-type="float" office:value="-10.17" calcext:value-type="float">
            <text:p>-10.17</text:p>
          </table:table-cell>
        </table:table-row>
        <table:table-row table:style-name="ro1">
          <table:table-cell office:value-type="float" office:value="26624943" calcext:value-type="float">
            <text:p>26624943</text:p>
          </table:table-cell>
          <table:table-cell office:value-type="float" office:value="-0.61" calcext:value-type="float">
            <text:p>-0.61</text:p>
          </table:table-cell>
          <table:table-cell office:value-type="float" office:value="8.71" calcext:value-type="float">
            <text:p>8.71</text:p>
          </table:table-cell>
          <table:table-cell office:value-type="float" office:value="1" calcext:value-type="float">
            <text:p>1</text:p>
          </table:table-cell>
          <table:table-cell office:value-type="float" office:value="-2253" calcext:value-type="float">
            <text:p>-2253</text:p>
          </table:table-cell>
          <table:table-cell office:value-type="float" office:value="-0.61" calcext:value-type="float">
            <text:p>-0.61</text:p>
          </table:table-cell>
          <table:table-cell table:number-columns-repeated="2" office:value-type="float" office:value="-9.22" calcext:value-type="float">
            <text:p>-9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22" calcext:value-type="float">
            <text:p>-9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1]/100" office:value-type="float" office:value="266249.43" calcext:value-type="float">
            <text:p>266249.43</text:p>
          </table:table-cell>
          <table:table-cell table:formula="of:=[.B21]*10" office:value-type="float" office:value="-6.1" calcext:value-type="float">
            <text:p>-6.1</text:p>
          </table:table-cell>
          <table:table-cell office:value-type="float" office:value="-2253" calcext:value-type="float">
            <text:p>-2253</text:p>
          </table:table-cell>
          <table:table-cell office:value-type="float" office:value="-9.22" calcext:value-type="float">
            <text:p>-9.22</text:p>
          </table:table-cell>
        </table:table-row>
        <table:table-row table:style-name="ro1">
          <table:table-cell office:value-type="float" office:value="26628978" calcext:value-type="float">
            <text:p>26628978</text:p>
          </table:table-cell>
          <table:table-cell office:value-type="float" office:value="-0.56" calcext:value-type="float">
            <text:p>-0.56</text:p>
          </table:table-cell>
          <table:table-cell office:value-type="float" office:value="7.82" calcext:value-type="float">
            <text:p>7.82</text:p>
          </table:table-cell>
          <table:table-cell office:value-type="float" office:value="1" calcext:value-type="float">
            <text:p>1</text:p>
          </table:table-cell>
          <table:table-cell office:value-type="float" office:value="-2257" calcext:value-type="float">
            <text:p>-2257</text:p>
          </table:table-cell>
          <table:table-cell office:value-type="float" office:value="-0.56" calcext:value-type="float">
            <text:p>-0.56</text:p>
          </table:table-cell>
          <table:table-cell table:number-columns-repeated="2" office:value-type="float" office:value="-8.41" calcext:value-type="float">
            <text:p>-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41" calcext:value-type="float">
            <text:p>-8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2]/100" office:value-type="float" office:value="266289.78" calcext:value-type="float">
            <text:p>266289.78</text:p>
          </table:table-cell>
          <table:table-cell table:formula="of:=[.B22]*10" office:value-type="float" office:value="-5.6" calcext:value-type="float">
            <text:p>-5.6</text:p>
          </table:table-cell>
          <table:table-cell office:value-type="float" office:value="-2257" calcext:value-type="float">
            <text:p>-2257</text:p>
          </table:table-cell>
          <table:table-cell office:value-type="float" office:value="-8.41" calcext:value-type="float">
            <text:p>-8.41</text:p>
          </table:table-cell>
        </table:table-row>
        <table:table-row table:style-name="ro1">
          <table:table-cell office:value-type="float" office:value="26632943" calcext:value-type="float">
            <text:p>26632943</text:p>
          </table:table-cell>
          <table:table-cell office:value-type="float" office:value="-0.76" calcext:value-type="float">
            <text:p>-0.76</text:p>
          </table:table-cell>
          <table:table-cell office:value-type="float" office:value="-18.59" calcext:value-type="float">
            <text:p>-18.59</text:p>
          </table:table-cell>
          <table:table-cell office:value-type="float" office:value="1" calcext:value-type="float">
            <text:p>1</text:p>
          </table:table-cell>
          <table:table-cell office:value-type="float" office:value="-2242" calcext:value-type="float">
            <text:p>-2242</text:p>
          </table:table-cell>
          <table:table-cell office:value-type="float" office:value="-0.76" calcext:value-type="float">
            <text:p>-0.76</text:p>
          </table:table-cell>
          <table:table-cell table:number-columns-repeated="2" office:value-type="float" office:value="-11.41" calcext:value-type="float">
            <text:p>-1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41" calcext:value-type="float">
            <text:p>-11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3]/100" office:value-type="float" office:value="266329.43" calcext:value-type="float">
            <text:p>266329.43</text:p>
          </table:table-cell>
          <table:table-cell table:formula="of:=[.B23]*10" office:value-type="float" office:value="-7.6" calcext:value-type="float">
            <text:p>-7.6</text:p>
          </table:table-cell>
          <table:table-cell office:value-type="float" office:value="-2242" calcext:value-type="float">
            <text:p>-2242</text:p>
          </table:table-cell>
          <table:table-cell office:value-type="float" office:value="-11.41" calcext:value-type="float">
            <text:p>-11.41</text:p>
          </table:table-cell>
        </table:table-row>
        <table:table-row table:style-name="ro1">
          <table:table-cell office:value-type="float" office:value="26636969" calcext:value-type="float">
            <text:p>26636969</text:p>
          </table:table-cell>
          <table:table-cell office:value-type="float" office:value="-0.72" calcext:value-type="float">
            <text:p>-0.72</text:p>
          </table:table-cell>
          <table:table-cell office:value-type="float" office:value="4.27" calcext:value-type="float">
            <text:p>4.27</text:p>
          </table:table-cell>
          <table:table-cell office:value-type="float" office:value="1" calcext:value-type="float">
            <text:p>1</text:p>
          </table:table-cell>
          <table:table-cell office:value-type="float" office:value="-2246" calcext:value-type="float">
            <text:p>-2246</text:p>
          </table:table-cell>
          <table:table-cell office:value-type="float" office:value="-0.72" calcext:value-type="float">
            <text:p>-0.72</text:p>
          </table:table-cell>
          <table:table-cell table:number-columns-repeated="2" office:value-type="float" office:value="-10.78" calcext:value-type="float">
            <text:p>-1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8" calcext:value-type="float">
            <text:p>-10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4]/100" office:value-type="float" office:value="266369.69" calcext:value-type="float">
            <text:p>266369.69</text:p>
          </table:table-cell>
          <table:table-cell table:formula="of:=[.B24]*10" office:value-type="float" office:value="-7.2" calcext:value-type="float">
            <text:p>-7.2</text:p>
          </table:table-cell>
          <table:table-cell office:value-type="float" office:value="-2246" calcext:value-type="float">
            <text:p>-2246</text:p>
          </table:table-cell>
          <table:table-cell office:value-type="float" office:value="-10.78" calcext:value-type="float">
            <text:p>-10.78</text:p>
          </table:table-cell>
        </table:table-row>
        <table:table-row table:style-name="ro1">
          <table:table-cell office:value-type="float" office:value="26640955" calcext:value-type="float">
            <text:p>26640955</text:p>
          </table:table-cell>
          <table:table-cell office:value-type="float" office:value="-0.55" calcext:value-type="float">
            <text:p>-0.55</text:p>
          </table:table-cell>
          <table:table-cell office:value-type="float" office:value="19.07" calcext:value-type="float">
            <text:p>19.07</text:p>
          </table:table-cell>
          <table:table-cell office:value-type="float" office:value="1" calcext:value-type="float">
            <text:p>1</text:p>
          </table:table-cell>
          <table:table-cell office:value-type="float" office:value="-2258" calcext:value-type="float">
            <text:p>-2258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28" calcext:value-type="float">
            <text:p>-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28" calcext:value-type="float">
            <text:p>-8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5]/100" office:value-type="float" office:value="266409.55" calcext:value-type="float">
            <text:p>266409.55</text:p>
          </table:table-cell>
          <table:table-cell table:formula="of:=[.B25]*10" office:value-type="float" office:value="-5.5" calcext:value-type="float">
            <text:p>-5.5</text:p>
          </table:table-cell>
          <table:table-cell office:value-type="float" office:value="-2258" calcext:value-type="float">
            <text:p>-2258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26817703" calcext:value-type="float">
            <text:p>26817703</text:p>
          </table:table-cell>
          <table:table-cell office:value-type="float" office:value="-0.81" calcext:value-type="float">
            <text:p>-0.81</text:p>
          </table:table-cell>
          <table:table-cell office:value-type="float" office:value="-25.48" calcext:value-type="float">
            <text:p>-25.48</text:p>
          </table:table-cell>
          <table:table-cell office:value-type="float" office:value="1" calcext:value-type="float">
            <text:p>1</text:p>
          </table:table-cell>
          <table:table-cell office:value-type="float" office:value="-2239" calcext:value-type="float">
            <text:p>-2239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-12.15" calcext:value-type="float">
            <text:p>-12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5" calcext:value-type="float">
            <text:p>-12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6]/100" office:value-type="float" office:value="268177.03" calcext:value-type="float">
            <text:p>268177.03</text:p>
          </table:table-cell>
          <table:table-cell table:formula="of:=[.B26]*10" office:value-type="float" office:value="-8.1" calcext:value-type="float">
            <text:p>-8.1</text:p>
          </table:table-cell>
          <table:table-cell office:value-type="float" office:value="-2239" calcext:value-type="float">
            <text:p>-2239</text:p>
          </table:table-cell>
          <table:table-cell office:value-type="float" office:value="-12.15" calcext:value-type="float">
            <text:p>-12.15</text:p>
          </table:table-cell>
        </table:table-row>
        <table:table-row table:style-name="ro1">
          <table:table-cell office:value-type="float" office:value="26821439" calcext:value-type="float">
            <text:p>26821439</text:p>
          </table:table-cell>
          <table:table-cell office:value-type="float" office:value="-0.9" calcext:value-type="float">
            <text:p>-0.9</text:p>
          </table:table-cell>
          <table:table-cell office:value-type="float" office:value="-7.06" calcext:value-type="float">
            <text:p>-7.06</text:p>
          </table:table-cell>
          <table:table-cell office:value-type="float" office:value="1" calcext:value-type="float">
            <text:p>1</text:p>
          </table:table-cell>
          <table:table-cell office:value-type="float" office:value="-2232" calcext:value-type="float">
            <text:p>-2232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-13.54" calcext:value-type="float">
            <text:p>-13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4" calcext:value-type="float">
            <text:p>-13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7]/100" office:value-type="float" office:value="268214.39" calcext:value-type="float">
            <text:p>268214.39</text:p>
          </table:table-cell>
          <table:table-cell table:formula="of:=[.B27]*10" office:value-type="float" office:value="-9" calcext:value-type="float">
            <text:p>-9</text:p>
          </table:table-cell>
          <table:table-cell office:value-type="float" office:value="-2232" calcext:value-type="float">
            <text:p>-2232</text:p>
          </table:table-cell>
          <table:table-cell office:value-type="float" office:value="-13.54" calcext:value-type="float">
            <text:p>-13.54</text:p>
          </table:table-cell>
        </table:table-row>
        <table:table-row table:style-name="ro1">
          <table:table-cell office:value-type="float" office:value="26825454" calcext:value-type="float">
            <text:p>26825454</text:p>
          </table:table-cell>
          <table:table-cell office:value-type="float" office:value="-0.87" calcext:value-type="float">
            <text:p>-0.87</text:p>
          </table:table-cell>
          <table:table-cell office:value-type="float" office:value="4.97" calcext:value-type="float">
            <text:p>4.97</text:p>
          </table:table-cell>
          <table:table-cell office:value-type="float" office:value="1" calcext:value-type="float">
            <text:p>1</text:p>
          </table:table-cell>
          <table:table-cell office:value-type="float" office:value="-2234" calcext:value-type="float">
            <text:p>-2234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-13.08" calcext:value-type="float">
            <text:p>-13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8" calcext:value-type="float">
            <text:p>-13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8]/100" office:value-type="float" office:value="268254.54" calcext:value-type="float">
            <text:p>268254.54</text:p>
          </table:table-cell>
          <table:table-cell table:formula="of:=[.B28]*10" office:value-type="float" office:value="-8.7" calcext:value-type="float">
            <text:p>-8.7</text:p>
          </table:table-cell>
          <table:table-cell office:value-type="float" office:value="-2234" calcext:value-type="float">
            <text:p>-2234</text:p>
          </table:table-cell>
          <table:table-cell office:value-type="float" office:value="-13.08" calcext:value-type="float">
            <text:p>-13.08</text:p>
          </table:table-cell>
        </table:table-row>
        <table:table-row table:style-name="ro1">
          <table:table-cell office:value-type="float" office:value="26829415" calcext:value-type="float">
            <text:p>26829415</text:p>
          </table:table-cell>
          <table:table-cell office:value-type="float" office:value="-0.87" calcext:value-type="float">
            <text:p>-0.87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-2235" calcext:value-type="float">
            <text:p>-2235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-12.99" calcext:value-type="float">
            <text:p>-12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9" calcext:value-type="float">
            <text:p>-12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9]/100" office:value-type="float" office:value="268294.15" calcext:value-type="float">
            <text:p>268294.15</text:p>
          </table:table-cell>
          <table:table-cell table:formula="of:=[.B29]*10" office:value-type="float" office:value="-8.7" calcext:value-type="float">
            <text:p>-8.7</text:p>
          </table:table-cell>
          <table:table-cell office:value-type="float" office:value="-2235" calcext:value-type="float">
            <text:p>-2235</text:p>
          </table:table-cell>
          <table:table-cell office:value-type="float" office:value="-12.99" calcext:value-type="float">
            <text:p>-12.99</text:p>
          </table:table-cell>
        </table:table-row>
        <table:table-row table:style-name="ro1">
          <table:table-cell office:value-type="float" office:value="26833549" calcext:value-type="float">
            <text:p>26833549</text:p>
          </table:table-cell>
          <table:table-cell office:value-type="float" office:value="-0.8" calcext:value-type="float">
            <text:p>-0.8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-2239" calcext:value-type="float">
            <text:p>-223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12.07" calcext:value-type="float">
            <text:p>-12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7" calcext:value-type="float">
            <text:p>-12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0]/100" office:value-type="float" office:value="268335.49" calcext:value-type="float">
            <text:p>268335.49</text:p>
          </table:table-cell>
          <table:table-cell table:formula="of:=[.B30]*10" office:value-type="float" office:value="-8" calcext:value-type="float">
            <text:p>-8</text:p>
          </table:table-cell>
          <table:table-cell office:value-type="float" office:value="-2239" calcext:value-type="float">
            <text:p>-2239</text:p>
          </table:table-cell>
          <table:table-cell office:value-type="float" office:value="-12.07" calcext:value-type="float">
            <text:p>-12.07</text:p>
          </table:table-cell>
        </table:table-row>
        <table:table-row table:style-name="ro1">
          <table:table-cell office:value-type="float" office:value="26837421" calcext:value-type="float">
            <text:p>26837421</text:p>
          </table:table-cell>
          <table:table-cell office:value-type="float" office:value="-0.93" calcext:value-type="float">
            <text:p>-0.93</text:p>
          </table:table-cell>
          <table:table-cell office:value-type="float" office:value="-11.85" calcext:value-type="float">
            <text:p>-11.85</text:p>
          </table:table-cell>
          <table:table-cell office:value-type="float" office:value="1" calcext:value-type="float">
            <text:p>1</text:p>
          </table:table-cell>
          <table:table-cell office:value-type="float" office:value="-2230" calcext:value-type="float">
            <text:p>-2230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-13.97" calcext:value-type="float">
            <text:p>-13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7" calcext:value-type="float">
            <text:p>-13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1]/100" office:value-type="float" office:value="268374.21" calcext:value-type="float">
            <text:p>268374.21</text:p>
          </table:table-cell>
          <table:table-cell table:formula="of:=[.B31]*10" office:value-type="float" office:value="-9.3" calcext:value-type="float">
            <text:p>-9.3</text:p>
          </table:table-cell>
          <table:table-cell office:value-type="float" office:value="-2230" calcext:value-type="float">
            <text:p>-2230</text:p>
          </table:table-cell>
          <table:table-cell office:value-type="float" office:value="-13.97" calcext:value-type="float">
            <text:p>-13.97</text:p>
          </table:table-cell>
        </table:table-row>
        <table:table-row table:style-name="ro1">
          <table:table-cell office:value-type="float" office:value="26841454" calcext:value-type="float">
            <text:p>26841454</text:p>
          </table:table-cell>
          <table:table-cell office:value-type="float" office:value="-0.93" calcext:value-type="float">
            <text:p>-0.93</text:p>
          </table:table-cell>
          <table:table-cell office:value-type="float" office:value="-1.11" calcext:value-type="float">
            <text:p>-1.11</text:p>
          </table:table-cell>
          <table:table-cell office:value-type="float" office:value="1" calcext:value-type="float">
            <text:p>1</text:p>
          </table:table-cell>
          <table:table-cell office:value-type="float" office:value="-2230" calcext:value-type="float">
            <text:p>-2230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-13.99" calcext:value-type="float">
            <text:p>-1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9" calcext:value-type="float">
            <text:p>-13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2]/100" office:value-type="float" office:value="268414.54" calcext:value-type="float">
            <text:p>268414.54</text:p>
          </table:table-cell>
          <table:table-cell table:formula="of:=[.B32]*10" office:value-type="float" office:value="-9.3" calcext:value-type="float">
            <text:p>-9.3</text:p>
          </table:table-cell>
          <table:table-cell office:value-type="float" office:value="-2230" calcext:value-type="float">
            <text:p>-2230</text:p>
          </table:table-cell>
          <table:table-cell office:value-type="float" office:value="-13.99" calcext:value-type="float">
            <text:p>-13.99</text:p>
          </table:table-cell>
        </table:table-row>
        <table:table-row table:style-name="ro1">
          <table:table-cell office:value-type="float" office:value="26845475" calcext:value-type="float">
            <text:p>26845475</text:p>
          </table:table-cell>
          <table:table-cell office:value-type="float" office:value="-0.76" calcext:value-type="float">
            <text:p>-0.76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-2243" calcext:value-type="float">
            <text:p>-2243</text:p>
          </table:table-cell>
          <table:table-cell office:value-type="float" office:value="-0.76" calcext:value-type="float">
            <text:p>-0.76</text:p>
          </table:table-cell>
          <table:table-cell table:number-columns-repeated="2" office:value-type="float" office:value="-11.37" calcext:value-type="float">
            <text:p>-1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7" calcext:value-type="float">
            <text:p>-11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3]/100" office:value-type="float" office:value="268454.75" calcext:value-type="float">
            <text:p>268454.75</text:p>
          </table:table-cell>
          <table:table-cell table:formula="of:=[.B33]*10" office:value-type="float" office:value="-7.6" calcext:value-type="float">
            <text:p>-7.6</text:p>
          </table:table-cell>
          <table:table-cell office:value-type="float" office:value="-2243" calcext:value-type="float">
            <text:p>-2243</text:p>
          </table:table-cell>
          <table:table-cell office:value-type="float" office:value="-11.37" calcext:value-type="float">
            <text:p>-11.37</text:p>
          </table:table-cell>
        </table:table-row>
        <table:table-row table:style-name="ro1">
          <table:table-cell office:value-type="float" office:value="26998163" calcext:value-type="float">
            <text:p>26998163</text:p>
          </table:table-cell>
          <table:table-cell office:value-type="float" office:value="-0.42" calcext:value-type="float">
            <text:p>-0.42</text:p>
          </table:table-cell>
          <table:table-cell office:value-type="float" office:value="32.99" calcext:value-type="float">
            <text:p>32.99</text:p>
          </table:table-cell>
          <table:table-cell office:value-type="float" office:value="1" calcext:value-type="float">
            <text:p>1</text:p>
          </table:table-cell>
          <table:table-cell office:value-type="float" office:value="-2268" calcext:value-type="float">
            <text:p>-2268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-6.29" calcext:value-type="float">
            <text:p>-6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29" calcext:value-type="float">
            <text:p>-6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4]/100" office:value-type="float" office:value="269981.63" calcext:value-type="float">
            <text:p>269981.63</text:p>
          </table:table-cell>
          <table:table-cell table:formula="of:=[.B34]*10" office:value-type="float" office:value="-4.2" calcext:value-type="float">
            <text:p>-4.2</text:p>
          </table:table-cell>
          <table:table-cell office:value-type="float" office:value="-2268" calcext:value-type="float">
            <text:p>-2268</text:p>
          </table:table-cell>
          <table:table-cell office:value-type="float" office:value="-6.29" calcext:value-type="float">
            <text:p>-6.29</text:p>
          </table:table-cell>
        </table:table-row>
        <table:table-row table:style-name="ro1">
          <table:table-cell office:value-type="float" office:value="27001806" calcext:value-type="float">
            <text:p>27001806</text:p>
          </table:table-cell>
          <table:table-cell office:value-type="float" office:value="-0.22" calcext:value-type="float">
            <text:p>-0.22</text:p>
          </table:table-cell>
          <table:table-cell office:value-type="float" office:value="19.57" calcext:value-type="float">
            <text:p>19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28" calcext:value-type="float">
            <text:p>-3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8" calcext:value-type="float">
            <text:p>-3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5]/100" office:value-type="float" office:value="270018.06" calcext:value-type="float">
            <text:p>270018.06</text:p>
          </table:table-cell>
          <table:table-cell table:formula="of:=[.B35]*10"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6349" calcext:value-type="float">
            <text:p>27006349</text:p>
          </table:table-cell>
          <table:table-cell office:value-type="float" office:value="0.12" calcext:value-type="float">
            <text:p>0.12</text:p>
          </table:table-cell>
          <table:table-cell office:value-type="float" office:value="34.21" calcext:value-type="float">
            <text:p>34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82" calcext:value-type="float">
            <text:p>1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6]/100" office:value-type="float" office:value="270063.49" calcext:value-type="float">
            <text:p>270063.49</text:p>
          </table:table-cell>
          <table:table-cell table:formula="of:=[.B36]*10"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0298" calcext:value-type="float">
            <text:p>27010298</text:p>
          </table:table-cell>
          <table:table-cell office:value-type="float" office:value="0.46" calcext:value-type="float">
            <text:p>0.46</text:p>
          </table:table-cell>
          <table:table-cell office:value-type="float" office:value="34.33" calcext:value-type="float">
            <text:p>34.33</text:p>
          </table:table-cell>
          <table:table-cell office:value-type="float" office:value="1" calcext:value-type="float">
            <text:p>1</text:p>
          </table:table-cell>
          <table:table-cell office:value-type="float" office:value="2265" calcext:value-type="float">
            <text:p>226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6.84" calcext:value-type="float">
            <text:p>6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7]/100" office:value-type="float" office:value="270102.98" calcext:value-type="float">
            <text:p>270102.98</text:p>
          </table:table-cell>
          <table:table-cell table:formula="of:=[.B37]*10" office:value-type="float" office:value="4.6" calcext:value-type="float">
            <text:p>4.6</text:p>
          </table:table-cell>
          <table:table-cell office:value-type="float" office:value="2265" calcext:value-type="float">
            <text:p>2265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27014581" calcext:value-type="float">
            <text:p>27014581</text:p>
          </table:table-cell>
          <table:table-cell office:value-type="float" office:value="0.64" calcext:value-type="float">
            <text:p>0.64</text:p>
          </table:table-cell>
          <table:table-cell office:value-type="float" office:value="18.93" calcext:value-type="float">
            <text:p>18.93</text:p>
          </table:table-cell>
          <table:table-cell office:value-type="float" office:value="1" calcext:value-type="float">
            <text:p>1</text:p>
          </table:table-cell>
          <table:table-cell office:value-type="float" office:value="2251" calcext:value-type="float">
            <text:p>2251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9.62" calcext:value-type="float">
            <text:p>9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8]/100" office:value-type="float" office:value="270145.81" calcext:value-type="float">
            <text:p>270145.81</text:p>
          </table:table-cell>
          <table:table-cell table:formula="of:=[.B38]*10" office:value-type="float" office:value="6.4" calcext:value-type="float">
            <text:p>6.4</text:p>
          </table:table-cell>
          <table:table-cell office:value-type="float" office:value="2251" calcext:value-type="float">
            <text:p>2251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27018995" calcext:value-type="float">
            <text:p>27018995</text:p>
          </table:table-cell>
          <table:table-cell office:value-type="float" office:value="0.73" calcext:value-type="float">
            <text:p>0.73</text:p>
          </table:table-cell>
          <table:table-cell office:value-type="float" office:value="9.85" calcext:value-type="float">
            <text:p>9.85</text:p>
          </table:table-cell>
          <table:table-cell office:value-type="float" office:value="1" calcext:value-type="float">
            <text:p>1</text:p>
          </table:table-cell>
          <table:table-cell office:value-type="float" office:value="2245" calcext:value-type="float">
            <text:p>2245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0.91" calcext:value-type="float">
            <text:p>1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9]/100" office:value-type="float" office:value="270189.95" calcext:value-type="float">
            <text:p>270189.95</text:p>
          </table:table-cell>
          <table:table-cell table:formula="of:=[.B39]*10" office:value-type="float" office:value="7.3" calcext:value-type="float">
            <text:p>7.3</text:p>
          </table:table-cell>
          <table:table-cell office:value-type="float" office:value="2245" calcext:value-type="float">
            <text:p>2245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27023641" calcext:value-type="float">
            <text:p>27023641</text:p>
          </table:table-cell>
          <table:table-cell office:value-type="float" office:value="0.55" calcext:value-type="float">
            <text:p>0.55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2259" calcext:value-type="float">
            <text:p>2259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8.18" calcext:value-type="float">
            <text:p>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0]/100" office:value-type="float" office:value="270236.41" calcext:value-type="float">
            <text:p>270236.41</text:p>
          </table:table-cell>
          <table:table-cell table:formula="of:=[.B40]*10" office:value-type="float" office:value="5.5" calcext:value-type="float">
            <text:p>5.5</text:p>
          </table:table-cell>
          <table:table-cell office:value-type="float" office:value="2259" calcext:value-type="float">
            <text:p>2259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27027315" calcext:value-type="float">
            <text:p>27027315</text:p>
          </table:table-cell>
          <table:table-cell office:value-type="float" office:value="0.36" calcext:value-type="float">
            <text:p>0.36</text:p>
          </table:table-cell>
          <table:table-cell office:value-type="float" office:value="-20.17" calcext:value-type="float">
            <text:p>-20.17</text:p>
          </table:table-cell>
          <table:table-cell office:value-type="float" office:value="1" calcext:value-type="float">
            <text:p>1</text:p>
          </table:table-cell>
          <table:table-cell office:value-type="float" office:value="2273" calcext:value-type="float">
            <text:p>2273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5.39" calcext:value-type="float">
            <text:p>5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9" calcext:value-type="float">
            <text:p>5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1]/100" office:value-type="float" office:value="270273.15" calcext:value-type="float">
            <text:p>270273.15</text:p>
          </table:table-cell>
          <table:table-cell table:formula="of:=[.B41]*10" office:value-type="float" office:value="3.6" calcext:value-type="float">
            <text:p>3.6</text:p>
          </table:table-cell>
          <table:table-cell office:value-type="float" office:value="2273" calcext:value-type="float">
            <text:p>2273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27031063" calcext:value-type="float">
            <text:p>27031063</text:p>
          </table:table-cell>
          <table:table-cell office:value-type="float" office:value="0.46" calcext:value-type="float">
            <text:p>0.46</text:p>
          </table:table-cell>
          <table:table-cell office:value-type="float" office:value="12.88" calcext:value-type="float">
            <text:p>12.88</text:p>
          </table:table-cell>
          <table:table-cell office:value-type="float" office:value="1" calcext:value-type="float">
            <text:p>1</text:p>
          </table:table-cell>
          <table:table-cell office:value-type="float" office:value="2265" calcext:value-type="float">
            <text:p>226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6.87" calcext:value-type="float">
            <text:p>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7" calcext:value-type="float">
            <text:p>6.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2]/100" office:value-type="float" office:value="270310.63" calcext:value-type="float">
            <text:p>270310.63</text:p>
          </table:table-cell>
          <table:table-cell table:formula="of:=[.B42]*10" office:value-type="float" office:value="4.6" calcext:value-type="float">
            <text:p>4.6</text:p>
          </table:table-cell>
          <table:table-cell office:value-type="float" office:value="2265" calcext:value-type="float">
            <text:p>2265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27035029" calcext:value-type="float">
            <text:p>27035029</text:p>
          </table:table-cell>
          <table:table-cell office:value-type="float" office:value="0.23" calcext:value-type="float">
            <text:p>0.23</text:p>
          </table:table-cell>
          <table:table-cell office:value-type="float" office:value="-23.03" calcext:value-type="float">
            <text:p>-23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.49" calcext:value-type="float">
            <text:p>3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3]/100" office:value-type="float" office:value="270350.29" calcext:value-type="float">
            <text:p>270350.29</text:p>
          </table:table-cell>
          <table:table-cell table:formula="of:=[.B43]*10"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9178" calcext:value-type="float">
            <text:p>27039178</text:p>
          </table:table-cell>
          <table:table-cell office:value-type="float" office:value="-0.04" calcext:value-type="float">
            <text:p>-0.04</text:p>
          </table:table-cell>
          <table:table-cell office:value-type="float" office:value="-31.38" calcext:value-type="float">
            <text:p>-31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" calcext:value-type="float">
            <text:p>-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4]/100" office:value-type="float" office:value="270391.78" calcext:value-type="float">
            <text:p>270391.78</text:p>
          </table:table-cell>
          <table:table-cell table:formula="of:=[.B44]*10"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3046" calcext:value-type="float">
            <text:p>27043046</text:p>
          </table:table-cell>
          <table:table-cell office:value-type="float" office:value="0.21" calcext:value-type="float">
            <text:p>0.21</text:p>
          </table:table-cell>
          <table:table-cell office:value-type="float" office:value="21.63" calcext:value-type="float">
            <text:p>21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3.18" calcext:value-type="float">
            <text:p>3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5]/100" office:value-type="float" office:value="270430.46" calcext:value-type="float">
            <text:p>270430.46</text:p>
          </table:table-cell>
          <table:table-cell table:formula="of:=[.B45]*10"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7084" calcext:value-type="float">
            <text:p>27047084</text:p>
          </table:table-cell>
          <table:table-cell office:value-type="float" office:value="0.45" calcext:value-type="float">
            <text:p>0.45</text:p>
          </table:table-cell>
          <table:table-cell office:value-type="float" office:value="22.39" calcext:value-type="float">
            <text:p>22.39</text:p>
          </table:table-cell>
          <table:table-cell office:value-type="float" office:value="1" calcext:value-type="float">
            <text:p>1</text:p>
          </table:table-cell>
          <table:table-cell office:value-type="float" office:value="2266" calcext:value-type="float">
            <text:p>226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6.68" calcext:value-type="float">
            <text:p>6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6]/100" office:value-type="float" office:value="270470.84" calcext:value-type="float">
            <text:p>270470.84</text:p>
          </table:table-cell>
          <table:table-cell table:formula="of:=[.B46]*10" office:value-type="float" office:value="4.5" calcext:value-type="float">
            <text:p>4.5</text:p>
          </table:table-cell>
          <table:table-cell office:value-type="float" office:value="2266" calcext:value-type="float">
            <text:p>2266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27051135" calcext:value-type="float">
            <text:p>27051135</text:p>
          </table:table-cell>
          <table:table-cell office:value-type="float" office:value="0.8" calcext:value-type="float">
            <text:p>0.8</text:p>
          </table:table-cell>
          <table:table-cell office:value-type="float" office:value="34.56" calcext:value-type="float">
            <text:p>34.56</text:p>
          </table:table-cell>
          <table:table-cell office:value-type="float" office:value="1" calcext:value-type="float">
            <text:p>1</text:p>
          </table:table-cell>
          <table:table-cell office:value-type="float" office:value="2239" calcext:value-type="float">
            <text:p>223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2.07" calcext:value-type="float">
            <text:p>12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7" calcext:value-type="float">
            <text:p>12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7]/100" office:value-type="float" office:value="270511.35" calcext:value-type="float">
            <text:p>270511.35</text:p>
          </table:table-cell>
          <table:table-cell table:formula="of:=[.B47]*10" office:value-type="float" office:value="8" calcext:value-type="float">
            <text:p>8</text:p>
          </table:table-cell>
          <table:table-cell office:value-type="float" office:value="2239" calcext:value-type="float">
            <text:p>2239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27227541" calcext:value-type="float">
            <text:p>27227541</text:p>
          </table:table-cell>
          <table:table-cell office:value-type="float" office:value="0.86" calcext:value-type="float">
            <text:p>0.86</text:p>
          </table:table-cell>
          <table:table-cell office:value-type="float" office:value="6.27" calcext:value-type="float">
            <text:p>6.27</text:p>
          </table:table-cell>
          <table:table-cell office:value-type="float" office:value="1" calcext:value-type="float">
            <text:p>1</text:p>
          </table:table-cell>
          <table:table-cell office:value-type="float" office:value="2235" calcext:value-type="float">
            <text:p>223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88" calcext:value-type="float">
            <text:p>1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8]/100" office:value-type="float" office:value="272275.41" calcext:value-type="float">
            <text:p>272275.41</text:p>
          </table:table-cell>
          <table:table-cell table:formula="of:=[.B48]*10" office:value-type="float" office:value="8.6" calcext:value-type="float">
            <text:p>8.6</text:p>
          </table:table-cell>
          <table:table-cell office:value-type="float" office:value="2235" calcext:value-type="float">
            <text:p>2235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27231349" calcext:value-type="float">
            <text:p>27231349</text:p>
          </table:table-cell>
          <table:table-cell office:value-type="float" office:value="1.03" calcext:value-type="float">
            <text:p>1.03</text:p>
          </table:table-cell>
          <table:table-cell office:value-type="float" office:value="17.93" calcext:value-type="float">
            <text:p>17.93</text:p>
          </table:table-cell>
          <table:table-cell office:value-type="float" office:value="1" calcext:value-type="float">
            <text:p>1</text:p>
          </table:table-cell>
          <table:table-cell office:value-type="float" office:value="2222" calcext:value-type="float">
            <text:p>2222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5.44" calcext:value-type="float">
            <text:p>15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44" calcext:value-type="float">
            <text:p>15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9]/100" office:value-type="float" office:value="272313.49" calcext:value-type="float">
            <text:p>272313.49</text:p>
          </table:table-cell>
          <table:table-cell table:formula="of:=[.B49]*10" office:value-type="float" office:value="10.3" calcext:value-type="float">
            <text:p>10.3</text:p>
          </table:table-cell>
          <table:table-cell office:value-type="float" office:value="2222" calcext:value-type="float">
            <text:p>2222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27235263" calcext:value-type="float">
            <text:p>27235263</text:p>
          </table:table-cell>
          <table:table-cell office:value-type="float" office:value="1.12" calcext:value-type="float">
            <text:p>1.12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2215" calcext:value-type="float">
            <text:p>2215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6.83" calcext:value-type="float">
            <text:p>1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83" calcext:value-type="float">
            <text:p>16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0]/100" office:value-type="float" office:value="272352.63" calcext:value-type="float">
            <text:p>272352.63</text:p>
          </table:table-cell>
          <table:table-cell table:formula="of:=[.B50]*10" office:value-type="float" office:value="11.2" calcext:value-type="float">
            <text:p>11.2</text:p>
          </table:table-cell>
          <table:table-cell office:value-type="float" office:value="2215" calcext:value-type="float">
            <text:p>2215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office:value-type="float" office:value="27239215" calcext:value-type="float">
            <text:p>27239215</text:p>
          </table:table-cell>
          <table:table-cell office:value-type="float" office:value="1.12" calcext:value-type="float">
            <text:p>1.12</text:p>
          </table:table-cell>
          <table:table-cell office:value-type="float" office:value="-0.87" calcext:value-type="float">
            <text:p>-0.87</text:p>
          </table:table-cell>
          <table:table-cell office:value-type="float" office:value="1" calcext:value-type="float">
            <text:p>1</text:p>
          </table:table-cell>
          <table:table-cell office:value-type="float" office:value="2216" calcext:value-type="float">
            <text:p>2216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6.74" calcext:value-type="float">
            <text:p>16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74" calcext:value-type="float">
            <text:p>16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1]/100" office:value-type="float" office:value="272392.15" calcext:value-type="float">
            <text:p>272392.15</text:p>
          </table:table-cell>
          <table:table-cell table:formula="of:=[.B51]*10" office:value-type="float" office:value="11.2" calcext:value-type="float">
            <text:p>11.2</text:p>
          </table:table-cell>
          <table:table-cell office:value-type="float" office:value="2216" calcext:value-type="float">
            <text:p>2216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27243355" calcext:value-type="float">
            <text:p>27243355</text:p>
          </table:table-cell>
          <table:table-cell office:value-type="float" office:value="1.11" calcext:value-type="float">
            <text:p>1.11</text:p>
          </table:table-cell>
          <table:table-cell office:value-type="float" office:value="-1.38" calcext:value-type="float">
            <text:p>-1.38</text:p>
          </table:table-cell>
          <table:table-cell office:value-type="float" office:value="1" calcext:value-type="float">
            <text:p>1</text:p>
          </table:table-cell>
          <table:table-cell office:value-type="float" office:value="2216" calcext:value-type="float">
            <text:p>221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6.62" calcext:value-type="float">
            <text:p>1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2" calcext:value-type="float">
            <text:p>16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2]/100" office:value-type="float" office:value="272433.55" calcext:value-type="float">
            <text:p>272433.55</text:p>
          </table:table-cell>
          <table:table-cell table:formula="of:=[.B52]*10" office:value-type="float" office:value="11.1" calcext:value-type="float">
            <text:p>11.1</text:p>
          </table:table-cell>
          <table:table-cell office:value-type="float" office:value="2216" calcext:value-type="float">
            <text:p>2216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 office:value-type="float" office:value="27247220" calcext:value-type="float">
            <text:p>27247220</text:p>
          </table:table-cell>
          <table:table-cell office:value-type="float" office:value="1.31" calcext:value-type="float">
            <text:p>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" calcext:value-type="float">
            <text:p>1</text:p>
          </table:table-cell>
          <table:table-cell office:value-type="float" office:value="2201" calcext:value-type="float">
            <text:p>220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9.63" calcext:value-type="float">
            <text:p>1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3" calcext:value-type="float">
            <text:p>19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3]/100" office:value-type="float" office:value="272472.2" calcext:value-type="float">
            <text:p>272472.2</text:p>
          </table:table-cell>
          <table:table-cell table:formula="of:=[.B53]*10" office:value-type="float" office:value="13.1" calcext:value-type="float">
            <text:p>13.1</text:p>
          </table:table-cell>
          <table:table-cell office:value-type="float" office:value="2201" calcext:value-type="float">
            <text:p>2201</text:p>
          </table:table-cell>
          <table:table-cell office:value-type="float" office:value="19.63" calcext:value-type="float">
            <text:p>19.63</text:p>
          </table:table-cell>
        </table:table-row>
        <table:table-row table:style-name="ro1">
          <table:table-cell office:value-type="float" office:value="27251261" calcext:value-type="float">
            <text:p>27251261</text:p>
          </table:table-cell>
          <table:table-cell office:value-type="float" office:value="1.36" calcext:value-type="float">
            <text:p>1.3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198" calcext:value-type="float">
            <text:p>2198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20.33" calcext:value-type="float">
            <text:p>2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33" calcext:value-type="float">
            <text:p>20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4]/100" office:value-type="float" office:value="272512.61" calcext:value-type="float">
            <text:p>272512.61</text:p>
          </table:table-cell>
          <table:table-cell table:formula="of:=[.B54]*10" office:value-type="float" office:value="13.6" calcext:value-type="float">
            <text:p>13.6</text:p>
          </table:table-cell>
          <table:table-cell office:value-type="float" office:value="2198" calcext:value-type="float">
            <text:p>2198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27255226" calcext:value-type="float">
            <text:p>27255226</text:p>
          </table:table-cell>
          <table:table-cell office:value-type="float" office:value="1.13" calcext:value-type="float">
            <text:p>1.13</text:p>
          </table:table-cell>
          <table:table-cell office:value-type="float" office:value="-24.45" calcext:value-type="float">
            <text:p>-24.45</text:p>
          </table:table-cell>
          <table:table-cell office:value-type="float" office:value="1" calcext:value-type="float">
            <text:p>1</text:p>
          </table:table-cell>
          <table:table-cell office:value-type="float" office:value="2215" calcext:value-type="float">
            <text:p>2215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6.99" calcext:value-type="float">
            <text:p>1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99" calcext:value-type="float">
            <text:p>16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5]/100" office:value-type="float" office:value="272552.26" calcext:value-type="float">
            <text:p>272552.26</text:p>
          </table:table-cell>
          <table:table-cell table:formula="of:=[.B55]*10" office:value-type="float" office:value="11.3" calcext:value-type="float">
            <text:p>11.3</text:p>
          </table:table-cell>
          <table:table-cell office:value-type="float" office:value="2215" calcext:value-type="float">
            <text:p>2215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27432038" calcext:value-type="float">
            <text:p>27432038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9.56" calcext:value-type="float">
            <text:p>19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6]/100" office:value-type="float" office:value="274320.38" calcext:value-type="float">
            <text:p>274320.38</text:p>
          </table:table-cell>
          <table:table-cell table:formula="of:=[.B56]*10" office:value-type="float" office:value="13" calcext:value-type="float">
            <text:p>13</text:p>
          </table:table-cell>
          <table:table-cell office:value-type="float" office:value="2202" calcext:value-type="float">
            <text:p>2202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float" office:value="27435835" calcext:value-type="float">
            <text:p>27435835</text:p>
          </table:table-cell>
          <table:table-cell office:value-type="float" office:value="1.46" calcext:value-type="float">
            <text:p>1.46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21.94" calcext:value-type="float">
            <text:p>21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4" calcext:value-type="float">
            <text:p>21.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7]/100" office:value-type="float" office:value="274358.35" calcext:value-type="float">
            <text:p>274358.35</text:p>
          </table:table-cell>
          <table:table-cell table:formula="of:=[.B57]*10" office:value-type="float" office:value="14.6" calcext:value-type="float">
            <text:p>14.6</text:p>
          </table:table-cell>
          <table:table-cell office:value-type="float" office:value="2190" calcext:value-type="float">
            <text:p>2190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 office:value-type="float" office:value="27439818" calcext:value-type="float">
            <text:p>27439818</text:p>
          </table:table-cell>
          <table:table-cell office:value-type="float" office:value="1.57" calcext:value-type="float">
            <text:p>1.57</text:p>
          </table:table-cell>
          <table:table-cell office:value-type="float" office:value="11.31" calcext:value-type="float">
            <text:p>11.31</text:p>
          </table:table-cell>
          <table:table-cell office:value-type="float" office:value="1" calcext:value-type="float">
            <text:p>1</text:p>
          </table:table-cell>
          <table:table-cell office:value-type="float" office:value="2182" calcext:value-type="float">
            <text:p>218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23.51" calcext:value-type="float">
            <text:p>23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1" calcext:value-type="float">
            <text:p>23.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8]/100" office:value-type="float" office:value="274398.18" calcext:value-type="float">
            <text:p>274398.18</text:p>
          </table:table-cell>
          <table:table-cell table:formula="of:=[.B58]*10" office:value-type="float" office:value="15.7" calcext:value-type="float">
            <text:p>15.7</text:p>
          </table:table-cell>
          <table:table-cell office:value-type="float" office:value="2182" calcext:value-type="float">
            <text:p>2182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1">
          <table:table-cell office:value-type="float" office:value="27443849" calcext:value-type="float">
            <text:p>27443849</text:p>
          </table:table-cell>
          <table:table-cell office:value-type="float" office:value="1.49" calcext:value-type="float">
            <text:p>1.49</text:p>
          </table:table-cell>
          <table:table-cell office:value-type="float" office:value="-8.83" calcext:value-type="float">
            <text:p>-8.83</text:p>
          </table:table-cell>
          <table:table-cell office:value-type="float" office:value="1" calcext:value-type="float">
            <text:p>1</text:p>
          </table:table-cell>
          <table:table-cell office:value-type="float" office:value="2188" calcext:value-type="float">
            <text:p>2188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22.3" calcext:value-type="float">
            <text:p>2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9]/100" office:value-type="float" office:value="274438.49" calcext:value-type="float">
            <text:p>274438.49</text:p>
          </table:table-cell>
          <table:table-cell table:formula="of:=[.B59]*10" office:value-type="float" office:value="14.9" calcext:value-type="float">
            <text:p>14.9</text:p>
          </table:table-cell>
          <table:table-cell office:value-type="float" office:value="2188" calcext:value-type="float">
            <text:p>2188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27447823" calcext:value-type="float">
            <text:p>27447823</text:p>
          </table:table-cell>
          <table:table-cell office:value-type="float" office:value="1.59" calcext:value-type="float">
            <text:p>1.59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2180" calcext:value-type="float">
            <text:p>218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23.88" calcext:value-type="float">
            <text:p>2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0]/100" office:value-type="float" office:value="274478.23" calcext:value-type="float">
            <text:p>274478.23</text:p>
          </table:table-cell>
          <table:table-cell table:formula="of:=[.B60]*10" office:value-type="float" office:value="15.9" calcext:value-type="float">
            <text:p>15.9</text:p>
          </table:table-cell>
          <table:table-cell office:value-type="float" office:value="2180" calcext:value-type="float">
            <text:p>2180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27451786" calcext:value-type="float">
            <text:p>27451786</text:p>
          </table:table-cell>
          <table:table-cell office:value-type="float" office:value="1.7" calcext:value-type="float">
            <text:p>1.7</text:p>
          </table:table-cell>
          <table:table-cell office:value-type="float" office:value="10.54" calcext:value-type="float">
            <text:p>10.54</text:p>
          </table:table-cell>
          <table:table-cell office:value-type="float" office:value="1" calcext:value-type="float">
            <text:p>1</text:p>
          </table:table-cell>
          <table:table-cell office:value-type="float" office:value="2172" calcext:value-type="float">
            <text:p>217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25.49" calcext:value-type="float">
            <text:p>25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49" calcext:value-type="float">
            <text:p>25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1]/100" office:value-type="float" office:value="274517.86" calcext:value-type="float">
            <text:p>274517.86</text:p>
          </table:table-cell>
          <table:table-cell table:formula="of:=[.B61]*10" office:value-type="float" office:value="17" calcext:value-type="float">
            <text:p>17</text:p>
          </table:table-cell>
          <table:table-cell office:value-type="float" office:value="2172" calcext:value-type="float">
            <text:p>2172</text:p>
          </table:table-cell>
          <table:table-cell office:value-type="float" office:value="25.49" calcext:value-type="float">
            <text:p>25.49</text:p>
          </table:table-cell>
        </table:table-row>
        <table:table-row table:style-name="ro1">
          <table:table-cell office:value-type="float" office:value="27455829" calcext:value-type="float">
            <text:p>27455829</text:p>
          </table:table-cell>
          <table:table-cell office:value-type="float" office:value="1.74" calcext:value-type="float">
            <text:p>1.74</text:p>
          </table:table-cell>
          <table:table-cell office:value-type="float" office:value="2.97" calcext:value-type="float">
            <text:p>2.97</text:p>
          </table:table-cell>
          <table:table-cell office:value-type="float" office:value="1" calcext:value-type="float">
            <text:p>1</text:p>
          </table:table-cell>
          <table:table-cell office:value-type="float" office:value="2169" calcext:value-type="float">
            <text:p>2169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26.13" calcext:value-type="float">
            <text:p>2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13" calcext:value-type="float">
            <text:p>26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2]/100" office:value-type="float" office:value="274558.29" calcext:value-type="float">
            <text:p>274558.29</text:p>
          </table:table-cell>
          <table:table-cell table:formula="of:=[.B62]*10" office:value-type="float" office:value="17.4" calcext:value-type="float">
            <text:p>17.4</text:p>
          </table:table-cell>
          <table:table-cell office:value-type="float" office:value="2169" calcext:value-type="float">
            <text:p>2169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1">
          <table:table-cell office:value-type="float" office:value="27459803" calcext:value-type="float">
            <text:p>27459803</text:p>
          </table:table-cell>
          <table:table-cell office:value-type="float" office:value="1.5" calcext:value-type="float">
            <text:p>1.5</text:p>
          </table:table-cell>
          <table:table-cell office:value-type="float" office:value="-26.8" calcext:value-type="float">
            <text:p>-26.8</text:p>
          </table:table-cell>
          <table:table-cell office:value-type="float" office:value="1" calcext:value-type="float">
            <text:p>1</text:p>
          </table:table-cell>
          <table:table-cell office:value-type="float" office:value="2187" calcext:value-type="float">
            <text:p>218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2.43" calcext:value-type="float">
            <text:p>22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43" calcext:value-type="float">
            <text:p>22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3]/100" office:value-type="float" office:value="274598.03" calcext:value-type="float">
            <text:p>274598.03</text:p>
          </table:table-cell>
          <table:table-cell table:formula="of:=[.B63]*10" office:value-type="float" office:value="15" calcext:value-type="float">
            <text:p>15</text:p>
          </table:table-cell>
          <table:table-cell office:value-type="float" office:value="2187" calcext:value-type="float">
            <text:p>2187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1">
          <table:table-cell office:value-type="float" office:value="27636569" calcext:value-type="float">
            <text:p>27636569</text:p>
          </table:table-cell>
          <table:table-cell office:value-type="float" office:value="1.64" calcext:value-type="float">
            <text:p>1.64</text:p>
          </table:table-cell>
          <table:table-cell office:value-type="float" office:value="15.82" calcext:value-type="float">
            <text:p>15.82</text:p>
          </table:table-cell>
          <table:table-cell office:value-type="float" office:value="1" calcext:value-type="float">
            <text:p>1</text:p>
          </table:table-cell>
          <table:table-cell office:value-type="float" office:value="2176" calcext:value-type="float">
            <text:p>2176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24.67" calcext:value-type="float">
            <text:p>24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7" calcext:value-type="float">
            <text:p>24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4]/100" office:value-type="float" office:value="276365.69" calcext:value-type="float">
            <text:p>276365.69</text:p>
          </table:table-cell>
          <table:table-cell table:formula="of:=[.B64]*10" office:value-type="float" office:value="16.4" calcext:value-type="float">
            <text:p>16.4</text:p>
          </table:table-cell>
          <table:table-cell office:value-type="float" office:value="2176" calcext:value-type="float">
            <text:p>2176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27640300" calcext:value-type="float">
            <text:p>27640300</text:p>
          </table:table-cell>
          <table:table-cell office:value-type="float" office:value="1.72" calcext:value-type="float">
            <text:p>1.72</text:p>
          </table:table-cell>
          <table:table-cell office:value-type="float" office:value="7.94" calcext:value-type="float">
            <text:p>7.94</text:p>
          </table:table-cell>
          <table:table-cell office:value-type="float" office:value="1" calcext:value-type="float">
            <text:p>1</text:p>
          </table:table-cell>
          <table:table-cell office:value-type="float" office:value="2171" calcext:value-type="float">
            <text:p>2171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25.73" calcext:value-type="float">
            <text:p>25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3" calcext:value-type="float">
            <text:p>25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5]/100" office:value-type="float" office:value="276403" calcext:value-type="float">
            <text:p>276403</text:p>
          </table:table-cell>
          <table:table-cell table:formula="of:=[.B65]*10" office:value-type="float" office:value="17.2" calcext:value-type="float">
            <text:p>17.2</text:p>
          </table:table-cell>
          <table:table-cell office:value-type="float" office:value="2171" calcext:value-type="float">
            <text:p>2171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float" office:value="27644323" calcext:value-type="float">
            <text:p>27644323</text:p>
          </table:table-cell>
          <table:table-cell office:value-type="float" office:value="1.81" calcext:value-type="float">
            <text:p>1.81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2164" calcext:value-type="float">
            <text:p>2164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27.12" calcext:value-type="float">
            <text:p>2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6]/100" office:value-type="float" office:value="276443.23" calcext:value-type="float">
            <text:p>276443.23</text:p>
          </table:table-cell>
          <table:table-cell table:formula="of:=[.B66]*10" office:value-type="float" office:value="18.1" calcext:value-type="float">
            <text:p>18.1</text:p>
          </table:table-cell>
          <table:table-cell office:value-type="float" office:value="2164" calcext:value-type="float">
            <text:p>2164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float" office:value="27648289" calcext:value-type="float">
            <text:p>27648289</text:p>
          </table:table-cell>
          <table:table-cell office:value-type="float" office:value="1.95" calcext:value-type="float">
            <text:p>1.95</text:p>
          </table:table-cell>
          <table:table-cell office:value-type="float" office:value="14.45" calcext:value-type="float">
            <text:p>14.45</text:p>
          </table:table-cell>
          <table:table-cell office:value-type="float" office:value="1" calcext:value-type="float">
            <text:p>1</text:p>
          </table:table-cell>
          <table:table-cell office:value-type="float" office:value="2153" calcext:value-type="float">
            <text:p>2153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29.31" calcext:value-type="float">
            <text:p>29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1" calcext:value-type="float">
            <text:p>29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7]/100" office:value-type="float" office:value="276482.89" calcext:value-type="float">
            <text:p>276482.89</text:p>
          </table:table-cell>
          <table:table-cell table:formula="of:=[.B67]*10" office:value-type="float" office:value="19.5" calcext:value-type="float">
            <text:p>19.5</text:p>
          </table:table-cell>
          <table:table-cell office:value-type="float" office:value="2153" calcext:value-type="float">
            <text:p>2153</text:p>
          </table:table-cell>
          <table:table-cell office:value-type="float" office:value="29.31" calcext:value-type="float">
            <text:p>29.31</text:p>
          </table:table-cell>
        </table:table-row>
        <table:table-row table:style-name="ro1">
          <table:table-cell office:value-type="float" office:value="27652329" calcext:value-type="float">
            <text:p>27652329</text:p>
          </table:table-cell>
          <table:table-cell office:value-type="float" office:value="2.08" calcext:value-type="float">
            <text:p>2.08</text:p>
          </table:table-cell>
          <table:table-cell office:value-type="float" office:value="13.39" calcext:value-type="float">
            <text:p>13.39</text:p>
          </table:table-cell>
          <table:table-cell office:value-type="float" office:value="1" calcext:value-type="float">
            <text:p>1</text:p>
          </table:table-cell>
          <table:table-cell office:value-type="float" office:value="2143" calcext:value-type="float">
            <text:p>214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31.23" calcext:value-type="float">
            <text:p>3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23" calcext:value-type="float">
            <text:p>31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8]/100" office:value-type="float" office:value="276523.29" calcext:value-type="float">
            <text:p>276523.29</text:p>
          </table:table-cell>
          <table:table-cell table:formula="of:=[.B68]*10" office:value-type="float" office:value="20.8" calcext:value-type="float">
            <text:p>20.8</text:p>
          </table:table-cell>
          <table:table-cell office:value-type="float" office:value="2143" calcext:value-type="float">
            <text:p>2143</text:p>
          </table:table-cell>
          <table:table-cell office:value-type="float" office:value="31.23" calcext:value-type="float">
            <text:p>31.23</text:p>
          </table:table-cell>
        </table:table-row>
        <table:table-row table:style-name="ro1">
          <table:table-cell office:value-type="float" office:value="27656286" calcext:value-type="float">
            <text:p>27656286</text:p>
          </table:table-cell>
          <table:table-cell office:value-type="float" office:value="2.02" calcext:value-type="float">
            <text:p>2.02</text:p>
          </table:table-cell>
          <table:table-cell office:value-type="float" office:value="-6.38" calcext:value-type="float">
            <text:p>-6.38</text:p>
          </table:table-cell>
          <table:table-cell office:value-type="float" office:value="1" calcext:value-type="float">
            <text:p>1</text:p>
          </table:table-cell>
          <table:table-cell office:value-type="float" office:value="2148" calcext:value-type="float">
            <text:p>2148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30.27" calcext:value-type="float">
            <text:p>3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27" calcext:value-type="float">
            <text:p>30.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9]/100" office:value-type="float" office:value="276562.86" calcext:value-type="float">
            <text:p>276562.86</text:p>
          </table:table-cell>
          <table:table-cell table:formula="of:=[.B69]*10" office:value-type="float" office:value="20.2" calcext:value-type="float">
            <text:p>20.2</text:p>
          </table:table-cell>
          <table:table-cell office:value-type="float" office:value="2148" calcext:value-type="float">
            <text:p>2148</text:p>
          </table:table-cell>
          <table:table-cell office:value-type="float" office:value="30.27" calcext:value-type="float">
            <text:p>30.27</text:p>
          </table:table-cell>
        </table:table-row>
        <table:table-row table:style-name="ro1">
          <table:table-cell office:value-type="float" office:value="27660338" calcext:value-type="float">
            <text:p>27660338</text:p>
          </table:table-cell>
          <table:table-cell office:value-type="float" office:value="1.75" calcext:value-type="float">
            <text:p>1.75</text:p>
          </table:table-cell>
          <table:table-cell office:value-type="float" office:value="-28.89" calcext:value-type="float">
            <text:p>-28.89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26.23" calcext:value-type="float">
            <text:p>26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23" calcext:value-type="float">
            <text:p>26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0]/100" office:value-type="float" office:value="276603.38" calcext:value-type="float">
            <text:p>276603.38</text:p>
          </table:table-cell>
          <table:table-cell table:formula="of:=[.B70]*10" office:value-type="float" office:value="17.5" calcext:value-type="float">
            <text:p>17.5</text:p>
          </table:table-cell>
          <table:table-cell office:value-type="float" office:value="2168" calcext:value-type="float">
            <text:p>2168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float" office:value="27664315" calcext:value-type="float">
            <text:p>27664315</text:p>
          </table:table-cell>
          <table:table-cell office:value-type="float" office:value="1.85" calcext:value-type="float">
            <text:p>1.85</text:p>
          </table:table-cell>
          <table:table-cell office:value-type="float" office:value="10.23" calcext:value-type="float">
            <text:p>10.23</text:p>
          </table:table-cell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27.81" calcext:value-type="float">
            <text:p>2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81" calcext:value-type="float">
            <text:p>27.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1]/100" office:value-type="float" office:value="276643.15" calcext:value-type="float">
            <text:p>276643.15</text:p>
          </table:table-cell>
          <table:table-cell table:formula="of:=[.B71]*10" office:value-type="float" office:value="18.5" calcext:value-type="float">
            <text:p>18.5</text:p>
          </table:table-cell>
          <table:table-cell office:value-type="float" office:value="2160" calcext:value-type="float">
            <text:p>2160</text:p>
          </table:table-cell>
          <table:table-cell office:value-type="float" office:value="27.81" calcext:value-type="float">
            <text:p>27.81</text:p>
          </table:table-cell>
        </table:table-row>
        <table:table-row table:style-name="ro1">
          <table:table-cell office:value-type="float" office:value="27845418" calcext:value-type="float">
            <text:p>27845418</text:p>
          </table:table-cell>
          <table:table-cell office:value-type="float" office:value="1.83" calcext:value-type="float">
            <text:p>1.83</text:p>
          </table:table-cell>
          <table:table-cell office:value-type="float" office:value="-1.64" calcext:value-type="float">
            <text:p>-1.64</text:p>
          </table:table-cell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27.46" calcext:value-type="float">
            <text:p>27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46" calcext:value-type="float">
            <text:p>27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2]/100" office:value-type="float" office:value="278454.18" calcext:value-type="float">
            <text:p>278454.18</text:p>
          </table:table-cell>
          <table:table-cell table:formula="of:=[.B72]*10" office:value-type="float" office:value="18.3" calcext:value-type="float">
            <text:p>18.3</text:p>
          </table:table-cell>
          <table:table-cell office:value-type="float" office:value="2162" calcext:value-type="float">
            <text:p>2162</text:p>
          </table:table-cell>
          <table:table-cell office:value-type="float" office:value="27.46" calcext:value-type="float">
            <text:p>27.46</text:p>
          </table:table-cell>
        </table:table-row>
        <table:table-row table:style-name="ro1">
          <table:table-cell office:value-type="float" office:value="27849129" calcext:value-type="float">
            <text:p>27849129</text:p>
          </table:table-cell>
          <table:table-cell office:value-type="float" office:value="1.73" calcext:value-type="float">
            <text:p>1.73</text:p>
          </table:table-cell>
          <table:table-cell office:value-type="float" office:value="-9.21" calcext:value-type="float">
            <text:p>-9.21</text:p>
          </table:table-cell>
          <table:table-cell office:value-type="float" office:value="1" calcext:value-type="float">
            <text:p>1</text:p>
          </table:table-cell>
          <table:table-cell office:value-type="float" office:value="2170" calcext:value-type="float">
            <text:p>2170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25.98" calcext:value-type="float">
            <text:p>25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3]/100" office:value-type="float" office:value="278491.29" calcext:value-type="float">
            <text:p>278491.29</text:p>
          </table:table-cell>
          <table:table-cell table:formula="of:=[.B73]*10" office:value-type="float" office:value="17.3" calcext:value-type="float">
            <text:p>17.3</text:p>
          </table:table-cell>
          <table:table-cell office:value-type="float" office:value="2170" calcext:value-type="float">
            <text:p>2170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float" office:value="27853176" calcext:value-type="float">
            <text:p>27853176</text:p>
          </table:table-cell>
          <table:table-cell office:value-type="float" office:value="1.49" calcext:value-type="float">
            <text:p>1.49</text:p>
          </table:table-cell>
          <table:table-cell office:value-type="float" office:value="-25.57" calcext:value-type="float">
            <text:p>-25.57</text:p>
          </table:table-cell>
          <table:table-cell office:value-type="float" office:value="1" calcext:value-type="float">
            <text:p>1</text:p>
          </table:table-cell>
          <table:table-cell office:value-type="float" office:value="2188" calcext:value-type="float">
            <text:p>2188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22.28" calcext:value-type="float">
            <text:p>22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8" calcext:value-type="float">
            <text:p>22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4]/100" office:value-type="float" office:value="278531.76" calcext:value-type="float">
            <text:p>278531.76</text:p>
          </table:table-cell>
          <table:table-cell table:formula="of:=[.B74]*10" office:value-type="float" office:value="14.9" calcext:value-type="float">
            <text:p>14.9</text:p>
          </table:table-cell>
          <table:table-cell office:value-type="float" office:value="2188" calcext:value-type="float">
            <text:p>2188</text:p>
          </table:table-cell>
          <table:table-cell office:value-type="float" office:value="22.28" calcext:value-type="float">
            <text:p>22.28</text:p>
          </table:table-cell>
        </table:table-row>
        <table:table-row table:style-name="ro1">
          <table:table-cell office:value-type="float" office:value="27857206" calcext:value-type="float">
            <text:p>27857206</text:p>
          </table:table-cell>
          <table:table-cell office:value-type="float" office:value="1.11" calcext:value-type="float">
            <text:p>1.11</text:p>
          </table:table-cell>
          <table:table-cell office:value-type="float" office:value="-37.51" calcext:value-type="float">
            <text:p>-37.51</text:p>
          </table:table-cell>
          <table:table-cell office:value-type="float" office:value="1" calcext:value-type="float">
            <text:p>1</text:p>
          </table:table-cell>
          <table:table-cell office:value-type="float" office:value="2216" calcext:value-type="float">
            <text:p>221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6.61" calcext:value-type="float">
            <text:p>1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1" calcext:value-type="float">
            <text:p>16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5]/100" office:value-type="float" office:value="278572.06" calcext:value-type="float">
            <text:p>278572.06</text:p>
          </table:table-cell>
          <table:table-cell table:formula="of:=[.B75]*10" office:value-type="float" office:value="11.1" calcext:value-type="float">
            <text:p>11.1</text:p>
          </table:table-cell>
          <table:table-cell office:value-type="float" office:value="2216" calcext:value-type="float">
            <text:p>2216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float" office:value="27861169" calcext:value-type="float">
            <text:p>27861169</text:p>
          </table:table-cell>
          <table:table-cell office:value-type="float" office:value="0.77" calcext:value-type="float">
            <text:p>0.77</text:p>
          </table:table-cell>
          <table:table-cell office:value-type="float" office:value="-29.61" calcext:value-type="float">
            <text:p>-29.61</text:p>
          </table:table-cell>
          <table:table-cell office:value-type="float" office:value="1" calcext:value-type="float">
            <text:p>1</text:p>
          </table:table-cell>
          <table:table-cell office:value-type="float" office:value="2242" calcext:value-type="float">
            <text:p>2242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1.5" calcext:value-type="float">
            <text:p>1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6]/100" office:value-type="float" office:value="278611.69" calcext:value-type="float">
            <text:p>278611.69</text:p>
          </table:table-cell>
          <table:table-cell table:formula="of:=[.B76]*10" office:value-type="float" office:value="7.7" calcext:value-type="float">
            <text:p>7.7</text:p>
          </table:table-cell>
          <table:table-cell office:value-type="float" office:value="2242" calcext:value-type="float">
            <text:p>2242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7865120" calcext:value-type="float">
            <text:p>27865120</text:p>
          </table:table-cell>
          <table:table-cell office:value-type="float" office:value="0.86" calcext:value-type="float">
            <text:p>0.86</text:p>
          </table:table-cell>
          <table:table-cell office:value-type="float" office:value="11.96" calcext:value-type="float">
            <text:p>11.96</text:p>
          </table:table-cell>
          <table:table-cell office:value-type="float" office:value="1" calcext:value-type="float">
            <text:p>1</text:p>
          </table:table-cell>
          <table:table-cell office:value-type="float" office:value="2235" calcext:value-type="float">
            <text:p>223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84" calcext:value-type="float">
            <text:p>1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7]/100" office:value-type="float" office:value="278651.2" calcext:value-type="float">
            <text:p>278651.2</text:p>
          </table:table-cell>
          <table:table-cell table:formula="of:=[.B77]*10" office:value-type="float" office:value="8.6" calcext:value-type="float">
            <text:p>8.6</text:p>
          </table:table-cell>
          <table:table-cell office:value-type="float" office:value="2235" calcext:value-type="float">
            <text:p>2235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27869149" calcext:value-type="float">
            <text:p>27869149</text:p>
          </table:table-cell>
          <table:table-cell office:value-type="float" office:value="0.83" calcext:value-type="float">
            <text:p>0.83</text:p>
          </table:table-cell>
          <table:table-cell office:value-type="float" office:value="-1.52" calcext:value-type="float">
            <text:p>-1.52</text:p>
          </table:table-cell>
          <table:table-cell office:value-type="float" office:value="1" calcext:value-type="float">
            <text:p>1</text:p>
          </table:table-cell>
          <table:table-cell office:value-type="float" office:value="2238" calcext:value-type="float">
            <text:p>2238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2.39" calcext:value-type="float">
            <text:p>12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8]/100" office:value-type="float" office:value="278691.49" calcext:value-type="float">
            <text:p>278691.49</text:p>
          </table:table-cell>
          <table:table-cell table:formula="of:=[.B78]*10" office:value-type="float" office:value="8.3" calcext:value-type="float">
            <text:p>8.3</text:p>
          </table:table-cell>
          <table:table-cell office:value-type="float" office:value="2238" calcext:value-type="float">
            <text:p>2238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27873366" calcext:value-type="float">
            <text:p>27873366</text:p>
          </table:table-cell>
          <table:table-cell office:value-type="float" office:value="0.64" calcext:value-type="float">
            <text:p>0.64</text:p>
          </table:table-cell>
          <table:table-cell office:value-type="float" office:value="-17.53" calcext:value-type="float">
            <text:p>-17.53</text:p>
          </table:table-cell>
          <table:table-cell office:value-type="float" office:value="1" calcext:value-type="float">
            <text:p>1</text:p>
          </table:table-cell>
          <table:table-cell office:value-type="float" office:value="2252" calcext:value-type="float">
            <text:p>2252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9.59" calcext:value-type="float">
            <text:p>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9" calcext:value-type="float">
            <text:p>9.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9]/100" office:value-type="float" office:value="278733.66" calcext:value-type="float">
            <text:p>278733.66</text:p>
          </table:table-cell>
          <table:table-cell table:formula="of:=[.B79]*10" office:value-type="float" office:value="6.4" calcext:value-type="float">
            <text:p>6.4</text:p>
          </table:table-cell>
          <table:table-cell office:value-type="float" office:value="2252" calcext:value-type="float">
            <text:p>2252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28046323" calcext:value-type="float">
            <text:p>28046323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9.35" calcext:value-type="float">
            <text:p>9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5" calcext:value-type="float">
            <text:p>9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0]/100" office:value-type="float" office:value="280463.23" calcext:value-type="float">
            <text:p>280463.23</text:p>
          </table:table-cell>
          <table:table-cell table:formula="of:=[.B80]*10" office:value-type="float" office:value="6.2" calcext:value-type="float">
            <text:p>6.2</text:p>
          </table:table-cell>
          <table:table-cell office:value-type="float" office:value="2253" calcext:value-type="float">
            <text:p>2253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28050040" calcext:value-type="float">
            <text:p>28050040</text:p>
          </table:table-cell>
          <table:table-cell office:value-type="float" office:value="0.74" calcext:value-type="float">
            <text:p>0.74</text:p>
          </table:table-cell>
          <table:table-cell office:value-type="float" office:value="11.68" calcext:value-type="float">
            <text:p>11.68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11.08" calcext:value-type="float">
            <text:p>1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1]/100" office:value-type="float" office:value="280500.4" calcext:value-type="float">
            <text:p>280500.4</text:p>
          </table:table-cell>
          <table:table-cell table:formula="of:=[.B81]*10" office:value-type="float" office:value="7.4" calcext:value-type="float">
            <text:p>7.4</text:p>
          </table:table-cell>
          <table:table-cell office:value-type="float" office:value="2244" calcext:value-type="float">
            <text:p>2244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28054135" calcext:value-type="float">
            <text:p>28054135</text:p>
          </table:table-cell>
          <table:table-cell office:value-type="float" office:value="0.77" calcext:value-type="float">
            <text:p>0.77</text:p>
          </table:table-cell>
          <table:table-cell office:value-type="float" office:value="3.69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office:value-type="float" office:value="2242" calcext:value-type="float">
            <text:p>2242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1.57" calcext:value-type="float">
            <text:p>1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2]/100" office:value-type="float" office:value="280541.35" calcext:value-type="float">
            <text:p>280541.35</text:p>
          </table:table-cell>
          <table:table-cell table:formula="of:=[.B82]*10" office:value-type="float" office:value="7.7" calcext:value-type="float">
            <text:p>7.7</text:p>
          </table:table-cell>
          <table:table-cell office:value-type="float" office:value="2242" calcext:value-type="float">
            <text:p>2242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28058055" calcext:value-type="float">
            <text:p>2805805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39" calcext:value-type="float">
            <text:p>223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2.04" calcext:value-type="float">
            <text:p>1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3]/100" office:value-type="float" office:value="280580.55" calcext:value-type="float">
            <text:p>280580.55</text:p>
          </table:table-cell>
          <table:table-cell table:formula="of:=[.B83]*10" office:value-type="float" office:value="8" calcext:value-type="float">
            <text:p>8</text:p>
          </table:table-cell>
          <table:table-cell office:value-type="float" office:value="2239" calcext:value-type="float">
            <text:p>2239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28062049" calcext:value-type="float">
            <text:p>28062049</text:p>
          </table:table-cell>
          <table:table-cell office:value-type="float" office:value="0.89" calcext:value-type="float">
            <text:p>0.89</text:p>
          </table:table-cell>
          <table:table-cell office:value-type="float" office:value="11.41" calcext:value-type="float">
            <text:p>11.41</text:p>
          </table:table-cell>
          <table:table-cell office:value-type="float" office:value="1" calcext:value-type="float">
            <text:p>1</text:p>
          </table:table-cell>
          <table:table-cell office:value-type="float" office:value="2233" calcext:value-type="float">
            <text:p>223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3.37" calcext:value-type="float">
            <text:p>1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7" calcext:value-type="float">
            <text:p>13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4]/100" office:value-type="float" office:value="280620.49" calcext:value-type="float">
            <text:p>280620.49</text:p>
          </table:table-cell>
          <table:table-cell table:formula="of:=[.B84]*10" office:value-type="float" office:value="8.9" calcext:value-type="float">
            <text:p>8.9</text:p>
          </table:table-cell>
          <table:table-cell office:value-type="float" office:value="2233" calcext:value-type="float">
            <text:p>2233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28066026" calcext:value-type="float">
            <text:p>28066026</text:p>
          </table:table-cell>
          <table:table-cell office:value-type="float" office:value="0.9" calcext:value-type="float">
            <text:p>0.9</text:p>
          </table:table-cell>
          <table:table-cell office:value-type="float" office:value="5.78" calcext:value-type="float">
            <text:p>5.78</text:p>
          </table:table-cell>
          <table:table-cell office:value-type="float" office:value="1" calcext:value-type="float">
            <text:p>1</text:p>
          </table:table-cell>
          <table:table-cell office:value-type="float" office:value="2232" calcext:value-type="float">
            <text:p>223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3.53" calcext:value-type="float">
            <text:p>1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53" calcext:value-type="float">
            <text:p>13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5]/100" office:value-type="float" office:value="280660.26" calcext:value-type="float">
            <text:p>280660.26</text:p>
          </table:table-cell>
          <table:table-cell table:formula="of:=[.B85]*10" office:value-type="float" office:value="9" calcext:value-type="float">
            <text:p>9</text:p>
          </table:table-cell>
          <table:table-cell office:value-type="float" office:value="2232" calcext:value-type="float">
            <text:p>2232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office:value-type="float" office:value="28070063" calcext:value-type="float">
            <text:p>28070063</text:p>
          </table:table-cell>
          <table:table-cell office:value-type="float" office:value="1.01" calcext:value-type="float">
            <text:p>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5.13" calcext:value-type="float">
            <text:p>15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3" calcext:value-type="float">
            <text:p>15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6]/100" office:value-type="float" office:value="280700.63" calcext:value-type="float">
            <text:p>280700.63</text:p>
          </table:table-cell>
          <table:table-cell table:formula="of:=[.B86]*10" office:value-type="float" office:value="10.1" calcext:value-type="float">
            <text:p>10.1</text:p>
          </table:table-cell>
          <table:table-cell office:value-type="float" office:value="2224" calcext:value-type="float">
            <text:p>2224</text:p>
          </table:table-cell>
          <table:table-cell office:value-type="float" office:value="15.13" calcext:value-type="float">
            <text:p>15.13</text:p>
          </table:table-cell>
        </table:table-row>
        <table:table-row table:style-name="ro1">
          <table:table-cell office:value-type="float" office:value="28074106" calcext:value-type="float">
            <text:p>28074106</text:p>
          </table:table-cell>
          <table:table-cell office:value-type="float" office:value="0.88" calcext:value-type="float">
            <text:p>0.88</text:p>
          </table:table-cell>
          <table:table-cell office:value-type="float" office:value="-13.13" calcext:value-type="float">
            <text:p>-13.13</text:p>
          </table:table-cell>
          <table:table-cell office:value-type="float" office:value="1" calcext:value-type="float">
            <text:p>1</text:p>
          </table:table-cell>
          <table:table-cell office:value-type="float" office:value="2233" calcext:value-type="float">
            <text:p>223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3.21" calcext:value-type="float">
            <text:p>13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1" calcext:value-type="float">
            <text:p>13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7]/100" office:value-type="float" office:value="280741.06" calcext:value-type="float">
            <text:p>280741.06</text:p>
          </table:table-cell>
          <table:table-cell table:formula="of:=[.B87]*10" office:value-type="float" office:value="8.8" calcext:value-type="float">
            <text:p>8.8</text:p>
          </table:table-cell>
          <table:table-cell office:value-type="float" office:value="2233" calcext:value-type="float">
            <text:p>2233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28251921" calcext:value-type="float">
            <text:p>28251921</text:p>
          </table:table-cell>
          <table:table-cell office:value-type="float" office:value="0.91" calcext:value-type="float">
            <text:p>0.91</text:p>
          </table:table-cell>
          <table:table-cell office:value-type="float" office:value="4.07" calcext:value-type="float">
            <text:p>4.07</text:p>
          </table:table-cell>
          <table:table-cell office:value-type="float" office:value="1" calcext:value-type="float">
            <text:p>1</text:p>
          </table:table-cell>
          <table:table-cell office:value-type="float" office:value="2231" calcext:value-type="float">
            <text:p>2231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3.69" calcext:value-type="float">
            <text:p>13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8]/100" office:value-type="float" office:value="282519.21" calcext:value-type="float">
            <text:p>282519.21</text:p>
          </table:table-cell>
          <table:table-cell table:formula="of:=[.B88]*10" office:value-type="float" office:value="9.1" calcext:value-type="float">
            <text:p>9.1</text:p>
          </table:table-cell>
          <table:table-cell office:value-type="float" office:value="2231" calcext:value-type="float">
            <text:p>2231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28255700" calcext:value-type="float">
            <text:p>28255700</text:p>
          </table:table-cell>
          <table:table-cell office:value-type="float" office:value="1.05" calcext:value-type="float">
            <text:p>1.05</text:p>
          </table:table-cell>
          <table:table-cell office:value-type="float" office:value="15.43" calcext:value-type="float">
            <text:p>15.43</text:p>
          </table:table-cell>
          <table:table-cell office:value-type="float" office:value="1" calcext:value-type="float">
            <text:p>1</text:p>
          </table:table-cell>
          <table:table-cell office:value-type="float" office:value="2221" calcext:value-type="float">
            <text:p>222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5.78" calcext:value-type="float">
            <text:p>1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78" calcext:value-type="float">
            <text:p>15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9]/100" office:value-type="float" office:value="282557" calcext:value-type="float">
            <text:p>282557</text:p>
          </table:table-cell>
          <table:table-cell table:formula="of:=[.B89]*10" office:value-type="float" office:value="10.5" calcext:value-type="float">
            <text:p>10.5</text:p>
          </table:table-cell>
          <table:table-cell office:value-type="float" office:value="2221" calcext:value-type="float">
            <text:p>2221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1">
          <table:table-cell office:value-type="float" office:value="28259463" calcext:value-type="float">
            <text:p>28259463</text:p>
          </table:table-cell>
          <table:table-cell office:value-type="float" office:value="1.2" calcext:value-type="float">
            <text:p>1.2</text:p>
          </table:table-cell>
          <table:table-cell office:value-type="float" office:value="16.77" calcext:value-type="float">
            <text:p>16.77</text:p>
          </table:table-cell>
          <table:table-cell office:value-type="float" office:value="1" calcext:value-type="float">
            <text:p>1</text:p>
          </table:table-cell>
          <table:table-cell office:value-type="float" office:value="2210" calcext:value-type="float">
            <text:p>221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7.96" calcext:value-type="float">
            <text:p>17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0]/100" office:value-type="float" office:value="282594.63" calcext:value-type="float">
            <text:p>282594.63</text:p>
          </table:table-cell>
          <table:table-cell table:formula="of:=[.B90]*10" office:value-type="float" office:value="12" calcext:value-type="float">
            <text:p>12</text:p>
          </table:table-cell>
          <table:table-cell office:value-type="float" office:value="2210" calcext:value-type="float">
            <text:p>2210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office:value-type="float" office:value="28263566" calcext:value-type="float">
            <text:p>28263566</text:p>
          </table:table-cell>
          <table:table-cell office:value-type="float" office:value="1.03" calcext:value-type="float">
            <text:p>1.03</text:p>
          </table:table-cell>
          <table:table-cell office:value-type="float" office:value="-15.87" calcext:value-type="float">
            <text:p>-15.87</text:p>
          </table:table-cell>
          <table:table-cell office:value-type="float" office:value="1" calcext:value-type="float">
            <text:p>1</text:p>
          </table:table-cell>
          <table:table-cell office:value-type="float" office:value="2222" calcext:value-type="float">
            <text:p>2222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5.45" calcext:value-type="float">
            <text:p>1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1]/100" office:value-type="float" office:value="282635.66" calcext:value-type="float">
            <text:p>282635.66</text:p>
          </table:table-cell>
          <table:table-cell table:formula="of:=[.B91]*10" office:value-type="float" office:value="10.3" calcext:value-type="float">
            <text:p>10.3</text:p>
          </table:table-cell>
          <table:table-cell office:value-type="float" office:value="2222" calcext:value-type="float">
            <text:p>2222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office:value-type="float" office:value="28267481" calcext:value-type="float">
            <text:p>28267481</text:p>
          </table:table-cell>
          <table:table-cell office:value-type="float" office:value="1.13" calcext:value-type="float">
            <text:p>1.13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office:value-type="float" office:value="2214" calcext:value-type="float">
            <text:p>2214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7.02" calcext:value-type="float">
            <text:p>17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02" calcext:value-type="float">
            <text:p>17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2]/100" office:value-type="float" office:value="282674.81" calcext:value-type="float">
            <text:p>282674.81</text:p>
          </table:table-cell>
          <table:table-cell table:formula="of:=[.B92]*10" office:value-type="float" office:value="11.3" calcext:value-type="float">
            <text:p>11.3</text:p>
          </table:table-cell>
          <table:table-cell office:value-type="float" office:value="2214" calcext:value-type="float">
            <text:p>2214</text:p>
          </table:table-cell>
          <table:table-cell office:value-type="float" office:value="17.02" calcext:value-type="float">
            <text:p>17.02</text:p>
          </table:table-cell>
        </table:table-row>
        <table:table-row table:style-name="ro1">
          <table:table-cell office:value-type="float" office:value="28271444" calcext:value-type="float">
            <text:p>28271444</text:p>
          </table:table-cell>
          <table:table-cell office:value-type="float" office:value="1.2" calcext:value-type="float">
            <text:p>1.2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2210" calcext:value-type="float">
            <text:p>221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7.96" calcext:value-type="float">
            <text:p>17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3]/100" office:value-type="float" office:value="282714.44" calcext:value-type="float">
            <text:p>282714.44</text:p>
          </table:table-cell>
          <table:table-cell table:formula="of:=[.B93]*10" office:value-type="float" office:value="12" calcext:value-type="float">
            <text:p>12</text:p>
          </table:table-cell>
          <table:table-cell office:value-type="float" office:value="2210" calcext:value-type="float">
            <text:p>2210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office:value-type="float" office:value="28275469" calcext:value-type="float">
            <text:p>28275469</text:p>
          </table:table-cell>
          <table:table-cell office:value-type="float" office:value="1.11" calcext:value-type="float">
            <text:p>1.11</text:p>
          </table:table-cell>
          <table:table-cell office:value-type="float" office:value="-8.27" calcext:value-type="float">
            <text:p>-8.27</text:p>
          </table:table-cell>
          <table:table-cell office:value-type="float" office:value="1" calcext:value-type="float">
            <text:p>1</text:p>
          </table:table-cell>
          <table:table-cell office:value-type="float" office:value="2216" calcext:value-type="float">
            <text:p>221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6.63" calcext:value-type="float">
            <text:p>16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3" calcext:value-type="float">
            <text:p>16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4]/100" office:value-type="float" office:value="282754.69" calcext:value-type="float">
            <text:p>282754.69</text:p>
          </table:table-cell>
          <table:table-cell table:formula="of:=[.B94]*10" office:value-type="float" office:value="11.1" calcext:value-type="float">
            <text:p>11.1</text:p>
          </table:table-cell>
          <table:table-cell office:value-type="float" office:value="2216" calcext:value-type="float">
            <text:p>2216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float" office:value="28279455" calcext:value-type="float">
            <text:p>28279455</text:p>
          </table:table-cell>
          <table:table-cell office:value-type="float" office:value="0.87" calcext:value-type="float">
            <text:p>0.87</text:p>
          </table:table-cell>
          <table:table-cell office:value-type="float" office:value="-24.38" calcext:value-type="float">
            <text:p>-24.38</text:p>
          </table:table-cell>
          <table:table-cell office:value-type="float" office:value="1" calcext:value-type="float">
            <text:p>1</text:p>
          </table:table-cell>
          <table:table-cell office:value-type="float" office:value="2234" calcext:value-type="float">
            <text:p>223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3.01" calcext:value-type="float">
            <text:p>1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01" calcext:value-type="float">
            <text:p>13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5]/100" office:value-type="float" office:value="282794.55" calcext:value-type="float">
            <text:p>282794.55</text:p>
          </table:table-cell>
          <table:table-cell table:formula="of:=[.B95]*10" office:value-type="float" office:value="8.7" calcext:value-type="float">
            <text:p>8.7</text:p>
          </table:table-cell>
          <table:table-cell office:value-type="float" office:value="2234" calcext:value-type="float">
            <text:p>2234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28457001" calcext:value-type="float">
            <text:p>28457001</text:p>
          </table:table-cell>
          <table:table-cell office:value-type="float" office:value="1.05" calcext:value-type="float">
            <text:p>1.05</text:p>
          </table:table-cell>
          <table:table-cell office:value-type="float" office:value="18.55" calcext:value-type="float">
            <text:p>18.55</text:p>
          </table:table-cell>
          <table:table-cell office:value-type="float" office:value="1" calcext:value-type="float">
            <text:p>1</text:p>
          </table:table-cell>
          <table:table-cell office:value-type="float" office:value="2221" calcext:value-type="float">
            <text:p>2221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5.73" calcext:value-type="float">
            <text:p>15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73" calcext:value-type="float">
            <text:p>15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6]/100" office:value-type="float" office:value="284570.01" calcext:value-type="float">
            <text:p>284570.01</text:p>
          </table:table-cell>
          <table:table-cell table:formula="of:=[.B96]*10" office:value-type="float" office:value="10.5" calcext:value-type="float">
            <text:p>10.5</text:p>
          </table:table-cell>
          <table:table-cell office:value-type="float" office:value="2221" calcext:value-type="float">
            <text:p>2221</text:p>
          </table:table-cell>
          <table:table-cell office:value-type="float" office:value="15.73" calcext:value-type="float">
            <text:p>15.73</text:p>
          </table:table-cell>
        </table:table-row>
        <table:table-row table:style-name="ro1">
          <table:table-cell office:value-type="float" office:value="28460880" calcext:value-type="float">
            <text:p>28460880</text:p>
          </table:table-cell>
          <table:table-cell office:value-type="float" office:value="1.26" calcext:value-type="float">
            <text:p>1.26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  <table:table-cell office:value-type="float" office:value="2205" calcext:value-type="float">
            <text:p>2205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8.83" calcext:value-type="float">
            <text:p>18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83" calcext:value-type="float">
            <text:p>18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7]/100" office:value-type="float" office:value="284608.8" calcext:value-type="float">
            <text:p>284608.8</text:p>
          </table:table-cell>
          <table:table-cell table:formula="of:=[.B97]*10" office:value-type="float" office:value="12.6" calcext:value-type="float">
            <text:p>12.6</text:p>
          </table:table-cell>
          <table:table-cell office:value-type="float" office:value="2205" calcext:value-type="float">
            <text:p>2205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8464895" calcext:value-type="float">
            <text:p>28464895</text:p>
          </table:table-cell>
          <table:table-cell office:value-type="float" office:value="1.36" calcext:value-type="float">
            <text:p>1.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98" calcext:value-type="float">
            <text:p>2198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20.37" calcext:value-type="float">
            <text:p>2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37" calcext:value-type="float">
            <text:p>20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8]/100" office:value-type="float" office:value="284648.95" calcext:value-type="float">
            <text:p>284648.95</text:p>
          </table:table-cell>
          <table:table-cell table:formula="of:=[.B98]*10" office:value-type="float" office:value="13.6" calcext:value-type="float">
            <text:p>13.6</text:p>
          </table:table-cell>
          <table:table-cell office:value-type="float" office:value="2198" calcext:value-type="float">
            <text:p>2198</text:p>
          </table:table-cell>
          <table:table-cell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28468929" calcext:value-type="float">
            <text:p>28468929</text:p>
          </table:table-cell>
          <table:table-cell office:value-type="float" office:value="1.25" calcext:value-type="float">
            <text:p>1.25</text:p>
          </table:table-cell>
          <table:table-cell office:value-type="float" office:value="-10.65" calcext:value-type="float">
            <text:p>-10.65</text:p>
          </table:table-cell>
          <table:table-cell office:value-type="float" office:value="1" calcext:value-type="float">
            <text:p>1</text:p>
          </table:table-cell>
          <table:table-cell office:value-type="float" office:value="2206" calcext:value-type="float">
            <text:p>2206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8.77" calcext:value-type="float">
            <text:p>18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77" calcext:value-type="float">
            <text:p>18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9]/100" office:value-type="float" office:value="284689.29" calcext:value-type="float">
            <text:p>284689.29</text:p>
          </table:table-cell>
          <table:table-cell table:formula="of:=[.B99]*10" office:value-type="float" office:value="12.5" calcext:value-type="float">
            <text:p>12.5</text:p>
          </table:table-cell>
          <table:table-cell office:value-type="float" office:value="2206" calcext:value-type="float">
            <text:p>2206</text:p>
          </table:table-cell>
          <table:table-cell office:value-type="float" office:value="18.77" calcext:value-type="float">
            <text:p>18.77</text:p>
          </table:table-cell>
        </table:table-row>
        <table:table-row table:style-name="ro1">
          <table:table-cell office:value-type="float" office:value="28472898" calcext:value-type="float">
            <text:p>28472898</text:p>
          </table:table-cell>
          <table:table-cell office:value-type="float" office:value="1.23" calcext:value-type="float">
            <text:p>1.23</text:p>
          </table:table-cell>
          <table:table-cell office:value-type="float" office:value="-2.23" calcext:value-type="float">
            <text:p>-2.23</text:p>
          </table:table-cell>
          <table:table-cell office:value-type="float" office:value="1" calcext:value-type="float">
            <text:p>1</text:p>
          </table:table-cell>
          <table:table-cell office:value-type="float" office:value="2207" calcext:value-type="float">
            <text:p>2207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18.52" calcext:value-type="float">
            <text:p>1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0]/100" office:value-type="float" office:value="284728.98" calcext:value-type="float">
            <text:p>284728.98</text:p>
          </table:table-cell>
          <table:table-cell table:formula="of:=[.B100]*10" office:value-type="float" office:value="12.3" calcext:value-type="float">
            <text:p>12.3</text:p>
          </table:table-cell>
          <table:table-cell office:value-type="float" office:value="2207" calcext:value-type="float">
            <text:p>2207</text:p>
          </table:table-cell>
          <table:table-cell office:value-type="float" office:value="18.52" calcext:value-type="float">
            <text:p>18.52</text:p>
          </table:table-cell>
        </table:table-row>
        <table:table-row table:style-name="ro1">
          <table:table-cell office:value-type="float" office:value="28476863" calcext:value-type="float">
            <text:p>28476863</text:p>
          </table:table-cell>
          <table:table-cell office:value-type="float" office:value="1.33" calcext:value-type="float">
            <text:p>1.33</text:p>
          </table:table-cell>
          <table:table-cell office:value-type="float" office:value="10.23" calcext:value-type="float">
            <text:p>10.23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1]/100" office:value-type="float" office:value="284768.63" calcext:value-type="float">
            <text:p>284768.63</text:p>
          </table:table-cell>
          <table:table-cell table:formula="of:=[.B101]*10" office:value-type="float" office:value="13.3" calcext:value-type="float">
            <text:p>13.3</text:p>
          </table:table-cell>
          <table:table-cell office:value-type="float" office:value="2199" calcext:value-type="float">
            <text:p>21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480898" calcext:value-type="float">
            <text:p>28480898</text:p>
          </table:table-cell>
          <table:table-cell office:value-type="float" office:value="1.31" calcext:value-type="float">
            <text:p>1.31</text:p>
          </table:table-cell>
          <table:table-cell office:value-type="float" office:value="-3.05" calcext:value-type="float">
            <text:p>-3.05</text:p>
          </table:table-cell>
          <table:table-cell office:value-type="float" office:value="1" calcext:value-type="float">
            <text:p>1</text:p>
          </table:table-cell>
          <table:table-cell office:value-type="float" office:value="2201" calcext:value-type="float">
            <text:p>220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9.6" calcext:value-type="float">
            <text:p>1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2]/100" office:value-type="float" office:value="284808.98" calcext:value-type="float">
            <text:p>284808.98</text:p>
          </table:table-cell>
          <table:table-cell table:formula="of:=[.B102]*10" office:value-type="float" office:value="13.1" calcext:value-type="float">
            <text:p>13.1</text:p>
          </table:table-cell>
          <table:table-cell office:value-type="float" office:value="2201" calcext:value-type="float">
            <text:p>2201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28484980" calcext:value-type="float">
            <text:p>28484980</text:p>
          </table:table-cell>
          <table:table-cell office:value-type="float" office:value="1.02" calcext:value-type="float">
            <text:p>1.02</text:p>
          </table:table-cell>
          <table:table-cell office:value-type="float" office:value="-30.27" calcext:value-type="float">
            <text:p>-30.27</text:p>
          </table:table-cell>
          <table:table-cell office:value-type="float" office:value="1" calcext:value-type="float">
            <text:p>1</text:p>
          </table:table-cell>
          <table:table-cell office:value-type="float" office:value="2223" calcext:value-type="float">
            <text:p>2223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5.24" calcext:value-type="float">
            <text:p>15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3]/100" office:value-type="float" office:value="284849.8" calcext:value-type="float">
            <text:p>284849.8</text:p>
          </table:table-cell>
          <table:table-cell table:formula="of:=[.B103]*10" office:value-type="float" office:value="10.2" calcext:value-type="float">
            <text:p>10.2</text:p>
          </table:table-cell>
          <table:table-cell office:value-type="float" office:value="2223" calcext:value-type="float">
            <text:p>2223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28713587" calcext:value-type="float">
            <text:p>28713587</text:p>
          </table:table-cell>
          <table:table-cell office:value-type="float" office:value="1.1" calcext:value-type="float">
            <text:p>1.1</text:p>
          </table:table-cell>
          <table:table-cell office:value-type="float" office:value="10.47" calcext:value-type="float">
            <text:p>10.47</text:p>
          </table:table-cell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6.55" calcext:value-type="float">
            <text:p>1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55" calcext:value-type="float">
            <text:p>16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4]/100" office:value-type="float" office:value="287135.87" calcext:value-type="float">
            <text:p>287135.87</text:p>
          </table:table-cell>
          <table:table-cell table:formula="of:=[.B104]*10" office:value-type="float" office:value="11" calcext:value-type="float">
            <text:p>11</text:p>
          </table:table-cell>
          <table:table-cell office:value-type="float" office:value="2217" calcext:value-type="float">
            <text:p>2217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float" office:value="28717349" calcext:value-type="float">
            <text:p>28717349</text:p>
          </table:table-cell>
          <table:table-cell office:value-type="float" office:value="1.08" calcext:value-type="float">
            <text:p>1.08</text:p>
          </table:table-cell>
          <table:table-cell office:value-type="float" office:value="-0.19" calcext:value-type="float">
            <text:p>-0.19</text:p>
          </table:table-cell>
          <table:table-cell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6.21" calcext:value-type="float">
            <text:p>1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21" calcext:value-type="float">
            <text:p>16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5]/100" office:value-type="float" office:value="287173.49" calcext:value-type="float">
            <text:p>287173.49</text:p>
          </table:table-cell>
          <table:table-cell table:formula="of:=[.B105]*10" office:value-type="float" office:value="10.8" calcext:value-type="float">
            <text:p>10.8</text:p>
          </table:table-cell>
          <table:table-cell office:value-type="float" office:value="2218" calcext:value-type="float">
            <text:p>2218</text:p>
          </table:table-cell>
          <table:table-cell office:value-type="float" office:value="16.21" calcext:value-type="float">
            <text:p>16.21</text:p>
          </table:table-cell>
        </table:table-row>
        <table:table-row table:style-name="ro1">
          <table:table-cell office:value-type="float" office:value="28721746" calcext:value-type="float">
            <text:p>28721746</text:p>
          </table:table-cell>
          <table:table-cell office:value-type="float" office:value="0.92" calcext:value-type="float">
            <text:p>0.92</text:p>
          </table:table-cell>
          <table:table-cell office:value-type="float" office:value="-15.67" calcext:value-type="float">
            <text:p>-15.67</text:p>
          </table:table-cell>
          <table:table-cell office:value-type="float" office:value="1" calcext:value-type="float">
            <text:p>1</text:p>
          </table:table-cell>
          <table:table-cell office:value-type="float" office:value="2230" calcext:value-type="float">
            <text:p>2230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3.85" calcext:value-type="float">
            <text:p>13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5" calcext:value-type="float">
            <text:p>13.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6]/100" office:value-type="float" office:value="287217.46" calcext:value-type="float">
            <text:p>287217.46</text:p>
          </table:table-cell>
          <table:table-cell table:formula="of:=[.B106]*10" office:value-type="float" office:value="9.2" calcext:value-type="float">
            <text:p>9.2</text:p>
          </table:table-cell>
          <table:table-cell office:value-type="float" office:value="2230" calcext:value-type="float">
            <text:p>2230</text:p>
          </table:table-cell>
          <table:table-cell office:value-type="float" office:value="13.85" calcext:value-type="float">
            <text:p>13.85</text:p>
          </table:table-cell>
        </table:table-row>
        <table:table-row table:style-name="ro1">
          <table:table-cell office:value-type="float" office:value="28725406" calcext:value-type="float">
            <text:p>28725406</text:p>
          </table:table-cell>
          <table:table-cell office:value-type="float" office:value="0.71" calcext:value-type="float">
            <text:p>0.71</text:p>
          </table:table-cell>
          <table:table-cell office:value-type="float" office:value="-22.74" calcext:value-type="float">
            <text:p>-22.74</text:p>
          </table:table-cell>
          <table:table-cell office:value-type="float" office:value="1" calcext:value-type="float">
            <text:p>1</text:p>
          </table:table-cell>
          <table:table-cell office:value-type="float" office:value="2246" calcext:value-type="float">
            <text:p>2246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.69" calcext:value-type="float">
            <text:p>1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9" calcext:value-type="float">
            <text:p>10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7]/100" office:value-type="float" office:value="287254.06" calcext:value-type="float">
            <text:p>287254.06</text:p>
          </table:table-cell>
          <table:table-cell table:formula="of:=[.B107]*10" office:value-type="float" office:value="7.1" calcext:value-type="float">
            <text:p>7.1</text:p>
          </table:table-cell>
          <table:table-cell office:value-type="float" office:value="2246" calcext:value-type="float">
            <text:p>2246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28729906" calcext:value-type="float">
            <text:p>28729906</text:p>
          </table:table-cell>
          <table:table-cell office:value-type="float" office:value="0.87" calcext:value-type="float">
            <text:p>0.87</text:p>
          </table:table-cell>
          <table:table-cell office:value-type="float" office:value="14.88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2234" calcext:value-type="float">
            <text:p>223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3.05" calcext:value-type="float">
            <text:p>1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8]/100" office:value-type="float" office:value="287299.06" calcext:value-type="float">
            <text:p>287299.06</text:p>
          </table:table-cell>
          <table:table-cell table:formula="of:=[.B108]*10" office:value-type="float" office:value="8.7" calcext:value-type="float">
            <text:p>8.7</text:p>
          </table:table-cell>
          <table:table-cell office:value-type="float" office:value="2234" calcext:value-type="float">
            <text:p>2234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28733640" calcext:value-type="float">
            <text:p>28733640</text:p>
          </table:table-cell>
          <table:table-cell office:value-type="float" office:value="0.96" calcext:value-type="float">
            <text:p>0.96</text:p>
          </table:table-cell>
          <table:table-cell office:value-type="float" office:value="9.29" calcext:value-type="float">
            <text:p>9.29</text:p>
          </table:table-cell>
          <table:table-cell office:value-type="float" office:value="1" calcext:value-type="float">
            <text:p>1</text:p>
          </table:table-cell>
          <table:table-cell office:value-type="float" office:value="2227" calcext:value-type="float">
            <text:p>222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4.46" calcext:value-type="float">
            <text:p>14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6" calcext:value-type="float">
            <text:p>14.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9]/100" office:value-type="float" office:value="287336.4" calcext:value-type="float">
            <text:p>287336.4</text:p>
          </table:table-cell>
          <table:table-cell table:formula="of:=[.B109]*10" office:value-type="float" office:value="9.6" calcext:value-type="float">
            <text:p>9.6</text:p>
          </table:table-cell>
          <table:table-cell office:value-type="float" office:value="2227" calcext:value-type="float">
            <text:p>2227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1">
          <table:table-cell office:value-type="float" office:value="28737723" calcext:value-type="float">
            <text:p>28737723</text:p>
          </table:table-cell>
          <table:table-cell office:value-type="float" office:value="0.82" calcext:value-type="float">
            <text:p>0.82</text:p>
          </table:table-cell>
          <table:table-cell office:value-type="float" office:value="-14.68" calcext:value-type="float">
            <text:p>-14.68</text:p>
          </table:table-cell>
          <table:table-cell office:value-type="float" office:value="1" calcext:value-type="float">
            <text:p>1</text:p>
          </table:table-cell>
          <table:table-cell office:value-type="float" office:value="2238" calcext:value-type="float">
            <text:p>2238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2.28" calcext:value-type="float">
            <text:p>12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8" calcext:value-type="float">
            <text:p>12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0]/100" office:value-type="float" office:value="287377.23" calcext:value-type="float">
            <text:p>287377.23</text:p>
          </table:table-cell>
          <table:table-cell table:formula="of:=[.B110]*10" office:value-type="float" office:value="8.2" calcext:value-type="float">
            <text:p>8.2</text:p>
          </table:table-cell>
          <table:table-cell office:value-type="float" office:value="2238" calcext:value-type="float">
            <text:p>2238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28741686" calcext:value-type="float">
            <text:p>28741686</text:p>
          </table:table-cell>
          <table:table-cell office:value-type="float" office:value="0.71" calcext:value-type="float">
            <text:p>0.71</text:p>
          </table:table-cell>
          <table:table-cell office:value-type="float" office:value="-12.69" calcext:value-type="float">
            <text:p>-12.69</text:p>
          </table:table-cell>
          <table:table-cell office:value-type="float" office:value="1" calcext:value-type="float">
            <text:p>1</text:p>
          </table:table-cell>
          <table:table-cell office:value-type="float" office:value="2247" calcext:value-type="float">
            <text:p>224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.58" calcext:value-type="float">
            <text:p>1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1]/100" office:value-type="float" office:value="287416.86" calcext:value-type="float">
            <text:p>287416.86</text:p>
          </table:table-cell>
          <table:table-cell table:formula="of:=[.B111]*10" office:value-type="float" office:value="7.1" calcext:value-type="float">
            <text:p>7.1</text:p>
          </table:table-cell>
          <table:table-cell office:value-type="float" office:value="2247" calcext:value-type="float">
            <text:p>2247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28745947" calcext:value-type="float">
            <text:p>28745947</text:p>
          </table:table-cell>
          <table:table-cell office:value-type="float" office:value="0.8" calcext:value-type="float">
            <text:p>0.8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office:value-type="float" office:value="2240" calcext:value-type="float">
            <text:p>224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1.98" calcext:value-type="float">
            <text:p>1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8" calcext:value-type="float">
            <text:p>11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2]/100" office:value-type="float" office:value="287459.47" calcext:value-type="float">
            <text:p>287459.47</text:p>
          </table:table-cell>
          <table:table-cell table:formula="of:=[.B112]*10" office:value-type="float" office:value="8" calcext:value-type="float">
            <text:p>8</text:p>
          </table:table-cell>
          <table:table-cell office:value-type="float" office:value="2240" calcext:value-type="float">
            <text:p>2240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28749715" calcext:value-type="float">
            <text:p>28749715</text:p>
          </table:table-cell>
          <table:table-cell office:value-type="float" office:value="1.09" calcext:value-type="float">
            <text:p>1.09</text:p>
          </table:table-cell>
          <table:table-cell office:value-type="float" office:value="28.24" calcext:value-type="float">
            <text:p>28.24</text:p>
          </table:table-cell>
          <table:table-cell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6.3" calcext:value-type="float">
            <text:p>1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3]/100" office:value-type="float" office:value="287497.15" calcext:value-type="float">
            <text:p>287497.15</text:p>
          </table:table-cell>
          <table:table-cell table:formula="of:=[.B113]*10" office:value-type="float" office:value="10.9" calcext:value-type="float">
            <text:p>10.9</text:p>
          </table:table-cell>
          <table:table-cell office:value-type="float" office:value="2218" calcext:value-type="float">
            <text:p>2218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28753838" calcext:value-type="float">
            <text:p>28753838</text:p>
          </table:table-cell>
          <table:table-cell office:value-type="float" office:value="1.01" calcext:value-type="float">
            <text:p>1.01</text:p>
          </table:table-cell>
          <table:table-cell office:value-type="float" office:value="-8.17" calcext:value-type="float">
            <text:p>-8.17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5.13" calcext:value-type="float">
            <text:p>15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3" calcext:value-type="float">
            <text:p>15.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4]/100" office:value-type="float" office:value="287538.38" calcext:value-type="float">
            <text:p>287538.38</text:p>
          </table:table-cell>
          <table:table-cell table:formula="of:=[.B114]*10" office:value-type="float" office:value="10.1" calcext:value-type="float">
            <text:p>10.1</text:p>
          </table:table-cell>
          <table:table-cell office:value-type="float" office:value="2224" calcext:value-type="float">
            <text:p>2224</text:p>
          </table:table-cell>
          <table:table-cell office:value-type="float" office:value="15.13" calcext:value-type="float">
            <text:p>15.13</text:p>
          </table:table-cell>
        </table:table-row>
        <table:table-row table:style-name="ro1">
          <table:table-cell office:value-type="float" office:value="28759141" calcext:value-type="float">
            <text:p>28759141</text:p>
          </table:table-cell>
          <table:table-cell office:value-type="float" office:value="1.29" calcext:value-type="float">
            <text:p>1.29</text:p>
          </table:table-cell>
          <table:table-cell office:value-type="float" office:value="27.16" calcext:value-type="float">
            <text:p>27.16</text:p>
          </table:table-cell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9.41" calcext:value-type="float">
            <text:p>19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1" calcext:value-type="float">
            <text:p>19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5]/100" office:value-type="float" office:value="287591.41" calcext:value-type="float">
            <text:p>287591.41</text:p>
          </table:table-cell>
          <table:table-cell table:formula="of:=[.B115]*10" office:value-type="float" office:value="12.9" calcext:value-type="float">
            <text:p>12.9</text:p>
          </table:table-cell>
          <table:table-cell office:value-type="float" office:value="2202" calcext:value-type="float">
            <text:p>2202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office:value-type="float" office:value="28762540" calcext:value-type="float">
            <text:p>28762540</text:p>
          </table:table-cell>
          <table:table-cell office:value-type="float" office:value="1.43" calcext:value-type="float">
            <text:p>1.43</text:p>
          </table:table-cell>
          <table:table-cell office:value-type="float" office:value="16.98" calcext:value-type="float">
            <text:p>16.98</text:p>
          </table:table-cell>
          <table:table-cell office:value-type="float" office:value="1" calcext:value-type="float">
            <text:p>1</text:p>
          </table:table-cell>
          <table:table-cell office:value-type="float" office:value="2192" calcext:value-type="float">
            <text:p>2192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21.43" calcext:value-type="float">
            <text:p>21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3" calcext:value-type="float">
            <text:p>21.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6]/100" office:value-type="float" office:value="287625.4" calcext:value-type="float">
            <text:p>287625.4</text:p>
          </table:table-cell>
          <table:table-cell table:formula="of:=[.B116]*10" office:value-type="float" office:value="14.3" calcext:value-type="float">
            <text:p>14.3</text:p>
          </table:table-cell>
          <table:table-cell office:value-type="float" office:value="2192" calcext:value-type="float">
            <text:p>2192</text:p>
          </table:table-cell>
          <table:table-cell office:value-type="float" office:value="21.43" calcext:value-type="float">
            <text:p>21.43</text:p>
          </table:table-cell>
        </table:table-row>
        <table:table-row table:style-name="ro1">
          <table:table-cell office:value-type="float" office:value="28766961" calcext:value-type="float">
            <text:p>28766961</text:p>
          </table:table-cell>
          <table:table-cell office:value-type="float" office:value="1.63" calcext:value-type="float">
            <text:p>1.63</text:p>
          </table:table-cell>
          <table:table-cell office:value-type="float" office:value="20.73" calcext:value-type="float">
            <text:p>20.73</text:p>
          </table:table-cell>
          <table:table-cell office:value-type="float" office:value="1" calcext:value-type="float">
            <text:p>1</text:p>
          </table:table-cell>
          <table:table-cell office:value-type="float" office:value="2177" calcext:value-type="float">
            <text:p>2177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24.41" calcext:value-type="float">
            <text:p>24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1" calcext:value-type="float">
            <text:p>24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7]/100" office:value-type="float" office:value="287669.61" calcext:value-type="float">
            <text:p>287669.61</text:p>
          </table:table-cell>
          <table:table-cell table:formula="of:=[.B117]*10" office:value-type="float" office:value="16.3" calcext:value-type="float">
            <text:p>16.3</text:p>
          </table:table-cell>
          <table:table-cell office:value-type="float" office:value="2177" calcext:value-type="float">
            <text:p>2177</text:p>
          </table:table-cell>
          <table:table-cell office:value-type="float" office:value="24.41" calcext:value-type="float">
            <text:p>24.41</text:p>
          </table:table-cell>
        </table:table-row>
        <table:table-row table:style-name="ro1">
          <table:table-cell office:value-type="float" office:value="28771038" calcext:value-type="float">
            <text:p>28771038</text:p>
          </table:table-cell>
          <table:table-cell office:value-type="float" office:value="1.5" calcext:value-type="float">
            <text:p>1.5</text:p>
          </table:table-cell>
          <table:table-cell office:value-type="float" office:value="-11.37" calcext:value-type="float">
            <text:p>-11.37</text:p>
          </table:table-cell>
          <table:table-cell office:value-type="float" office:value="1" calcext:value-type="float">
            <text:p>1</text:p>
          </table:table-cell>
          <table:table-cell office:value-type="float" office:value="2187" calcext:value-type="float">
            <text:p>218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2.53" calcext:value-type="float">
            <text:p>22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53" calcext:value-type="float">
            <text:p>22.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8]/100" office:value-type="float" office:value="287710.38" calcext:value-type="float">
            <text:p>287710.38</text:p>
          </table:table-cell>
          <table:table-cell table:formula="of:=[.B118]*10" office:value-type="float" office:value="15" calcext:value-type="float">
            <text:p>15</text:p>
          </table:table-cell>
          <table:table-cell office:value-type="float" office:value="2187" calcext:value-type="float">
            <text:p>2187</text:p>
          </table:table-cell>
          <table:table-cell office:value-type="float" office:value="22.53" calcext:value-type="float">
            <text:p>22.53</text:p>
          </table:table-cell>
        </table:table-row>
        <table:table-row table:style-name="ro1">
          <table:table-cell office:value-type="float" office:value="28774926" calcext:value-type="float">
            <text:p>28774926</text:p>
          </table:table-cell>
          <table:table-cell office:value-type="float" office:value="1.57" calcext:value-type="float">
            <text:p>1.57</text:p>
          </table:table-cell>
          <table:table-cell office:value-type="float" office:value="5.08" calcext:value-type="float">
            <text:p>5.08</text:p>
          </table:table-cell>
          <table:table-cell office:value-type="float" office:value="1" calcext:value-type="float">
            <text:p>1</text:p>
          </table:table-cell>
          <table:table-cell office:value-type="float" office:value="2181" calcext:value-type="float">
            <text:p>2181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23.61" calcext:value-type="float">
            <text:p>23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61" calcext:value-type="float">
            <text:p>23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9]/100" office:value-type="float" office:value="287749.26" calcext:value-type="float">
            <text:p>287749.26</text:p>
          </table:table-cell>
          <table:table-cell table:formula="of:=[.B119]*10" office:value-type="float" office:value="15.7" calcext:value-type="float">
            <text:p>15.7</text:p>
          </table:table-cell>
          <table:table-cell office:value-type="float" office:value="2181" calcext:value-type="float">
            <text:p>2181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float" office:value="28779175" calcext:value-type="float">
            <text:p>28779175</text:p>
          </table:table-cell>
          <table:table-cell office:value-type="float" office:value="1.75" calcext:value-type="float">
            <text:p>1.75</text:p>
          </table:table-cell>
          <table:table-cell office:value-type="float" office:value="20.73" calcext:value-type="float">
            <text:p>20.73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26.3" calcext:value-type="float">
            <text:p>2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0]/100" office:value-type="float" office:value="287791.75" calcext:value-type="float">
            <text:p>287791.75</text:p>
          </table:table-cell>
          <table:table-cell table:formula="of:=[.B120]*10" office:value-type="float" office:value="17.5" calcext:value-type="float">
            <text:p>17.5</text:p>
          </table:table-cell>
          <table:table-cell office:value-type="float" office:value="2168" calcext:value-type="float">
            <text:p>2168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28782929" calcext:value-type="float">
            <text:p>28782929</text:p>
          </table:table-cell>
          <table:table-cell office:value-type="float" office:value="1.75" calcext:value-type="float">
            <text:p>1.75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26.3" calcext:value-type="float">
            <text:p>2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1]/100" office:value-type="float" office:value="287829.29" calcext:value-type="float">
            <text:p>287829.29</text:p>
          </table:table-cell>
          <table:table-cell table:formula="of:=[.B121]*10" office:value-type="float" office:value="17.5" calcext:value-type="float">
            <text:p>17.5</text:p>
          </table:table-cell>
          <table:table-cell office:value-type="float" office:value="2168" calcext:value-type="float">
            <text:p>2168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28787123" calcext:value-type="float">
            <text:p>28787123</text:p>
          </table:table-cell>
          <table:table-cell office:value-type="float" office:value="1.65" calcext:value-type="float">
            <text:p>1.65</text:p>
          </table:table-cell>
          <table:table-cell office:value-type="float" office:value="-12.41" calcext:value-type="float">
            <text:p>-12.41</text:p>
          </table:table-cell>
          <table:table-cell office:value-type="float" office:value="1" calcext:value-type="float">
            <text:p>1</text:p>
          </table:table-cell>
          <table:table-cell office:value-type="float" office:value="2176" calcext:value-type="float">
            <text:p>2176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24.73" calcext:value-type="float">
            <text:p>24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3" calcext:value-type="float">
            <text:p>24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2]/100" office:value-type="float" office:value="287871.23" calcext:value-type="float">
            <text:p>287871.23</text:p>
          </table:table-cell>
          <table:table-cell table:formula="of:=[.B122]*10" office:value-type="float" office:value="16.5" calcext:value-type="float">
            <text:p>16.5</text:p>
          </table:table-cell>
          <table:table-cell office:value-type="float" office:value="2176" calcext:value-type="float">
            <text:p>2176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float" office:value="28790938" calcext:value-type="float">
            <text:p>28790938</text:p>
          </table:table-cell>
          <table:table-cell office:value-type="float" office:value="1.79" calcext:value-type="float">
            <text:p>1.79</text:p>
          </table:table-cell>
          <table:table-cell office:value-type="float" office:value="9.34" calcext:value-type="float">
            <text:p>9.34</text:p>
          </table:table-cell>
          <table:table-cell office:value-type="float" office:value="1" calcext:value-type="float">
            <text:p>1</text:p>
          </table:table-cell>
          <table:table-cell office:value-type="float" office:value="2165" calcext:value-type="float">
            <text:p>2165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26.82" calcext:value-type="float">
            <text:p>2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82" calcext:value-type="float">
            <text:p>26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3]/100" office:value-type="float" office:value="287909.38" calcext:value-type="float">
            <text:p>287909.38</text:p>
          </table:table-cell>
          <table:table-cell table:formula="of:=[.B123]*10" office:value-type="float" office:value="17.9" calcext:value-type="float">
            <text:p>17.9</text:p>
          </table:table-cell>
          <table:table-cell office:value-type="float" office:value="2165" calcext:value-type="float">
            <text:p>2165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float" office:value="28794943" calcext:value-type="float">
            <text:p>28794943</text:p>
          </table:table-cell>
          <table:table-cell office:value-type="float" office:value="1.92" calcext:value-type="float">
            <text:p>1.92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2156" calcext:value-type="float">
            <text:p>2156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28.77" calcext:value-type="float">
            <text:p>28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4]/100" office:value-type="float" office:value="287949.43" calcext:value-type="float">
            <text:p>287949.43</text:p>
          </table:table-cell>
          <table:table-cell table:formula="of:=[.B124]*10" office:value-type="float" office:value="19.2" calcext:value-type="float">
            <text:p>19.2</text:p>
          </table:table-cell>
          <table:table-cell office:value-type="float" office:value="2156" calcext:value-type="float">
            <text:p>2156</text:p>
          </table:table-cell>
          <table:table-cell office:value-type="float" office:value="28.77" calcext:value-type="float">
            <text:p>28.77</text:p>
          </table:table-cell>
        </table:table-row>
        <table:table-row table:style-name="ro1">
          <table:table-cell office:value-type="float" office:value="28798978" calcext:value-type="float">
            <text:p>28798978</text:p>
          </table:table-cell>
          <table:table-cell office:value-type="float" office:value="1.87" calcext:value-type="float">
            <text:p>1.87</text:p>
          </table:table-cell>
          <table:table-cell office:value-type="float" office:value="-1.81" calcext:value-type="float">
            <text:p>-1.81</text:p>
          </table:table-cell>
          <table:table-cell office:value-type="float" office:value="1" calcext:value-type="float">
            <text:p>1</text:p>
          </table:table-cell>
          <table:table-cell office:value-type="float" office:value="2159" calcext:value-type="float">
            <text:p>2159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28.12" calcext:value-type="float">
            <text:p>28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5]/100" office:value-type="float" office:value="287989.78" calcext:value-type="float">
            <text:p>287989.78</text:p>
          </table:table-cell>
          <table:table-cell table:formula="of:=[.B125]*10" office:value-type="float" office:value="18.7" calcext:value-type="float">
            <text:p>18.7</text:p>
          </table:table-cell>
          <table:table-cell office:value-type="float" office:value="2159" calcext:value-type="float">
            <text:p>2159</text:p>
          </table:table-cell>
          <table:table-cell office:value-type="float" office:value="28.12" calcext:value-type="float">
            <text:p>28.12</text:p>
          </table:table-cell>
        </table:table-row>
        <table:table-row table:style-name="ro1">
          <table:table-cell office:value-type="float" office:value="28802960" calcext:value-type="float">
            <text:p>28802960</text:p>
          </table:table-cell>
          <table:table-cell office:value-type="float" office:value="1.88" calcext:value-type="float">
            <text:p>1.88</text:p>
          </table:table-cell>
          <table:table-cell office:value-type="float" office:value="-3.89" calcext:value-type="float">
            <text:p>-3.89</text:p>
          </table:table-cell>
          <table:table-cell office:value-type="float" office:value="1" calcext:value-type="float">
            <text:p>1</text:p>
          </table:table-cell>
          <table:table-cell office:value-type="float" office:value="2158" calcext:value-type="float">
            <text:p>2158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28.27" calcext:value-type="float">
            <text:p>2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27" calcext:value-type="float">
            <text:p>28.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6]/100" office:value-type="float" office:value="288029.6" calcext:value-type="float">
            <text:p>288029.6</text:p>
          </table:table-cell>
          <table:table-cell table:formula="of:=[.B126]*10" office:value-type="float" office:value="18.8" calcext:value-type="float">
            <text:p>18.8</text:p>
          </table:table-cell>
          <table:table-cell office:value-type="float" office:value="2158" calcext:value-type="float">
            <text:p>2158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>
          <table:table-cell office:value-type="float" office:value="28806998" calcext:value-type="float">
            <text:p>28806998</text:p>
          </table:table-cell>
          <table:table-cell office:value-type="float" office:value="2.18" calcext:value-type="float">
            <text:p>2.18</text:p>
          </table:table-cell>
          <table:table-cell office:value-type="float" office:value="26.13" calcext:value-type="float">
            <text:p>26.13</text:p>
          </table:table-cell>
          <table:table-cell office:value-type="float" office:value="1" calcext:value-type="float">
            <text:p>1</text:p>
          </table:table-cell>
          <table:table-cell office:value-type="float" office:value="2136" calcext:value-type="float">
            <text:p>2136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32.74" calcext:value-type="float">
            <text:p>3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74" calcext:value-type="float">
            <text:p>32.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7]/100" office:value-type="float" office:value="288069.98" calcext:value-type="float">
            <text:p>288069.98</text:p>
          </table:table-cell>
          <table:table-cell table:formula="of:=[.B127]*10" office:value-type="float" office:value="21.8" calcext:value-type="float">
            <text:p>21.8</text:p>
          </table:table-cell>
          <table:table-cell office:value-type="float" office:value="2136" calcext:value-type="float">
            <text:p>2136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float" office:value="28810978" calcext:value-type="float">
            <text:p>28810978</text:p>
          </table:table-cell>
          <table:table-cell office:value-type="float" office:value="2.37" calcext:value-type="float">
            <text:p>2.37</text:p>
          </table:table-cell>
          <table:table-cell office:value-type="float" office:value="22.86" calcext:value-type="float">
            <text:p>22.86</text:p>
          </table:table-cell>
          <table:table-cell office:value-type="float" office:value="1" calcext:value-type="float">
            <text:p>1</text:p>
          </table:table-cell>
          <table:table-cell office:value-type="float" office:value="2122" calcext:value-type="float">
            <text:p>2122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35.55" calcext:value-type="float">
            <text:p>3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55" calcext:value-type="float">
            <text:p>35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8]/100" office:value-type="float" office:value="288109.78" calcext:value-type="float">
            <text:p>288109.78</text:p>
          </table:table-cell>
          <table:table-cell table:formula="of:=[.B128]*10" office:value-type="float" office:value="23.7" calcext:value-type="float">
            <text:p>23.7</text:p>
          </table:table-cell>
          <table:table-cell office:value-type="float" office:value="2122" calcext:value-type="float">
            <text:p>2122</text:p>
          </table:table-cell>
          <table:table-cell office:value-type="float" office:value="35.55" calcext:value-type="float">
            <text:p>35.55</text:p>
          </table:table-cell>
        </table:table-row>
        <table:table-row table:style-name="ro1">
          <table:table-cell office:value-type="float" office:value="28814989" calcext:value-type="float">
            <text:p>28814989</text:p>
          </table:table-cell>
          <table:table-cell office:value-type="float" office:value="2.25" calcext:value-type="float">
            <text:p>2.25</text:p>
          </table:table-cell>
          <table:table-cell office:value-type="float" office:value="-12.2" calcext:value-type="float">
            <text:p>-12.2</text:p>
          </table:table-cell>
          <table:table-cell office:value-type="float" office:value="1" calcext:value-type="float">
            <text:p>1</text:p>
          </table:table-cell>
          <table:table-cell office:value-type="float" office:value="2131" calcext:value-type="float">
            <text:p>2131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33.76" calcext:value-type="float">
            <text:p>33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9]/100" office:value-type="float" office:value="288149.89" calcext:value-type="float">
            <text:p>288149.89</text:p>
          </table:table-cell>
          <table:table-cell table:formula="of:=[.B129]*10" office:value-type="float" office:value="22.5" calcext:value-type="float">
            <text:p>22.5</text:p>
          </table:table-cell>
          <table:table-cell office:value-type="float" office:value="2131" calcext:value-type="float">
            <text:p>2131</text:p>
          </table:table-cell>
          <table:table-cell office:value-type="float" office:value="33.76" calcext:value-type="float">
            <text:p>33.76</text:p>
          </table:table-cell>
        </table:table-row>
        <table:table-row table:style-name="ro1">
          <table:table-cell office:value-type="float" office:value="28819120" calcext:value-type="float">
            <text:p>28819120</text:p>
          </table:table-cell>
          <table:table-cell office:value-type="float" office:value="2.39" calcext:value-type="float">
            <text:p>2.39</text:p>
          </table:table-cell>
          <table:table-cell office:value-type="float" office:value="9.57" calcext:value-type="float">
            <text:p>9.57</text:p>
          </table:table-cell>
          <table:table-cell office:value-type="float" office:value="1" calcext:value-type="float">
            <text:p>1</text:p>
          </table:table-cell>
          <table:table-cell office:value-type="float" office:value="2120" calcext:value-type="float">
            <text:p>2120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35.92" calcext:value-type="float">
            <text:p>3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0]/100" office:value-type="float" office:value="288191.2" calcext:value-type="float">
            <text:p>288191.2</text:p>
          </table:table-cell>
          <table:table-cell table:formula="of:=[.B130]*10" office:value-type="float" office:value="23.9" calcext:value-type="float">
            <text:p>23.9</text:p>
          </table:table-cell>
          <table:table-cell office:value-type="float" office:value="2120" calcext:value-type="float">
            <text:p>2120</text:p>
          </table:table-cell>
          <table:table-cell office:value-type="float" office:value="35.92" calcext:value-type="float">
            <text:p>35.92</text:p>
          </table:table-cell>
        </table:table-row>
        <table:table-row table:style-name="ro1">
          <table:table-cell office:value-type="float" office:value="28823058" calcext:value-type="float">
            <text:p>28823058</text:p>
          </table:table-cell>
          <table:table-cell office:value-type="float" office:value="2.74" calcext:value-type="float">
            <text:p>2.74</text:p>
          </table:table-cell>
          <table:table-cell office:value-type="float" office:value="38.33" calcext:value-type="float">
            <text:p>38.33</text:p>
          </table:table-cell>
          <table:table-cell office:value-type="float" office:value="1" calcext:value-type="float">
            <text:p>1</text:p>
          </table:table-cell>
          <table:table-cell office:value-type="float" office:value="2094" calcext:value-type="float">
            <text:p>2094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41.15" calcext:value-type="float">
            <text:p>4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15" calcext:value-type="float">
            <text:p>41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1]/100" office:value-type="float" office:value="288230.58" calcext:value-type="float">
            <text:p>288230.58</text:p>
          </table:table-cell>
          <table:table-cell table:formula="of:=[.B131]*10" office:value-type="float" office:value="27.4" calcext:value-type="float">
            <text:p>27.4</text:p>
          </table:table-cell>
          <table:table-cell office:value-type="float" office:value="2094" calcext:value-type="float">
            <text:p>2094</text:p>
          </table:table-cell>
          <table:table-cell office:value-type="float" office:value="41.15" calcext:value-type="float">
            <text:p>41.15</text:p>
          </table:table-cell>
        </table:table-row>
        <table:table-row table:style-name="ro1">
          <table:table-cell office:value-type="float" office:value="28827283" calcext:value-type="float">
            <text:p>28827283</text:p>
          </table:table-cell>
          <table:table-cell office:value-type="float" office:value="2.67" calcext:value-type="float">
            <text:p>2.67</text:p>
          </table:table-cell>
          <table:table-cell office:value-type="float" office:value="-3.56" calcext:value-type="float">
            <text:p>-3.56</text:p>
          </table:table-cell>
          <table:table-cell office:value-type="float" office:value="1" calcext:value-type="float">
            <text:p>1</text:p>
          </table:table-cell>
          <table:table-cell office:value-type="float" office:value="2099" calcext:value-type="float">
            <text:p>2099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float" office:value="40.05" calcext:value-type="float">
            <text:p>4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05" calcext:value-type="float">
            <text:p>40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2]/100" office:value-type="float" office:value="288272.83" calcext:value-type="float">
            <text:p>288272.83</text:p>
          </table:table-cell>
          <table:table-cell table:formula="of:=[.B132]*10" office:value-type="float" office:value="26.7" calcext:value-type="float">
            <text:p>26.7</text:p>
          </table:table-cell>
          <table:table-cell office:value-type="float" office:value="2099" calcext:value-type="float">
            <text:p>2099</text:p>
          </table:table-cell>
          <table:table-cell office:value-type="float" office:value="40.05" calcext:value-type="float">
            <text:p>40.05</text:p>
          </table:table-cell>
        </table:table-row>
        <table:table-row table:style-name="ro1">
          <table:table-cell office:value-type="float" office:value="28831087" calcext:value-type="float">
            <text:p>28831087</text:p>
          </table:table-cell>
          <table:table-cell office:value-type="float" office:value="2.64" calcext:value-type="float">
            <text:p>2.64</text:p>
          </table:table-cell>
          <table:table-cell office:value-type="float" office:value="-7.17" calcext:value-type="float">
            <text:p>-7.17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39.61" calcext:value-type="float">
            <text:p>39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1" calcext:value-type="float">
            <text:p>39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3]/100" office:value-type="float" office:value="288310.87" calcext:value-type="float">
            <text:p>288310.87</text:p>
          </table:table-cell>
          <table:table-cell table:formula="of:=[.B133]*10" office:value-type="float" office:value="26.4" calcext:value-type="float">
            <text:p>26.4</text:p>
          </table:table-cell>
          <table:table-cell office:value-type="float" office:value="2101" calcext:value-type="float">
            <text:p>2101</text:p>
          </table:table-cell>
          <table:table-cell office:value-type="float" office:value="39.61" calcext:value-type="float">
            <text:p>39.61</text:p>
          </table:table-cell>
        </table:table-row>
        <table:table-row table:style-name="ro1">
          <table:table-cell office:value-type="float" office:value="28835323" calcext:value-type="float">
            <text:p>28835323</text:p>
          </table:table-cell>
          <table:table-cell office:value-type="float" office:value="2.97" calcext:value-type="float">
            <text:p>2.97</text:p>
          </table:table-cell>
          <table:table-cell office:value-type="float" office:value="32.32" calcext:value-type="float">
            <text:p>32.32</text:p>
          </table:table-cell>
          <table:table-cell office:value-type="float" office:value="1" calcext:value-type="float">
            <text:p>1</text:p>
          </table:table-cell>
          <table:table-cell office:value-type="float" office:value="2077" calcext:value-type="float">
            <text:p>2077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44.58" calcext:value-type="float">
            <text:p>44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58" calcext:value-type="float">
            <text:p>44.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4]/100" office:value-type="float" office:value="288353.23" calcext:value-type="float">
            <text:p>288353.23</text:p>
          </table:table-cell>
          <table:table-cell table:formula="of:=[.B134]*10" office:value-type="float" office:value="29.7" calcext:value-type="float">
            <text:p>29.7</text:p>
          </table:table-cell>
          <table:table-cell office:value-type="float" office:value="2077" calcext:value-type="float">
            <text:p>2077</text:p>
          </table:table-cell>
          <table:table-cell office:value-type="float" office:value="44.58" calcext:value-type="float">
            <text:p>44.58</text:p>
          </table:table-cell>
        </table:table-row>
        <table:table-row table:style-name="ro1">
          <table:table-cell office:value-type="float" office:value="28839141" calcext:value-type="float">
            <text:p>28839141</text:p>
          </table:table-cell>
          <table:table-cell office:value-type="float" office:value="3.08" calcext:value-type="float">
            <text:p>3.08</text:p>
          </table:table-cell>
          <table:table-cell office:value-type="float" office:value="16.82" calcext:value-type="float">
            <text:p>16.82</text:p>
          </table:table-cell>
          <table:table-cell office:value-type="float" office:value="1" calcext:value-type="float">
            <text:p>1</text:p>
          </table:table-cell>
          <table:table-cell office:value-type="float" office:value="2068" calcext:value-type="float">
            <text:p>2068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46.21" calcext:value-type="float">
            <text:p>4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21" calcext:value-type="float">
            <text:p>46.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5]/100" office:value-type="float" office:value="288391.41" calcext:value-type="float">
            <text:p>288391.41</text:p>
          </table:table-cell>
          <table:table-cell table:formula="of:=[.B135]*10" office:value-type="float" office:value="30.8" calcext:value-type="float">
            <text:p>30.8</text:p>
          </table:table-cell>
          <table:table-cell office:value-type="float" office:value="2068" calcext:value-type="float">
            <text:p>2068</text:p>
          </table:table-cell>
          <table:table-cell office:value-type="float" office:value="46.21" calcext:value-type="float">
            <text:p>46.21</text:p>
          </table:table-cell>
        </table:table-row>
        <table:table-row table:style-name="ro1">
          <table:table-cell office:value-type="float" office:value="28843155" calcext:value-type="float">
            <text:p>28843155</text:p>
          </table:table-cell>
          <table:table-cell office:value-type="float" office:value="3.01" calcext:value-type="float">
            <text:p>3.01</text:p>
          </table:table-cell>
          <table:table-cell office:value-type="float" office:value="-9.75" calcext:value-type="float">
            <text:p>-9.75</text:p>
          </table:table-cell>
          <table:table-cell office:value-type="float" office:value="1" calcext:value-type="float">
            <text:p>1</text:p>
          </table:table-cell>
          <table:table-cell office:value-type="float" office:value="2074" calcext:value-type="float">
            <text:p>2074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45.15" calcext:value-type="float">
            <text:p>45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15" calcext:value-type="float">
            <text:p>45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6]/100" office:value-type="float" office:value="288431.55" calcext:value-type="float">
            <text:p>288431.55</text:p>
          </table:table-cell>
          <table:table-cell table:formula="of:=[.B136]*10" office:value-type="float" office:value="30.1" calcext:value-type="float">
            <text:p>30.1</text:p>
          </table:table-cell>
          <table:table-cell office:value-type="float" office:value="2074" calcext:value-type="float">
            <text:p>2074</text:p>
          </table:table-cell>
          <table:table-cell office:value-type="float" office:value="45.15" calcext:value-type="float">
            <text:p>45.15</text:p>
          </table:table-cell>
        </table:table-row>
        <table:table-row table:style-name="ro1">
          <table:table-cell office:value-type="float" office:value="28847143" calcext:value-type="float">
            <text:p>28847143</text:p>
          </table:table-cell>
          <table:table-cell office:value-type="float" office:value="3.17" calcext:value-type="float">
            <text:p>3.17</text:p>
          </table:table-cell>
          <table:table-cell office:value-type="float" office:value="11.18" calcext:value-type="float">
            <text:p>11.18</text:p>
          </table:table-cell>
          <table:table-cell office:value-type="float" office:value="1" calcext:value-type="float">
            <text:p>1</text:p>
          </table:table-cell>
          <table:table-cell office:value-type="float" office:value="2062" calcext:value-type="float">
            <text:p>2062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47.49" calcext:value-type="float">
            <text:p>4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49" calcext:value-type="float">
            <text:p>47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7]/100" office:value-type="float" office:value="288471.43" calcext:value-type="float">
            <text:p>288471.43</text:p>
          </table:table-cell>
          <table:table-cell table:formula="of:=[.B137]*10" office:value-type="float" office:value="31.7" calcext:value-type="float">
            <text:p>31.7</text:p>
          </table:table-cell>
          <table:table-cell office:value-type="float" office:value="2062" calcext:value-type="float">
            <text:p>2062</text:p>
          </table:table-cell>
          <table:table-cell office:value-type="float" office:value="47.49" calcext:value-type="float">
            <text:p>47.49</text:p>
          </table:table-cell>
        </table:table-row>
        <table:table-row table:style-name="ro1">
          <table:table-cell office:value-type="float" office:value="28851306" calcext:value-type="float">
            <text:p>28851306</text:p>
          </table:table-cell>
          <table:table-cell office:value-type="float" office:value="3.38" calcext:value-type="float">
            <text:p>3.38</text:p>
          </table:table-cell>
          <table:table-cell office:value-type="float" office:value="27.17" calcext:value-type="float">
            <text:p>27.17</text:p>
          </table:table-cell>
          <table:table-cell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50.69" calcext:value-type="float">
            <text:p>5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69" calcext:value-type="float">
            <text:p>50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8]/100" office:value-type="float" office:value="288513.06" calcext:value-type="float">
            <text:p>288513.06</text:p>
          </table:table-cell>
          <table:table-cell table:formula="of:=[.B138]*10" office:value-type="float" office:value="33.8" calcext:value-type="float">
            <text:p>33.8</text:p>
          </table:table-cell>
          <table:table-cell office:value-type="float" office:value="2046" calcext:value-type="float">
            <text:p>2046</text:p>
          </table:table-cell>
          <table:table-cell office:value-type="float" office:value="50.69" calcext:value-type="float">
            <text:p>50.69</text:p>
          </table:table-cell>
        </table:table-row>
        <table:table-row table:style-name="ro1">
          <table:table-cell office:value-type="float" office:value="28855166" calcext:value-type="float">
            <text:p>28855166</text:p>
          </table:table-cell>
          <table:table-cell office:value-type="float" office:value="3.32" calcext:value-type="float">
            <text:p>3.32</text:p>
          </table:table-cell>
          <table:table-cell office:value-type="float" office:value="-3.35" calcext:value-type="float">
            <text:p>-3.35</text:p>
          </table:table-cell>
          <table:table-cell office:value-type="float" office:value="1" calcext:value-type="float">
            <text:p>1</text:p>
          </table:table-cell>
          <table:table-cell office:value-type="float" office:value="2051" calcext:value-type="float">
            <text:p>2051</text:p>
          </table:table-cell>
          <table:table-cell office:value-type="float" office:value="3.32" calcext:value-type="float">
            <text:p>3.32</text:p>
          </table:table-cell>
          <table:table-cell table:number-columns-repeated="2" office:value-type="float" office:value="49.76" calcext:value-type="float">
            <text:p>49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76" calcext:value-type="float">
            <text:p>49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39]/100" office:value-type="float" office:value="288551.66" calcext:value-type="float">
            <text:p>288551.66</text:p>
          </table:table-cell>
          <table:table-cell table:formula="of:=[.B139]*10" office:value-type="float" office:value="33.2" calcext:value-type="float">
            <text:p>33.2</text:p>
          </table:table-cell>
          <table:table-cell office:value-type="float" office:value="2051" calcext:value-type="float">
            <text:p>2051</text:p>
          </table:table-cell>
          <table:table-cell office:value-type="float" office:value="49.76" calcext:value-type="float">
            <text:p>49.76</text:p>
          </table:table-cell>
        </table:table-row>
        <table:table-row table:style-name="ro1">
          <table:table-cell office:value-type="float" office:value="28859158" calcext:value-type="float">
            <text:p>28859158</text:p>
          </table:table-cell>
          <table:table-cell office:value-type="float" office:value="3.47" calcext:value-type="float">
            <text:p>3.47</text:p>
          </table:table-cell>
          <table:table-cell office:value-type="float" office:value="11.18" calcext:value-type="float">
            <text:p>11.18</text:p>
          </table:table-cell>
          <table:table-cell office:value-type="float" office:value="1" calcext:value-type="float">
            <text:p>1</text:p>
          </table:table-cell>
          <table:table-cell office:value-type="float" office:value="2040" calcext:value-type="float">
            <text:p>2040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51.99" calcext:value-type="float">
            <text:p>51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99" calcext:value-type="float">
            <text:p>51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0]/100" office:value-type="float" office:value="288591.58" calcext:value-type="float">
            <text:p>288591.58</text:p>
          </table:table-cell>
          <table:table-cell table:formula="of:=[.B140]*10" office:value-type="float" office:value="34.7" calcext:value-type="float">
            <text:p>34.7</text:p>
          </table:table-cell>
          <table:table-cell office:value-type="float" office:value="2040" calcext:value-type="float">
            <text:p>2040</text:p>
          </table:table-cell>
          <table:table-cell office:value-type="float" office:value="51.99" calcext:value-type="float">
            <text:p>51.99</text:p>
          </table:table-cell>
        </table:table-row>
        <table:table-row table:style-name="ro1">
          <table:table-cell office:value-type="float" office:value="28863461" calcext:value-type="float">
            <text:p>28863461</text:p>
          </table:table-cell>
          <table:table-cell office:value-type="float" office:value="3.74" calcext:value-type="float">
            <text:p>3.74</text:p>
          </table:table-cell>
          <table:table-cell office:value-type="float" office:value="31.98" calcext:value-type="float">
            <text:p>31.9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.74" calcext:value-type="float">
            <text:p>3.74</text:p>
          </table:table-cell>
          <table:table-cell table:number-columns-repeated="2" office:value-type="float" office:value="56.15" calcext:value-type="float">
            <text:p>56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5" calcext:value-type="float">
            <text:p>56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1]/100" office:value-type="float" office:value="288634.61" calcext:value-type="float">
            <text:p>288634.61</text:p>
          </table:table-cell>
          <table:table-cell table:formula="of:=[.B141]*10" office:value-type="float" office:value="37.4" calcext:value-type="float">
            <text:p>37.4</text:p>
          </table:table-cell>
          <table:table-cell office:value-type="float" office:value="2019" calcext:value-type="float">
            <text:p>2019</text:p>
          </table:table-cell>
          <table:table-cell office:value-type="float" office:value="56.15" calcext:value-type="float">
            <text:p>56.15</text:p>
          </table:table-cell>
        </table:table-row>
        <table:table-row table:style-name="ro1">
          <table:table-cell office:value-type="float" office:value="28868123" calcext:value-type="float">
            <text:p>28868123</text:p>
          </table:table-cell>
          <table:table-cell office:value-type="float" office:value="3.66" calcext:value-type="float">
            <text:p>3.66</text:p>
          </table:table-cell>
          <table:table-cell office:value-type="float" office:value="-4.77" calcext:value-type="float">
            <text:p>-4.77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54.9" calcext:value-type="float">
            <text:p>5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2]/100" office:value-type="float" office:value="288681.23" calcext:value-type="float">
            <text:p>288681.23</text:p>
          </table:table-cell>
          <table:table-cell table:formula="of:=[.B142]*10" office:value-type="float" office:value="36.6" calcext:value-type="float">
            <text:p>36.6</text:p>
          </table:table-cell>
          <table:table-cell office:value-type="float" office:value="2025" calcext:value-type="float">
            <text:p>2025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28871749" calcext:value-type="float">
            <text:p>28871749</text:p>
          </table:table-cell>
          <table:table-cell office:value-type="float" office:value="3.69" calcext:value-type="float">
            <text:p>3.69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55.34" calcext:value-type="float">
            <text:p>55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34" calcext:value-type="float">
            <text:p>55.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3]/100" office:value-type="float" office:value="288717.49" calcext:value-type="float">
            <text:p>288717.49</text:p>
          </table:table-cell>
          <table:table-cell table:formula="of:=[.B143]*10" office:value-type="float" office:value="36.9" calcext:value-type="float">
            <text:p>36.9</text:p>
          </table:table-cell>
          <table:table-cell office:value-type="float" office:value="2023" calcext:value-type="float">
            <text:p>2023</text:p>
          </table:table-cell>
          <table:table-cell office:value-type="float" office:value="55.34" calcext:value-type="float">
            <text:p>55.34</text:p>
          </table:table-cell>
        </table:table-row>
        <table:table-row table:style-name="ro1">
          <table:table-cell office:value-type="float" office:value="28876526" calcext:value-type="float">
            <text:p>28876526</text:p>
          </table:table-cell>
          <table:table-cell office:value-type="float" office:value="4.03" calcext:value-type="float">
            <text:p>4.03</text:p>
          </table:table-cell>
          <table:table-cell office:value-type="float" office:value="38.41" calcext:value-type="float">
            <text:p>38.41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60.4" calcext:value-type="float">
            <text:p>6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4" calcext:value-type="float">
            <text:p>60.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4]/100" office:value-type="float" office:value="288765.26" calcext:value-type="float">
            <text:p>288765.26</text:p>
          </table:table-cell>
          <table:table-cell table:formula="of:=[.B144]*10" office:value-type="float" office:value="40.3" calcext:value-type="float">
            <text:p>40.3</text:p>
          </table:table-cell>
          <table:table-cell office:value-type="float" office:value="1997" calcext:value-type="float">
            <text:p>199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8880286" calcext:value-type="float">
            <text:p>28880286</text:p>
          </table:table-cell>
          <table:table-cell office:value-type="float" office:value="4.11" calcext:value-type="float">
            <text:p>4.11</text:p>
          </table:table-cell>
          <table:table-cell office:value-type="float" office:value="14.11" calcext:value-type="float">
            <text:p>14.11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float" office:value="4.11" calcext:value-type="float">
            <text:p>4.11</text:p>
          </table:table-cell>
          <table:table-cell table:number-columns-repeated="2" office:value-type="float" office:value="61.6" calcext:value-type="float">
            <text:p>6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5]/100" office:value-type="float" office:value="288802.86" calcext:value-type="float">
            <text:p>288802.86</text:p>
          </table:table-cell>
          <table:table-cell table:formula="of:=[.B145]*10" office:value-type="float" office:value="41.1" calcext:value-type="float">
            <text:p>41.1</text:p>
          </table:table-cell>
          <table:table-cell office:value-type="float" office:value="1992" calcext:value-type="float">
            <text:p>1992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28884641" calcext:value-type="float">
            <text:p>28884641</text:p>
          </table:table-cell>
          <table:table-cell office:value-type="float" office:value="4.04" calcext:value-type="float">
            <text:p>4.04</text:p>
          </table:table-cell>
          <table:table-cell office:value-type="float" office:value="-7.82" calcext:value-type="float">
            <text:p>-7.82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60.57" calcext:value-type="float">
            <text:p>6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57" calcext:value-type="float">
            <text:p>60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6]/100" office:value-type="float" office:value="288846.41" calcext:value-type="float">
            <text:p>288846.41</text:p>
          </table:table-cell>
          <table:table-cell table:formula="of:=[.B146]*10" office:value-type="float" office:value="40.4" calcext:value-type="float">
            <text:p>40.4</text:p>
          </table:table-cell>
          <table:table-cell office:value-type="float" office:value="1997" calcext:value-type="float">
            <text:p>1997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float" office:value="28888418" calcext:value-type="float">
            <text:p>28888418</text:p>
          </table:table-cell>
          <table:table-cell office:value-type="float" office:value="4.33" calcext:value-type="float">
            <text:p>4.33</text:p>
          </table:table-cell>
          <table:table-cell office:value-type="float" office:value="31.37" calcext:value-type="float">
            <text:p>31.37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float" office:value="64.99" calcext:value-type="float">
            <text:p>64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99" calcext:value-type="float">
            <text:p>64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7]/100" office:value-type="float" office:value="288884.18" calcext:value-type="float">
            <text:p>288884.18</text:p>
          </table:table-cell>
          <table:table-cell table:formula="of:=[.B147]*10" office:value-type="float" office:value="43.3" calcext:value-type="float">
            <text:p>43.3</text:p>
          </table:table-cell>
          <table:table-cell office:value-type="float" office:value="1975" calcext:value-type="float">
            <text:p>1975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28892735" calcext:value-type="float">
            <text:p>28892735</text:p>
          </table:table-cell>
          <table:table-cell office:value-type="float" office:value="4.59" calcext:value-type="float">
            <text:p>4.59</text:p>
          </table:table-cell>
          <table:table-cell office:value-type="float" office:value="31.43" calcext:value-type="float">
            <text:p>31.43</text:p>
          </table:table-cell>
          <table:table-cell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68.86" calcext:value-type="float">
            <text:p>6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86" calcext:value-type="float">
            <text:p>68.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8]/100" office:value-type="float" office:value="288927.35" calcext:value-type="float">
            <text:p>288927.35</text:p>
          </table:table-cell>
          <table:table-cell table:formula="of:=[.B148]*10" office:value-type="float" office:value="45.9" calcext:value-type="float">
            <text:p>45.9</text:p>
          </table:table-cell>
          <table:table-cell office:value-type="float" office:value="1955" calcext:value-type="float">
            <text:p>1955</text:p>
          </table:table-cell>
          <table:table-cell office:value-type="float" office:value="68.86" calcext:value-type="float">
            <text:p>68.86</text:p>
          </table:table-cell>
        </table:table-row>
        <table:table-row table:style-name="ro1">
          <table:table-cell office:value-type="float" office:value="28896469" calcext:value-type="float">
            <text:p>28896469</text:p>
          </table:table-cell>
          <table:table-cell office:value-type="float" office:value="4.58" calcext:value-type="float">
            <text:p>4.58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68.68" calcext:value-type="float">
            <text:p>68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68" calcext:value-type="float">
            <text:p>68.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49]/100" office:value-type="float" office:value="288964.69" calcext:value-type="float">
            <text:p>288964.69</text:p>
          </table:table-cell>
          <table:table-cell table:formula="of:=[.B149]*10" office:value-type="float" office:value="45.8" calcext:value-type="float">
            <text:p>45.8</text:p>
          </table:table-cell>
          <table:table-cell office:value-type="float" office:value="1956" calcext:value-type="float">
            <text:p>1956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float" office:value="28900646" calcext:value-type="float">
            <text:p>28900646</text:p>
          </table:table-cell>
          <table:table-cell office:value-type="float" office:value="4.81" calcext:value-type="float">
            <text:p>4.81</text:p>
          </table:table-cell>
          <table:table-cell office:value-type="float" office:value="23.89" calcext:value-type="float">
            <text:p>23.89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float" office:value="4.81" calcext:value-type="float">
            <text:p>4.81</text:p>
          </table:table-cell>
          <table:table-cell table:number-columns-repeated="2" office:value-type="float" office:value="72.1" calcext:value-type="float">
            <text:p>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1" calcext:value-type="float">
            <text:p>72.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0]/100" office:value-type="float" office:value="289006.46" calcext:value-type="float">
            <text:p>289006.46</text:p>
          </table:table-cell>
          <table:table-cell table:formula="of:=[.B150]*10" office:value-type="float" office:value="48.1" calcext:value-type="float">
            <text:p>48.1</text:p>
          </table:table-cell>
          <table:table-cell office:value-type="float" office:value="1939" calcext:value-type="float">
            <text:p>1939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float" office:value="28904523" calcext:value-type="float">
            <text:p>28904523</text:p>
          </table:table-cell>
          <table:table-cell office:value-type="float" office:value="5.16" calcext:value-type="float">
            <text:p>5.16</text:p>
          </table:table-cell>
          <table:table-cell office:value-type="float" office:value="40.88" calcext:value-type="float">
            <text:p>40.88</text:p>
          </table:table-cell>
          <table:table-cell office:value-type="float" office:value="1" calcext:value-type="float">
            <text:p>1</text:p>
          </table:table-cell>
          <table:table-cell office:value-type="float" office:value="1913" calcext:value-type="float">
            <text:p>1913</text:p>
          </table:table-cell>
          <table:table-cell office:value-type="float" office:value="5.16" calcext:value-type="float">
            <text:p>5.16</text:p>
          </table:table-cell>
          <table:table-cell table:number-columns-repeated="2" office:value-type="float" office:value="77.37" calcext:value-type="float">
            <text:p>77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37" calcext:value-type="float">
            <text:p>77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1]/100" office:value-type="float" office:value="289045.23" calcext:value-type="float">
            <text:p>289045.23</text:p>
          </table:table-cell>
          <table:table-cell table:formula="of:=[.B151]*10" office:value-type="float" office:value="51.6" calcext:value-type="float">
            <text:p>51.6</text:p>
          </table:table-cell>
          <table:table-cell office:value-type="float" office:value="1913" calcext:value-type="float">
            <text:p>1913</text:p>
          </table:table-cell>
          <table:table-cell office:value-type="float" office:value="77.37" calcext:value-type="float">
            <text:p>77.37</text:p>
          </table:table-cell>
        </table:table-row>
        <table:table-row table:style-name="ro1">
          <table:table-cell office:value-type="float" office:value="28908706" calcext:value-type="float">
            <text:p>28908706</text:p>
          </table:table-cell>
          <table:table-cell office:value-type="float" office:value="5.12" calcext:value-type="float">
            <text:p>5.12</text:p>
          </table:table-cell>
          <table:table-cell office:value-type="float" office:value="-0.66" calcext:value-type="float">
            <text:p>-0.66</text:p>
          </table:table-cell>
          <table:table-cell office:value-type="float" office:value="1" calcext:value-type="float">
            <text:p>1</text:p>
          </table:table-cell>
          <table:table-cell office:value-type="float" office:value="1915" calcext:value-type="float">
            <text:p>1915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76.82" calcext:value-type="float">
            <text:p>7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82" calcext:value-type="float">
            <text:p>76.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2]/100" office:value-type="float" office:value="289087.06" calcext:value-type="float">
            <text:p>289087.06</text:p>
          </table:table-cell>
          <table:table-cell table:formula="of:=[.B152]*10" office:value-type="float" office:value="51.2" calcext:value-type="float">
            <text:p>51.2</text:p>
          </table:table-cell>
          <table:table-cell office:value-type="float" office:value="1915" calcext:value-type="float">
            <text:p>1915</text:p>
          </table:table-cell>
          <table:table-cell office:value-type="float" office:value="76.82" calcext:value-type="float">
            <text:p>76.82</text:p>
          </table:table-cell>
        </table:table-row>
        <table:table-row table:style-name="ro1">
          <table:table-cell office:value-type="float" office:value="28912543" calcext:value-type="float">
            <text:p>28912543</text:p>
          </table:table-cell>
          <table:table-cell office:value-type="float" office:value="5.24" calcext:value-type="float">
            <text:p>5.24</text:p>
          </table:table-cell>
          <table:table-cell office:value-type="float" office:value="13.17" calcext:value-type="float">
            <text:p>13.17</text:p>
          </table:table-cell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float" office:value="5.24" calcext:value-type="float">
            <text:p>5.24</text:p>
          </table:table-cell>
          <table:table-cell table:number-columns-repeated="2" office:value-type="float" office:value="78.56" calcext:value-type="float">
            <text:p>78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56" calcext:value-type="float">
            <text:p>78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3]/100" office:value-type="float" office:value="289125.43" calcext:value-type="float">
            <text:p>289125.43</text:p>
          </table:table-cell>
          <table:table-cell table:formula="of:=[.B153]*10" office:value-type="float" office:value="52.4" calcext:value-type="float">
            <text:p>52.4</text:p>
          </table:table-cell>
          <table:table-cell office:value-type="float" office:value="1907" calcext:value-type="float">
            <text:p>1907</text:p>
          </table:table-cell>
          <table:table-cell office:value-type="float" office:value="78.56" calcext:value-type="float">
            <text:p>78.56</text:p>
          </table:table-cell>
        </table:table-row>
        <table:table-row table:style-name="ro1">
          <table:table-cell office:value-type="float" office:value="28917023" calcext:value-type="float">
            <text:p>28917023</text:p>
          </table:table-cell>
          <table:table-cell office:value-type="float" office:value="5.71" calcext:value-type="float">
            <text:p>5.71</text:p>
          </table:table-cell>
          <table:table-cell office:value-type="float" office:value="52.02" calcext:value-type="float">
            <text:p>52.02</text:p>
          </table:table-cell>
          <table:table-cell office:value-type="float" office:value="1" calcext:value-type="float">
            <text:p>1</text:p>
          </table:table-cell>
          <table:table-cell office:value-type="float" office:value="1871" calcext:value-type="float">
            <text:p>1871</text:p>
          </table:table-cell>
          <table:table-cell office:value-type="float" office:value="5.71" calcext:value-type="float">
            <text:p>5.71</text:p>
          </table:table-cell>
          <table:table-cell table:number-columns-repeated="2" office:value-type="float" office:value="85.63" calcext:value-type="float">
            <text:p>85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63" calcext:value-type="float">
            <text:p>85.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4]/100" office:value-type="float" office:value="289170.23" calcext:value-type="float">
            <text:p>289170.23</text:p>
          </table:table-cell>
          <table:table-cell table:formula="of:=[.B154]*10" office:value-type="float" office:value="57.1" calcext:value-type="float">
            <text:p>57.1</text:p>
          </table:table-cell>
          <table:table-cell office:value-type="float" office:value="1871" calcext:value-type="float">
            <text:p>1871</text:p>
          </table:table-cell>
          <table:table-cell office:value-type="float" office:value="85.63" calcext:value-type="float">
            <text:p>85.63</text:p>
          </table:table-cell>
        </table:table-row>
        <table:table-row table:style-name="ro1">
          <table:table-cell office:value-type="float" office:value="28920741" calcext:value-type="float">
            <text:p>28920741</text:p>
          </table:table-cell>
          <table:table-cell office:value-type="float" office:value="5.57" calcext:value-type="float">
            <text:p>5.57</text:p>
          </table:table-cell>
          <table:table-cell office:value-type="float" office:value="-9.24" calcext:value-type="float">
            <text:p>-9.24</text:p>
          </table:table-cell>
          <table:table-cell office:value-type="float" office:value="1" calcext:value-type="float">
            <text:p>1</text:p>
          </table:table-cell>
          <table:table-cell office:value-type="float" office:value="1881" calcext:value-type="float">
            <text:p>1881</text:p>
          </table:table-cell>
          <table:table-cell office:value-type="float" office:value="5.57" calcext:value-type="float">
            <text:p>5.57</text:p>
          </table:table-cell>
          <table:table-cell table:number-columns-repeated="2" office:value-type="float" office:value="83.6" calcext:value-type="float">
            <text:p>8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5]/100" office:value-type="float" office:value="289207.41" calcext:value-type="float">
            <text:p>289207.41</text:p>
          </table:table-cell>
          <table:table-cell table:formula="of:=[.B155]*10" office:value-type="float" office:value="55.7" calcext:value-type="float">
            <text:p>55.7</text:p>
          </table:table-cell>
          <table:table-cell office:value-type="float" office:value="1881" calcext:value-type="float">
            <text:p>1881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28925038" calcext:value-type="float">
            <text:p>28925038</text:p>
          </table:table-cell>
          <table:table-cell office:value-type="float" office:value="5.83" calcext:value-type="float">
            <text:p>5.83</text:p>
          </table:table-cell>
          <table:table-cell office:value-type="float" office:value="25.49" calcext:value-type="float">
            <text:p>25.49</text:p>
          </table:table-cell>
          <table:table-cell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5.83" calcext:value-type="float">
            <text:p>5.83</text:p>
          </table:table-cell>
          <table:table-cell table:number-columns-repeated="2" office:value-type="float" office:value="87.39" calcext:value-type="float">
            <text:p>8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39" calcext:value-type="float">
            <text:p>87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6]/100" office:value-type="float" office:value="289250.38" calcext:value-type="float">
            <text:p>289250.38</text:p>
          </table:table-cell>
          <table:table-cell table:formula="of:=[.B156]*10" office:value-type="float" office:value="58.3" calcext:value-type="float">
            <text:p>58.3</text:p>
          </table:table-cell>
          <table:table-cell office:value-type="float" office:value="1863" calcext:value-type="float">
            <text:p>1863</text:p>
          </table:table-cell>
          <table:table-cell office:value-type="float" office:value="87.39" calcext:value-type="float">
            <text:p>87.39</text:p>
          </table:table-cell>
        </table:table-row>
        <table:table-row table:style-name="ro1">
          <table:table-cell office:value-type="float" office:value="28928826" calcext:value-type="float">
            <text:p>28928826</text:p>
          </table:table-cell>
          <table:table-cell office:value-type="float" office:value="6.68" calcext:value-type="float">
            <text:p>6.6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office:value-type="float" office:value="6.68" calcext:value-type="float">
            <text:p>6.68</text:p>
          </table:table-cell>
          <table:table-cell table:number-columns-repeated="2" office:value-type="float" office:value="100.23" calcext:value-type="float">
            <text:p>10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23" calcext:value-type="float">
            <text:p>100.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7]/100" office:value-type="float" office:value="289288.26" calcext:value-type="float">
            <text:p>289288.26</text:p>
          </table:table-cell>
          <table:table-cell table:formula="of:=[.B157]*10" office:value-type="float" office:value="66.8" calcext:value-type="float">
            <text:p>66.8</text:p>
          </table:table-cell>
          <table:table-cell office:value-type="float" office:value="1798" calcext:value-type="float">
            <text:p>1798</text:p>
          </table:table-cell>
          <table:table-cell office:value-type="float" office:value="100.23" calcext:value-type="float">
            <text:p>100.23</text:p>
          </table:table-cell>
        </table:table-row>
        <table:table-row table:style-name="ro1">
          <table:table-cell office:value-type="float" office:value="28932920" calcext:value-type="float">
            <text:p>28932920</text:p>
          </table:table-cell>
          <table:table-cell office:value-type="float" office:value="6.54" calcext:value-type="float">
            <text:p>6.54</text:p>
          </table:table-cell>
          <table:table-cell office:value-type="float" office:value="-6.64" calcext:value-type="float">
            <text:p>-6.64</text:p>
          </table:table-cell>
          <table:table-cell office:value-type="float" office:value="1" calcext:value-type="float">
            <text:p>1</text:p>
          </table:table-cell>
          <table:table-cell office:value-type="float" office:value="1809" calcext:value-type="float">
            <text:p>1809</text:p>
          </table:table-cell>
          <table:table-cell office:value-type="float" office:value="6.54" calcext:value-type="float">
            <text:p>6.54</text:p>
          </table:table-cell>
          <table:table-cell table:number-columns-repeated="2" office:value-type="float" office:value="98.15" calcext:value-type="float">
            <text:p>98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5" calcext:value-type="float">
            <text:p>98.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8]/100" office:value-type="float" office:value="289329.2" calcext:value-type="float">
            <text:p>289329.2</text:p>
          </table:table-cell>
          <table:table-cell table:formula="of:=[.B158]*10" office:value-type="float" office:value="65.4" calcext:value-type="float">
            <text:p>65.4</text:p>
          </table:table-cell>
          <table:table-cell office:value-type="float" office:value="1809" calcext:value-type="float">
            <text:p>1809</text:p>
          </table:table-cell>
          <table:table-cell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28936866" calcext:value-type="float">
            <text:p>28936866</text:p>
          </table:table-cell>
          <table:table-cell office:value-type="float" office:value="6.68" calcext:value-type="float">
            <text:p>6.68</text:p>
          </table:table-cell>
          <table:table-cell office:value-type="float" office:value="16.09" calcext:value-type="float">
            <text:p>16.09</text:p>
          </table:table-cell>
          <table:table-cell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office:value-type="float" office:value="6.68" calcext:value-type="float">
            <text:p>6.68</text:p>
          </table:table-cell>
          <table:table-cell table:number-columns-repeated="2" office:value-type="float" office:value="100.26" calcext:value-type="float">
            <text:p>10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26" calcext:value-type="float">
            <text:p>100.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9]/100" office:value-type="float" office:value="289368.66" calcext:value-type="float">
            <text:p>289368.66</text:p>
          </table:table-cell>
          <table:table-cell table:formula="of:=[.B159]*10" office:value-type="float" office:value="66.8" calcext:value-type="float">
            <text:p>66.8</text:p>
          </table:table-cell>
          <table:table-cell office:value-type="float" office:value="1798" calcext:value-type="float">
            <text:p>1798</text:p>
          </table:table-cell>
          <table:table-cell office:value-type="float" office:value="100.26" calcext:value-type="float">
            <text:p>100.26</text:p>
          </table:table-cell>
        </table:table-row>
        <table:table-row table:style-name="ro1">
          <table:table-cell office:value-type="float" office:value="28941023" calcext:value-type="float">
            <text:p>28941023</text:p>
          </table:table-cell>
          <table:table-cell office:value-type="float" office:value="7.52" calcext:value-type="float">
            <text:p>7.5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735" calcext:value-type="float">
            <text:p>1735</text:p>
          </table:table-cell>
          <table:table-cell office:value-type="float" office:value="7.52" calcext:value-type="float">
            <text:p>7.52</text:p>
          </table:table-cell>
          <table:table-cell table:number-columns-repeated="2" office:value-type="float" office:value="112.86" calcext:value-type="float">
            <text:p>11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86" calcext:value-type="float">
            <text:p>112.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0]/100" office:value-type="float" office:value="289410.23" calcext:value-type="float">
            <text:p>289410.23</text:p>
          </table:table-cell>
          <table:table-cell table:formula="of:=[.B160]*10" office:value-type="float" office:value="75.2" calcext:value-type="float">
            <text:p>75.2</text:p>
          </table:table-cell>
          <table:table-cell office:value-type="float" office:value="1735" calcext:value-type="float">
            <text:p>1735</text:p>
          </table:table-cell>
          <table:table-cell office:value-type="float" office:value="112.86" calcext:value-type="float">
            <text:p>112.86</text:p>
          </table:table-cell>
        </table:table-row>
        <table:table-row table:style-name="ro1">
          <table:table-cell office:value-type="float" office:value="28944889" calcext:value-type="float">
            <text:p>28944889</text:p>
          </table:table-cell>
          <table:table-cell office:value-type="float" office:value="7.53" calcext:value-type="float">
            <text:p>7.53</text:p>
          </table:table-cell>
          <table:table-cell office:value-type="float" office:value="9.55" calcext:value-type="float">
            <text:p>9.55</text:p>
          </table:table-cell>
          <table:table-cell office:value-type="float" office:value="1" calcext:value-type="float">
            <text:p>1</text:p>
          </table:table-cell>
          <table:table-cell office:value-type="float" office:value="1735" calcext:value-type="float">
            <text:p>1735</text:p>
          </table:table-cell>
          <table:table-cell office:value-type="float" office:value="7.53" calcext:value-type="float">
            <text:p>7.53</text:p>
          </table:table-cell>
          <table:table-cell table:number-columns-repeated="2" office:value-type="float" office:value="112.98" calcext:value-type="float">
            <text:p>11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98" calcext:value-type="float">
            <text:p>112.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1]/100" office:value-type="float" office:value="289448.89" calcext:value-type="float">
            <text:p>289448.89</text:p>
          </table:table-cell>
          <table:table-cell table:formula="of:=[.B161]*10" office:value-type="float" office:value="75.3" calcext:value-type="float">
            <text:p>75.3</text:p>
          </table:table-cell>
          <table:table-cell office:value-type="float" office:value="1735" calcext:value-type="float">
            <text:p>1735</text:p>
          </table:table-cell>
          <table:table-cell office:value-type="float" office:value="112.98" calcext:value-type="float">
            <text:p>112.98</text:p>
          </table:table-cell>
        </table:table-row>
        <table:table-row table:style-name="ro1">
          <table:table-cell office:value-type="float" office:value="28949118" calcext:value-type="float">
            <text:p>28949118</text:p>
          </table:table-cell>
          <table:table-cell office:value-type="float" office:value="7.6" calcext:value-type="float">
            <text:p>7.6</text:p>
          </table:table-cell>
          <table:table-cell office:value-type="float" office:value="8.05" calcext:value-type="float">
            <text:p>8.05</text:p>
          </table:table-cell>
          <table:table-cell office:value-type="float" office:value="1" calcext:value-type="float">
            <text:p>1</text:p>
          </table:table-cell>
          <table:table-cell office:value-type="float" office:value="1729" calcext:value-type="float">
            <text:p>1729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114.02" calcext:value-type="float">
            <text:p>11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.02" calcext:value-type="float">
            <text:p>114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2]/100" office:value-type="float" office:value="289491.18" calcext:value-type="float">
            <text:p>289491.18</text:p>
          </table:table-cell>
          <table:table-cell table:formula="of:=[.B162]*10" office:value-type="float" office:value="76" calcext:value-type="float">
            <text:p>76</text:p>
          </table:table-cell>
          <table:table-cell office:value-type="float" office:value="1729" calcext:value-type="float">
            <text:p>1729</text:p>
          </table:table-cell>
          <table:table-cell office:value-type="float" office:value="114.02" calcext:value-type="float">
            <text:p>114.02</text:p>
          </table:table-cell>
        </table:table-row>
        <table:table-row table:style-name="ro1">
          <table:table-cell office:value-type="float" office:value="28953439" calcext:value-type="float">
            <text:p>28953439</text:p>
          </table:table-cell>
          <table:table-cell office:value-type="float" office:value="8.21" calcext:value-type="float">
            <text:p>8.21</text:p>
          </table:table-cell>
          <table:table-cell office:value-type="float" office:value="63.12" calcext:value-type="float">
            <text:p>63.12</text:p>
          </table:table-cell>
          <table:table-cell office:value-type="float" office:value="1" calcext:value-type="float">
            <text:p>1</text:p>
          </table:table-cell>
          <table:table-cell office:value-type="float" office:value="1683" calcext:value-type="float">
            <text:p>1683</text:p>
          </table:table-cell>
          <table:table-cell office:value-type="float" office:value="8.21" calcext:value-type="float">
            <text:p>8.21</text:p>
          </table:table-cell>
          <table:table-cell table:number-columns-repeated="2" office:value-type="float" office:value="123.22" calcext:value-type="float">
            <text:p>12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22" calcext:value-type="float">
            <text:p>123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3]/100" office:value-type="float" office:value="289534.39" calcext:value-type="float">
            <text:p>289534.39</text:p>
          </table:table-cell>
          <table:table-cell table:formula="of:=[.B163]*10" office:value-type="float" office:value="82.1" calcext:value-type="float">
            <text:p>82.1</text:p>
          </table:table-cell>
          <table:table-cell office:value-type="float" office:value="1683" calcext:value-type="float">
            <text:p>1683</text:p>
          </table:table-cell>
          <table:table-cell office:value-type="float" office:value="123.22" calcext:value-type="float">
            <text:p>123.22</text:p>
          </table:table-cell>
        </table:table-row>
        <table:table-row table:style-name="ro1">
          <table:table-cell office:value-type="float" office:value="28957827" calcext:value-type="float">
            <text:p>28957827</text:p>
          </table:table-cell>
          <table:table-cell office:value-type="float" office:value="8.48" calcext:value-type="float">
            <text:p>8.48</text:p>
          </table:table-cell>
          <table:table-cell office:value-type="float" office:value="36.36" calcext:value-type="float">
            <text:p>36.36</text:p>
          </table:table-cell>
          <table:table-cell office:value-type="float" office:value="1" calcext:value-type="float">
            <text:p>1</text:p>
          </table:table-cell>
          <table:table-cell office:value-type="float" office:value="1663" calcext:value-type="float">
            <text:p>1663</text:p>
          </table:table-cell>
          <table:table-cell office:value-type="float" office:value="8.48" calcext:value-type="float">
            <text:p>8.48</text:p>
          </table:table-cell>
          <table:table-cell table:number-columns-repeated="2" office:value-type="float" office:value="127.22" calcext:value-type="float">
            <text:p>127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22" calcext:value-type="float">
            <text:p>127.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4]/100" office:value-type="float" office:value="289578.27" calcext:value-type="float">
            <text:p>289578.27</text:p>
          </table:table-cell>
          <table:table-cell table:formula="of:=[.B164]*10" office:value-type="float" office:value="84.8" calcext:value-type="float">
            <text:p>84.8</text:p>
          </table:table-cell>
          <table:table-cell office:value-type="float" office:value="1663" calcext:value-type="float">
            <text:p>1663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float" office:value="28961483" calcext:value-type="float">
            <text:p>28961483</text:p>
          </table:table-cell>
          <table:table-cell office:value-type="float" office:value="8.59" calcext:value-type="float">
            <text:p>8.59</text:p>
          </table:table-cell>
          <table:table-cell office:value-type="float" office:value="16.12" calcext:value-type="float">
            <text:p>16.12</text:p>
          </table:table-cell>
          <table:table-cell office:value-type="float" office:value="1" calcext:value-type="float">
            <text:p>1</text:p>
          </table:table-cell>
          <table:table-cell office:value-type="float" office:value="1655" calcext:value-type="float">
            <text:p>1655</text:p>
          </table:table-cell>
          <table:table-cell office:value-type="float" office:value="8.59" calcext:value-type="float">
            <text:p>8.59</text:p>
          </table:table-cell>
          <table:table-cell table:number-columns-repeated="2" office:value-type="float" office:value="128.92" calcext:value-type="float">
            <text:p>12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92" calcext:value-type="float">
            <text:p>128.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5]/100" office:value-type="float" office:value="289614.83" calcext:value-type="float">
            <text:p>289614.83</text:p>
          </table:table-cell>
          <table:table-cell table:formula="of:=[.B165]*10" office:value-type="float" office:value="85.9" calcext:value-type="float">
            <text:p>85.9</text:p>
          </table:table-cell>
          <table:table-cell office:value-type="float" office:value="1655" calcext:value-type="float">
            <text:p>1655</text:p>
          </table:table-cell>
          <table:table-cell office:value-type="float" office:value="128.92" calcext:value-type="float">
            <text:p>128.92</text:p>
          </table:table-cell>
        </table:table-row>
        <table:table-row table:style-name="ro1">
          <table:table-cell office:value-type="float" office:value="28965581" calcext:value-type="float">
            <text:p>28965581</text:p>
          </table:table-cell>
          <table:table-cell office:value-type="float" office:value="8.98" calcext:value-type="float">
            <text:p>8.98</text:p>
          </table:table-cell>
          <table:table-cell office:value-type="float" office:value="37.67" calcext:value-type="float">
            <text:p>37.67</text:p>
          </table:table-cell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8.98" calcext:value-type="float">
            <text:p>8.98</text:p>
          </table:table-cell>
          <table:table-cell table:number-columns-repeated="2" office:value-type="float" office:value="134.76" calcext:value-type="float">
            <text:p>13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76" calcext:value-type="float">
            <text:p>134.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6]/100" office:value-type="float" office:value="289655.81" calcext:value-type="float">
            <text:p>289655.81</text:p>
          </table:table-cell>
          <table:table-cell table:formula="of:=[.B166]*10" office:value-type="float" office:value="89.8" calcext:value-type="float">
            <text:p>89.8</text:p>
          </table:table-cell>
          <table:table-cell office:value-type="float" office:value="1626" calcext:value-type="float">
            <text:p>1626</text:p>
          </table:table-cell>
          <table:table-cell office:value-type="float" office:value="134.76" calcext:value-type="float">
            <text:p>134.76</text:p>
          </table:table-cell>
        </table:table-row>
        <table:table-row table:style-name="ro1">
          <table:table-cell office:value-type="float" office:value="28969389" calcext:value-type="float">
            <text:p>28969389</text:p>
          </table:table-cell>
          <table:table-cell office:value-type="float" office:value="9.83" calcext:value-type="float">
            <text:p>9.8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563" calcext:value-type="float">
            <text:p>1563</text:p>
          </table:table-cell>
          <table:table-cell office:value-type="float" office:value="9.83" calcext:value-type="float">
            <text:p>9.83</text:p>
          </table:table-cell>
          <table:table-cell table:number-columns-repeated="2" office:value-type="float" office:value="147.38" calcext:value-type="float">
            <text:p>147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8" calcext:value-type="float">
            <text:p>147.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7]/100" office:value-type="float" office:value="289693.89" calcext:value-type="float">
            <text:p>289693.89</text:p>
          </table:table-cell>
          <table:table-cell table:formula="of:=[.B167]*10" office:value-type="float" office:value="98.3" calcext:value-type="float">
            <text:p>98.3</text:p>
          </table:table-cell>
          <table:table-cell office:value-type="float" office:value="1563" calcext:value-type="float">
            <text:p>1563</text:p>
          </table:table-cell>
          <table:table-cell office:value-type="float" office:value="147.38" calcext:value-type="float">
            <text:p>147.38</text:p>
          </table:table-cell>
        </table:table-row>
        <table:table-row table:style-name="ro1">
          <table:table-cell office:value-type="float" office:value="28973643" calcext:value-type="float">
            <text:p>28973643</text:p>
          </table:table-cell>
          <table:table-cell office:value-type="float" office:value="10.04" calcext:value-type="float">
            <text:p>10.04</text:p>
          </table:table-cell>
          <table:table-cell office:value-type="float" office:value="30.73" calcext:value-type="float">
            <text:p>30.73</text:p>
          </table:table-cell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10.04" calcext:value-type="float">
            <text:p>10.04</text:p>
          </table:table-cell>
          <table:table-cell table:number-columns-repeated="2" office:value-type="float" office:value="150.6" calcext:value-type="float">
            <text:p>15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6" calcext:value-type="float">
            <text:p>15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8]/100" office:value-type="float" office:value="289736.43" calcext:value-type="float">
            <text:p>289736.43</text:p>
          </table:table-cell>
          <table:table-cell table:formula="of:=[.B168]*10" office:value-type="float" office:value="100.4" calcext:value-type="float">
            <text:p>100.4</text:p>
          </table:table-cell>
          <table:table-cell office:value-type="float" office:value="1547" calcext:value-type="float">
            <text:p>1547</text:p>
          </table:table-cell>
          <table:table-cell office:value-type="float" office:value="150.6" calcext:value-type="float">
            <text:p>150.6</text:p>
          </table:table-cell>
        </table:table-row>
        <table:table-row table:style-name="ro1">
          <table:table-cell office:value-type="float" office:value="28977483" calcext:value-type="float">
            <text:p>28977483</text:p>
          </table:table-cell>
          <table:table-cell office:value-type="float" office:value="10.22" calcext:value-type="float">
            <text:p>10.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33" calcext:value-type="float">
            <text:p>1533</text:p>
          </table:table-cell>
          <table:table-cell office:value-type="float" office:value="10.22" calcext:value-type="float">
            <text:p>10.22</text:p>
          </table:table-cell>
          <table:table-cell table:number-columns-repeated="2" office:value-type="float" office:value="153.35" calcext:value-type="float">
            <text:p>15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35" calcext:value-type="float">
            <text:p>153.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69]/100" office:value-type="float" office:value="289774.83" calcext:value-type="float">
            <text:p>289774.83</text:p>
          </table:table-cell>
          <table:table-cell table:formula="of:=[.B169]*10" office:value-type="float" office:value="102.2" calcext:value-type="float">
            <text:p>102.2</text:p>
          </table:table-cell>
          <table:table-cell office:value-type="float" office:value="1533" calcext:value-type="float">
            <text:p>1533</text:p>
          </table:table-cell>
          <table:table-cell office:value-type="float" office:value="153.35" calcext:value-type="float">
            <text:p>153.35</text:p>
          </table:table-cell>
        </table:table-row>
        <table:table-row table:style-name="ro1">
          <table:table-cell office:value-type="float" office:value="28982555" calcext:value-type="float">
            <text:p>28982555</text:p>
          </table:table-cell>
          <table:table-cell office:value-type="float" office:value="10.77" calcext:value-type="float">
            <text:p>10.77</text:p>
          </table:table-cell>
          <table:table-cell office:value-type="float" office:value="59.26" calcext:value-type="float">
            <text:p>59.26</text:p>
          </table:table-cell>
          <table:table-cell office:value-type="float" office:value="1" calcext:value-type="float">
            <text:p>1</text:p>
          </table:table-cell>
          <table:table-cell office:value-type="float" office:value="1492" calcext:value-type="float">
            <text:p>1492</text:p>
          </table:table-cell>
          <table:table-cell office:value-type="float" office:value="10.77" calcext:value-type="float">
            <text:p>10.77</text:p>
          </table:table-cell>
          <table:table-cell table:number-columns-repeated="2" office:value-type="float" office:value="161.6" calcext:value-type="float">
            <text:p>16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6" calcext:value-type="float">
            <text:p>161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0]/100" office:value-type="float" office:value="289825.55" calcext:value-type="float">
            <text:p>289825.55</text:p>
          </table:table-cell>
          <table:table-cell table:formula="of:=[.B170]*10" office:value-type="float" office:value="107.7" calcext:value-type="float">
            <text:p>107.7</text:p>
          </table:table-cell>
          <table:table-cell office:value-type="float" office:value="1492" calcext:value-type="float">
            <text:p>1492</text:p>
          </table:table-cell>
          <table:table-cell office:value-type="float" office:value="161.6" calcext:value-type="float">
            <text:p>161.6</text:p>
          </table:table-cell>
        </table:table-row>
        <table:table-row table:style-name="ro1">
          <table:table-cell office:value-type="float" office:value="28986126" calcext:value-type="float">
            <text:p>28986126</text:p>
          </table:table-cell>
          <table:table-cell office:value-type="float" office:value="11.36" calcext:value-type="float">
            <text:p>11.36</text:p>
          </table:table-cell>
          <table:table-cell office:value-type="float" office:value="70.29" calcext:value-type="float">
            <text:p>70.29</text:p>
          </table:table-cell>
          <table:table-cell office:value-type="float" office:value="1" calcext:value-type="float">
            <text:p>1</text:p>
          </table:table-cell>
          <table:table-cell office:value-type="float" office:value="1448" calcext:value-type="float">
            <text:p>1448</text:p>
          </table:table-cell>
          <table:table-cell office:value-type="float" office:value="11.36" calcext:value-type="float">
            <text:p>11.36</text:p>
          </table:table-cell>
          <table:table-cell table:number-columns-repeated="2" office:value-type="float" office:value="170.36" calcext:value-type="float">
            <text:p>17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36" calcext:value-type="float">
            <text:p>170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1]/100" office:value-type="float" office:value="289861.26" calcext:value-type="float">
            <text:p>289861.26</text:p>
          </table:table-cell>
          <table:table-cell table:formula="of:=[.B171]*10" office:value-type="float" office:value="113.6" calcext:value-type="float">
            <text:p>113.6</text:p>
          </table:table-cell>
          <table:table-cell office:value-type="float" office:value="1448" calcext:value-type="float">
            <text:p>1448</text:p>
          </table:table-cell>
          <table:table-cell office:value-type="float" office:value="170.36" calcext:value-type="float">
            <text:p>170.36</text:p>
          </table:table-cell>
        </table:table-row>
        <table:table-row table:style-name="ro1">
          <table:table-cell office:value-type="float" office:value="28999875" calcext:value-type="float">
            <text:p>28999875</text:p>
          </table:table-cell>
          <table:table-cell office:value-type="float" office:value="12.01" calcext:value-type="float">
            <text:p>12.01</text:p>
          </table:table-cell>
          <table:table-cell office:value-type="float" office:value="75.67" calcext:value-type="float">
            <text:p>75.67</text:p>
          </table:table-cell>
          <table:table-cell office:value-type="float" office:value="1" calcext:value-type="float">
            <text:p>1</text:p>
          </table:table-cell>
          <table:table-cell office:value-type="float" office:value="1399" calcext:value-type="float">
            <text:p>1399</text:p>
          </table:table-cell>
          <table:table-cell office:value-type="float" office:value="12.01" calcext:value-type="float">
            <text:p>12.01</text:p>
          </table:table-cell>
          <table:table-cell table:number-columns-repeated="2" office:value-type="float" office:value="180.18" calcext:value-type="float">
            <text:p>18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.18" calcext:value-type="float">
            <text:p>180.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2]/100" office:value-type="float" office:value="289998.75" calcext:value-type="float">
            <text:p>289998.75</text:p>
          </table:table-cell>
          <table:table-cell table:formula="of:=[.B172]*10" office:value-type="float" office:value="120.1" calcext:value-type="float">
            <text:p>120.1</text:p>
          </table:table-cell>
          <table:table-cell office:value-type="float" office:value="1399" calcext:value-type="float">
            <text:p>1399</text:p>
          </table:table-cell>
          <table:table-cell office:value-type="float" office:value="180.18" calcext:value-type="float">
            <text:p>180.18</text:p>
          </table:table-cell>
        </table:table-row>
        <table:table-row table:style-name="ro1">
          <table:table-cell office:value-type="float" office:value="29003798" calcext:value-type="float">
            <text:p>29003798</text:p>
          </table:table-cell>
          <table:table-cell office:value-type="float" office:value="12.23" calcext:value-type="float">
            <text:p>12.23</text:p>
          </table:table-cell>
          <table:table-cell office:value-type="float" office:value="35.26" calcext:value-type="float">
            <text:p>35.26</text:p>
          </table:table-cell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382</text:p>
          </table:table-cell>
          <table:table-cell office:value-type="float" office:value="12.23" calcext:value-type="float">
            <text:p>12.23</text:p>
          </table:table-cell>
          <table:table-cell table:number-columns-repeated="2" office:value-type="float" office:value="183.52" calcext:value-type="float">
            <text:p>183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52" calcext:value-type="float">
            <text:p>183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3]/100" office:value-type="float" office:value="290037.98" calcext:value-type="float">
            <text:p>290037.98</text:p>
          </table:table-cell>
          <table:table-cell table:formula="of:=[.B173]*10" office:value-type="float" office:value="122.3" calcext:value-type="float">
            <text:p>122.3</text:p>
          </table:table-cell>
          <table:table-cell office:value-type="float" office:value="1382" calcext:value-type="float">
            <text:p>1382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29040363" calcext:value-type="float">
            <text:p>29040363</text:p>
          </table:table-cell>
          <table:table-cell office:value-type="float" office:value="12.62" calcext:value-type="float">
            <text:p>12.62</text:p>
          </table:table-cell>
          <table:table-cell office:value-type="float" office:value="53.03" calcext:value-type="float">
            <text:p>53.03</text:p>
          </table:table-cell>
          <table:table-cell office:value-type="float" office:value="1" calcext:value-type="float">
            <text:p>1</text:p>
          </table:table-cell>
          <table:table-cell office:value-type="float" office:value="1353" calcext:value-type="float">
            <text:p>1353</text:p>
          </table:table-cell>
          <table:table-cell office:value-type="float" office:value="12.62" calcext:value-type="float">
            <text:p>12.62</text:p>
          </table:table-cell>
          <table:table-cell table:number-columns-repeated="2" office:value-type="float" office:value="189.32" calcext:value-type="float">
            <text:p>189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32" calcext:value-type="float">
            <text:p>189.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4]/100" office:value-type="float" office:value="290403.63" calcext:value-type="float">
            <text:p>290403.63</text:p>
          </table:table-cell>
          <table:table-cell table:formula="of:=[.B174]*10" office:value-type="float" office:value="126.2" calcext:value-type="float">
            <text:p>126.2</text:p>
          </table:table-cell>
          <table:table-cell office:value-type="float" office:value="1353" calcext:value-type="float">
            <text:p>1353</text:p>
          </table:table-cell>
          <table:table-cell office:value-type="float" office:value="189.32" calcext:value-type="float">
            <text:p>189.32</text:p>
          </table:table-cell>
        </table:table-row>
        <table:table-row table:style-name="ro1">
          <table:table-cell office:value-type="float" office:value="29044518" calcext:value-type="float">
            <text:p>29044518</text:p>
          </table:table-cell>
          <table:table-cell office:value-type="float" office:value="12.83" calcext:value-type="float">
            <text:p>12.83</text:p>
          </table:table-cell>
          <table:table-cell office:value-type="float" office:value="34.74" calcext:value-type="float">
            <text:p>34.74</text:p>
          </table:table-cell>
          <table:table-cell office:value-type="float" office:value="1" calcext:value-type="float">
            <text:p>1</text:p>
          </table:table-cell>
          <table:table-cell office:value-type="float" office:value="1337" calcext:value-type="float">
            <text:p>1337</text:p>
          </table:table-cell>
          <table:table-cell office:value-type="float" office:value="12.83" calcext:value-type="float">
            <text:p>12.83</text:p>
          </table:table-cell>
          <table:table-cell table:number-columns-repeated="2" office:value-type="float" office:value="192.45" calcext:value-type="float">
            <text:p>192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.45" calcext:value-type="float">
            <text:p>192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5]/100" office:value-type="float" office:value="290445.18" calcext:value-type="float">
            <text:p>290445.18</text:p>
          </table:table-cell>
          <table:table-cell table:formula="of:=[.B175]*10" office:value-type="float" office:value="128.3" calcext:value-type="float">
            <text:p>128.3</text:p>
          </table:table-cell>
          <table:table-cell office:value-type="float" office:value="1337" calcext:value-type="float">
            <text:p>1337</text:p>
          </table:table-cell>
          <table:table-cell office:value-type="float" office:value="192.45" calcext:value-type="float">
            <text:p>192.45</text:p>
          </table:table-cell>
        </table:table-row>
        <table:table-row table:style-name="ro1">
          <table:table-cell office:value-type="float" office:value="29048901" calcext:value-type="float">
            <text:p>29048901</text:p>
          </table:table-cell>
          <table:table-cell office:value-type="float" office:value="13.2" calcext:value-type="float">
            <text:p>13.2</text:p>
          </table:table-cell>
          <table:table-cell office:value-type="float" office:value="51.59" calcext:value-type="float">
            <text:p>51.59</text:p>
          </table:table-cell>
          <table:table-cell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98.05" calcext:value-type="float">
            <text:p>19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05" calcext:value-type="float">
            <text:p>198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6]/100" office:value-type="float" office:value="290489.01" calcext:value-type="float">
            <text:p>290489.01</text:p>
          </table:table-cell>
          <table:table-cell table:formula="of:=[.B176]*10" office:value-type="float" office:value="132" calcext:value-type="float">
            <text:p>132</text:p>
          </table:table-cell>
          <table:table-cell office:value-type="float" office:value="1309" calcext:value-type="float">
            <text:p>1309</text:p>
          </table:table-cell>
          <table:table-cell office:value-type="float" office:value="198.05" calcext:value-type="float">
            <text:p>198.05</text:p>
          </table:table-cell>
        </table:table-row>
        <table:table-row table:style-name="ro1">
          <table:table-cell office:value-type="float" office:value="29052723" calcext:value-type="float">
            <text:p>29052723</text:p>
          </table:table-cell>
          <table:table-cell office:value-type="float" office:value="13.74" calcext:value-type="float">
            <text:p>13.74</text:p>
          </table:table-cell>
          <table:table-cell office:value-type="float" office:value="67.88" calcext:value-type="float">
            <text:p>67.88</text:p>
          </table:table-cell>
          <table:table-cell office:value-type="float" office:value="1" calcext:value-type="float">
            <text:p>1</text:p>
          </table:table-cell>
          <table:table-cell office:value-type="float" office:value="1269" calcext:value-type="float">
            <text:p>1269</text:p>
          </table:table-cell>
          <table:table-cell office:value-type="float" office:value="13.74" calcext:value-type="float">
            <text:p>13.74</text:p>
          </table:table-cell>
          <table:table-cell table:number-columns-repeated="2" office:value-type="float" office:value="206.07" calcext:value-type="float">
            <text:p>206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.07" calcext:value-type="float">
            <text:p>206.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7]/100" office:value-type="float" office:value="290527.23" calcext:value-type="float">
            <text:p>290527.23</text:p>
          </table:table-cell>
          <table:table-cell table:formula="of:=[.B177]*10" office:value-type="float" office:value="137.4" calcext:value-type="float">
            <text:p>137.4</text:p>
          </table:table-cell>
          <table:table-cell office:value-type="float" office:value="1269" calcext:value-type="float">
            <text:p>1269</text:p>
          </table:table-cell>
          <table:table-cell office:value-type="float" office:value="206.07" calcext:value-type="float">
            <text:p>206.07</text:p>
          </table:table-cell>
        </table:table-row>
        <table:table-row table:style-name="ro1">
          <table:table-cell office:value-type="float" office:value="29056929" calcext:value-type="float">
            <text:p>29056929</text:p>
          </table:table-cell>
          <table:table-cell office:value-type="float" office:value="14.51" calcext:value-type="float">
            <text:p>14.5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float" office:value="14.51" calcext:value-type="float">
            <text:p>14.51</text:p>
          </table:table-cell>
          <table:table-cell table:number-columns-repeated="2" office:value-type="float" office:value="217.66" calcext:value-type="float">
            <text:p>217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66" calcext:value-type="float">
            <text:p>217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8]/100" office:value-type="float" office:value="290569.29" calcext:value-type="float">
            <text:p>290569.29</text:p>
          </table:table-cell>
          <table:table-cell table:formula="of:=[.B178]*10" office:value-type="float" office:value="145.1" calcext:value-type="float">
            <text:p>145.1</text:p>
          </table:table-cell>
          <table:table-cell office:value-type="float" office:value="1211" calcext:value-type="float">
            <text:p>1211</text:p>
          </table:table-cell>
          <table:table-cell office:value-type="float" office:value="217.66" calcext:value-type="float">
            <text:p>217.66</text:p>
          </table:table-cell>
        </table:table-row>
        <table:table-row table:style-name="ro1">
          <table:table-cell office:value-type="float" office:value="29060623" calcext:value-type="float">
            <text:p>29060623</text:p>
          </table:table-cell>
          <table:table-cell office:value-type="float" office:value="15.28" calcext:value-type="float">
            <text:p>15.2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15.28" calcext:value-type="float">
            <text:p>15.28</text:p>
          </table:table-cell>
          <table:table-cell table:number-columns-repeated="2" office:value-type="float" office:value="229.16" calcext:value-type="float">
            <text:p>229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16" calcext:value-type="float">
            <text:p>229.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79]/100" office:value-type="float" office:value="290606.23" calcext:value-type="float">
            <text:p>290606.23</text:p>
          </table:table-cell>
          <table:table-cell table:formula="of:=[.B179]*10" office:value-type="float" office:value="152.8" calcext:value-type="float">
            <text:p>152.8</text:p>
          </table:table-cell>
          <table:table-cell office:value-type="float" office:value="1154" calcext:value-type="float">
            <text:p>1154</text:p>
          </table:table-cell>
          <table:table-cell office:value-type="float" office:value="229.16" calcext:value-type="float">
            <text:p>229.16</text:p>
          </table:table-cell>
        </table:table-row>
        <table:table-row table:style-name="ro1">
          <table:table-cell office:value-type="float" office:value="29066909" calcext:value-type="float">
            <text:p>29066909</text:p>
          </table:table-cell>
          <table:table-cell office:value-type="float" office:value="15.56" calcext:value-type="float">
            <text:p>15.56</text:p>
          </table:table-cell>
          <table:table-cell office:value-type="float" office:value="43.35" calcext:value-type="float">
            <text:p>43.35</text:p>
          </table:table-cell>
          <table:table-cell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office:value-type="float" office:value="15.56" calcext:value-type="float">
            <text:p>15.56</text:p>
          </table:table-cell>
          <table:table-cell table:number-columns-repeated="2" office:value-type="float" office:value="233.4" calcext:value-type="float">
            <text:p>23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.4" calcext:value-type="float">
            <text:p>233.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0]/100" office:value-type="float" office:value="290669.09" calcext:value-type="float">
            <text:p>290669.09</text:p>
          </table:table-cell>
          <table:table-cell table:formula="of:=[.B180]*10" office:value-type="float" office:value="155.6" calcext:value-type="float">
            <text:p>155.6</text:p>
          </table:table-cell>
          <table:table-cell office:value-type="float" office:value="1133" calcext:value-type="float">
            <text:p>1133</text:p>
          </table:table-cell>
          <table:table-cell office:value-type="float" office:value="233.4" calcext:value-type="float">
            <text:p>233.4</text:p>
          </table:table-cell>
        </table:table-row>
        <table:table-row table:style-name="ro1">
          <table:table-cell office:value-type="float" office:value="29070646" calcext:value-type="float">
            <text:p>29070646</text:p>
          </table:table-cell>
          <table:table-cell office:value-type="float" office:value="15.72" calcext:value-type="float">
            <text:p>15.72</text:p>
          </table:table-cell>
          <table:table-cell office:value-type="float" office:value="30.39" calcext:value-type="float">
            <text:p>30.39</text:p>
          </table:table-cell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15.72" calcext:value-type="float">
            <text:p>15.72</text:p>
          </table:table-cell>
          <table:table-cell table:number-columns-repeated="2" office:value-type="float" office:value="235.83" calcext:value-type="float">
            <text:p>235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.83" calcext:value-type="float">
            <text:p>235.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1]/100" office:value-type="float" office:value="290706.46" calcext:value-type="float">
            <text:p>290706.46</text:p>
          </table:table-cell>
          <table:table-cell table:formula="of:=[.B181]*10" office:value-type="float" office:value="157.2" calcext:value-type="float">
            <text:p>157.2</text:p>
          </table:table-cell>
          <table:table-cell office:value-type="float" office:value="1120" calcext:value-type="float">
            <text:p>1120</text:p>
          </table:table-cell>
          <table:table-cell office:value-type="float" office:value="235.83" calcext:value-type="float">
            <text:p>235.83</text:p>
          </table:table-cell>
        </table:table-row>
        <table:table-row table:style-name="ro1">
          <table:table-cell office:value-type="float" office:value="29075143" calcext:value-type="float">
            <text:p>29075143</text:p>
          </table:table-cell>
          <table:table-cell office:value-type="float" office:value="16.22" calcext:value-type="float">
            <text:p>16.22</text:p>
          </table:table-cell>
          <table:table-cell office:value-type="float" office:value="63.14" calcext:value-type="float">
            <text:p>63.14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float" office:value="16.22" calcext:value-type="float">
            <text:p>16.22</text:p>
          </table:table-cell>
          <table:table-cell table:number-columns-repeated="2" office:value-type="float" office:value="243.37" calcext:value-type="float">
            <text:p>24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.37" calcext:value-type="float">
            <text:p>243.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2]/100" office:value-type="float" office:value="290751.43" calcext:value-type="float">
            <text:p>290751.43</text:p>
          </table:table-cell>
          <table:table-cell table:formula="of:=[.B182]*10" office:value-type="float" office:value="162.2" calcext:value-type="float">
            <text:p>162.2</text:p>
          </table:table-cell>
          <table:table-cell office:value-type="float" office:value="1083" calcext:value-type="float">
            <text:p>1083</text:p>
          </table:table-cell>
          <table:table-cell office:value-type="float" office:value="243.37" calcext:value-type="float">
            <text:p>243.37</text:p>
          </table:table-cell>
        </table:table-row>
        <table:table-row table:style-name="ro1">
          <table:table-cell office:value-type="float" office:value="29078740" calcext:value-type="float">
            <text:p>29078740</text:p>
          </table:table-cell>
          <table:table-cell office:value-type="float" office:value="16.98" calcext:value-type="float">
            <text:p>16.9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float" office:value="16.98" calcext:value-type="float">
            <text:p>16.98</text:p>
          </table:table-cell>
          <table:table-cell table:number-columns-repeated="2" office:value-type="float" office:value="254.69" calcext:value-type="float">
            <text:p>254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.69" calcext:value-type="float">
            <text:p>254.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3]/100" office:value-type="float" office:value="290787.4" calcext:value-type="float">
            <text:p>290787.4</text:p>
          </table:table-cell>
          <table:table-cell table:formula="of:=[.B183]*10" office:value-type="float" office:value="169.8" calcext:value-type="float">
            <text:p>169.8</text:p>
          </table:table-cell>
          <table:table-cell office:value-type="float" office:value="1026" calcext:value-type="float">
            <text:p>1026</text:p>
          </table:table-cell>
          <table:table-cell office:value-type="float" office:value="254.69" calcext:value-type="float">
            <text:p>254.69</text:p>
          </table:table-cell>
        </table:table-row>
        <table:table-row table:style-name="ro1">
          <table:table-cell office:value-type="float" office:value="29083006" calcext:value-type="float">
            <text:p>29083006</text:p>
          </table:table-cell>
          <table:table-cell office:value-type="float" office:value="17.72" calcext:value-type="float">
            <text:p>17.7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7.72" calcext:value-type="float">
            <text:p>17.72</text:p>
          </table:table-cell>
          <table:table-cell table:number-columns-repeated="2" office:value-type="float" office:value="265.73" calcext:value-type="float">
            <text:p>265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.73" calcext:value-type="float">
            <text:p>265.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4]/100" office:value-type="float" office:value="290830.06" calcext:value-type="float">
            <text:p>290830.06</text:p>
          </table:table-cell>
          <table:table-cell table:formula="of:=[.B184]*10" office:value-type="float" office:value="177.2" calcext:value-type="float">
            <text:p>177.2</text:p>
          </table:table-cell>
          <table:table-cell office:value-type="float" office:value="971" calcext:value-type="float">
            <text:p>971</text:p>
          </table:table-cell>
          <table:table-cell office:value-type="float" office:value="265.73" calcext:value-type="float">
            <text:p>265.73</text:p>
          </table:table-cell>
        </table:table-row>
        <table:table-row table:style-name="ro1">
          <table:table-cell office:value-type="float" office:value="29087023" calcext:value-type="float">
            <text:p>29087023</text:p>
          </table:table-cell>
          <table:table-cell office:value-type="float" office:value="18.24" calcext:value-type="float">
            <text:p>18.24</text:p>
          </table:table-cell>
          <table:table-cell office:value-type="float" office:value="69.5" calcext:value-type="float">
            <text:p>69.5</text:p>
          </table:table-cell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18.24" calcext:value-type="float">
            <text:p>18.24</text:p>
          </table:table-cell>
          <table:table-cell table:number-columns-repeated="2" office:value-type="float" office:value="273.57" calcext:value-type="float">
            <text:p>273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.57" calcext:value-type="float">
            <text:p>273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5]/100" office:value-type="float" office:value="290870.23" calcext:value-type="float">
            <text:p>290870.23</text:p>
          </table:table-cell>
          <table:table-cell table:formula="of:=[.B185]*10" office:value-type="float" office:value="182.4" calcext:value-type="float">
            <text:p>182.4</text:p>
          </table:table-cell>
          <table:table-cell office:value-type="float" office:value="932" calcext:value-type="float">
            <text:p>932</text:p>
          </table:table-cell>
          <table:table-cell office:value-type="float" office:value="273.57" calcext:value-type="float">
            <text:p>273.57</text:p>
          </table:table-cell>
        </table:table-row>
        <table:table-row table:style-name="ro1">
          <table:table-cell office:value-type="float" office:value="29091395" calcext:value-type="float">
            <text:p>29091395</text:p>
          </table:table-cell>
          <table:table-cell office:value-type="float" office:value="18.44" calcext:value-type="float">
            <text:p>18.44</text:p>
          </table:table-cell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18.44" calcext:value-type="float">
            <text:p>18.44</text:p>
          </table:table-cell>
          <table:table-cell table:number-columns-repeated="2" office:value-type="float" office:value="276.54" calcext:value-type="float">
            <text:p>276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.54" calcext:value-type="float">
            <text:p>276.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6]/100" office:value-type="float" office:value="290913.95" calcext:value-type="float">
            <text:p>290913.95</text:p>
          </table:table-cell>
          <table:table-cell table:formula="of:=[.B186]*10" office:value-type="float" office:value="184.4" calcext:value-type="float">
            <text:p>184.4</text:p>
          </table:table-cell>
          <table:table-cell office:value-type="float" office:value="917" calcext:value-type="float">
            <text:p>917</text:p>
          </table:table-cell>
          <table:table-cell office:value-type="float" office:value="276.54" calcext:value-type="float">
            <text:p>276.54</text:p>
          </table:table-cell>
        </table:table-row>
        <table:table-row table:style-name="ro1">
          <table:table-cell office:value-type="float" office:value="29095226" calcext:value-type="float">
            <text:p>29095226</text:p>
          </table:table-cell>
          <table:table-cell office:value-type="float" office:value="18.79" calcext:value-type="float">
            <text:p>18.79</text:p>
          </table:table-cell>
          <table:table-cell office:value-type="float" office:value="48.74" calcext:value-type="float">
            <text:p>48.74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office:value-type="float" office:value="18.79" calcext:value-type="float">
            <text:p>18.79</text:p>
          </table:table-cell>
          <table:table-cell table:number-columns-repeated="2" office:value-type="float" office:value="281.9" calcext:value-type="float">
            <text:p>28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9" calcext:value-type="float">
            <text:p>281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7]/100" office:value-type="float" office:value="290952.26" calcext:value-type="float">
            <text:p>290952.26</text:p>
          </table:table-cell>
          <table:table-cell table:formula="of:=[.B187]*10" office:value-type="float" office:value="187.9" calcext:value-type="float">
            <text:p>187.9</text:p>
          </table:table-cell>
          <table:table-cell office:value-type="float" office:value="890" calcext:value-type="float">
            <text:p>890</text:p>
          </table:table-cell>
          <table:table-cell office:value-type="float" office:value="281.9" calcext:value-type="float">
            <text:p>281.9</text:p>
          </table:table-cell>
        </table:table-row>
        <table:table-row table:style-name="ro1">
          <table:table-cell office:value-type="float" office:value="29098943" calcext:value-type="float">
            <text:p>29098943</text:p>
          </table:table-cell>
          <table:table-cell office:value-type="float" office:value="19.56" calcext:value-type="float">
            <text:p>19.5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19.56" calcext:value-type="float">
            <text:p>19.56</text:p>
          </table:table-cell>
          <table:table-cell table:number-columns-repeated="2" office:value-type="float" office:value="293.45" calcext:value-type="float">
            <text:p>293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.45" calcext:value-type="float">
            <text:p>293.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8]/100" office:value-type="float" office:value="290989.43" calcext:value-type="float">
            <text:p>290989.43</text:p>
          </table:table-cell>
          <table:table-cell table:formula="of:=[.B188]*10" office:value-type="float" office:value="195.6" calcext:value-type="float">
            <text:p>195.6</text:p>
          </table:table-cell>
          <table:table-cell office:value-type="float" office:value="832" calcext:value-type="float">
            <text:p>832</text:p>
          </table:table-cell>
          <table:table-cell office:value-type="float" office:value="293.45" calcext:value-type="float">
            <text:p>293.45</text:p>
          </table:table-cell>
        </table:table-row>
        <table:table-row table:style-name="ro1">
          <table:table-cell office:value-type="float" office:value="29102903" calcext:value-type="float">
            <text:p>29102903</text:p>
          </table:table-cell>
          <table:table-cell office:value-type="float" office:value="20.3" calcext:value-type="float">
            <text:p>20.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304.44" calcext:value-type="float">
            <text:p>304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44" calcext:value-type="float">
            <text:p>304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9]/100" office:value-type="float" office:value="291029.03" calcext:value-type="float">
            <text:p>291029.03</text:p>
          </table:table-cell>
          <table:table-cell table:formula="of:=[.B189]*10" office:value-type="float" office:value="203" calcext:value-type="float">
            <text:p>203</text:p>
          </table:table-cell>
          <table:table-cell office:value-type="float" office:value="777" calcext:value-type="float">
            <text:p>777</text:p>
          </table:table-cell>
          <table:table-cell office:value-type="float" office:value="304.44" calcext:value-type="float">
            <text:p>304.44</text:p>
          </table:table-cell>
        </table:table-row>
        <table:table-row table:style-name="ro1">
          <table:table-cell office:value-type="float" office:value="29106926" calcext:value-type="float">
            <text:p>29106926</text:p>
          </table:table-cell>
          <table:table-cell office:value-type="float" office:value="20.99" calcext:value-type="float">
            <text:p>20.9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20.99" calcext:value-type="float">
            <text:p>20.99</text:p>
          </table:table-cell>
          <table:table-cell table:number-columns-repeated="2" office:value-type="float" office:value="314.91" calcext:value-type="float">
            <text:p>314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.91" calcext:value-type="float">
            <text:p>314.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0]/100" office:value-type="float" office:value="291069.26" calcext:value-type="float">
            <text:p>291069.26</text:p>
          </table:table-cell>
          <table:table-cell table:formula="of:=[.B190]*10" office:value-type="float" office:value="209.9" calcext:value-type="float">
            <text:p>209.9</text:p>
          </table:table-cell>
          <table:table-cell office:value-type="float" office:value="725" calcext:value-type="float">
            <text:p>725</text:p>
          </table:table-cell>
          <table:table-cell office:value-type="float" office:value="314.91" calcext:value-type="float">
            <text:p>314.91</text:p>
          </table:table-cell>
        </table:table-row>
        <table:table-row table:style-name="ro1">
          <table:table-cell office:value-type="float" office:value="29111066" calcext:value-type="float">
            <text:p>29111066</text:p>
          </table:table-cell>
          <table:table-cell office:value-type="float" office:value="21.24" calcext:value-type="float">
            <text:p>21.24</text:p>
          </table:table-cell>
          <table:table-cell office:value-type="float" office:value="43.69" calcext:value-type="float">
            <text:p>43.69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21.24" calcext:value-type="float">
            <text:p>21.24</text:p>
          </table:table-cell>
          <table:table-cell table:number-columns-repeated="2" office:value-type="float" office:value="318.65" calcext:value-type="float">
            <text:p>318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.65" calcext:value-type="float">
            <text:p>318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1]/100" office:value-type="float" office:value="291110.66" calcext:value-type="float">
            <text:p>291110.66</text:p>
          </table:table-cell>
          <table:table-cell table:formula="of:=[.B191]*10" office:value-type="float" office:value="212.4" calcext:value-type="float">
            <text:p>212.4</text:p>
          </table:table-cell>
          <table:table-cell office:value-type="float" office:value="706" calcext:value-type="float">
            <text:p>706</text:p>
          </table:table-cell>
          <table:table-cell office:value-type="float" office:value="318.65" calcext:value-type="float">
            <text:p>318.65</text:p>
          </table:table-cell>
        </table:table-row>
        <table:table-row table:style-name="ro1">
          <table:table-cell office:value-type="float" office:value="29115106" calcext:value-type="float">
            <text:p>29115106</text:p>
          </table:table-cell>
          <table:table-cell office:value-type="float" office:value="21.51" calcext:value-type="float">
            <text:p>21.51</text:p>
          </table:table-cell>
          <table:table-cell office:value-type="float" office:value="41.87" calcext:value-type="float">
            <text:p>41.87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21.51" calcext:value-type="float">
            <text:p>21.51</text:p>
          </table:table-cell>
          <table:table-cell table:number-columns-repeated="2" office:value-type="float" office:value="322.61" calcext:value-type="float">
            <text:p>32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.61" calcext:value-type="float">
            <text:p>322.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2]/100" office:value-type="float" office:value="291151.06" calcext:value-type="float">
            <text:p>291151.06</text:p>
          </table:table-cell>
          <table:table-cell table:formula="of:=[.B192]*10" office:value-type="float" office:value="215.1" calcext:value-type="float">
            <text:p>215.1</text:p>
          </table:table-cell>
          <table:table-cell office:value-type="float" office:value="686" calcext:value-type="float">
            <text:p>686</text:p>
          </table:table-cell>
          <table:table-cell office:value-type="float" office:value="322.61" calcext:value-type="float">
            <text:p>322.61</text:p>
          </table:table-cell>
        </table:table-row>
        <table:table-row table:style-name="ro1">
          <table:table-cell office:value-type="float" office:value="29119135" calcext:value-type="float">
            <text:p>29119135</text:p>
          </table:table-cell>
          <table:table-cell office:value-type="float" office:value="22" calcext:value-type="float">
            <text:p>22</text:p>
          </table:table-cell>
          <table:table-cell office:value-type="float" office:value="65.19" calcext:value-type="float">
            <text:p>65.19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9.97" calcext:value-type="float">
            <text:p>329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.97" calcext:value-type="float">
            <text:p>329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3]/100" office:value-type="float" office:value="291191.35" calcext:value-type="float">
            <text:p>291191.35</text:p>
          </table:table-cell>
          <table:table-cell table:formula="of:=[.B193]*10" office:value-type="float" office:value="220" calcext:value-type="float">
            <text:p>220</text:p>
          </table:table-cell>
          <table:table-cell office:value-type="float" office:value="650" calcext:value-type="float">
            <text:p>650</text:p>
          </table:table-cell>
          <table:table-cell office:value-type="float" office:value="329.97" calcext:value-type="float">
            <text:p>329.97</text:p>
          </table:table-cell>
        </table:table-row>
        <table:table-row table:style-name="ro1">
          <table:table-cell office:value-type="float" office:value="29124815" calcext:value-type="float">
            <text:p>29124815</text:p>
          </table:table-cell>
          <table:table-cell office:value-type="float" office:value="22.69" calcext:value-type="float">
            <text:p>22.6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22.69" calcext:value-type="float">
            <text:p>22.69</text:p>
          </table:table-cell>
          <table:table-cell table:number-columns-repeated="2" office:value-type="float" office:value="340.31" calcext:value-type="float">
            <text:p>34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31" calcext:value-type="float">
            <text:p>340.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4]/100" office:value-type="float" office:value="291248.15" calcext:value-type="float">
            <text:p>291248.15</text:p>
          </table:table-cell>
          <table:table-cell table:formula="of:=[.B194]*10" office:value-type="float" office:value="226.9" calcext:value-type="float">
            <text:p>226.9</text:p>
          </table:table-cell>
          <table:table-cell office:value-type="float" office:value="598" calcext:value-type="float">
            <text:p>598</text:p>
          </table:table-cell>
          <table:table-cell office:value-type="float" office:value="340.31" calcext:value-type="float">
            <text:p>340.31</text:p>
          </table:table-cell>
        </table:table-row>
        <table:table-row table:style-name="ro1">
          <table:table-cell office:value-type="float" office:value="29129243" calcext:value-type="float">
            <text:p>29129243</text:p>
          </table:table-cell>
          <table:table-cell office:value-type="float" office:value="23.01" calcext:value-type="float">
            <text:p>23.01</text:p>
          </table:table-cell>
          <table:table-cell office:value-type="float" office:value="54.03" calcext:value-type="float">
            <text:p>54.03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23.01" calcext:value-type="float">
            <text:p>23.01</text:p>
          </table:table-cell>
          <table:table-cell table:number-columns-repeated="2" office:value-type="float" office:value="345.12" calcext:value-type="float">
            <text:p>34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.12" calcext:value-type="float">
            <text:p>345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5]/100" office:value-type="float" office:value="291292.43" calcext:value-type="float">
            <text:p>291292.43</text:p>
          </table:table-cell>
          <table:table-cell table:formula="of:=[.B195]*10" office:value-type="float" office:value="230.1" calcext:value-type="float">
            <text:p>230.1</text:p>
          </table:table-cell>
          <table:table-cell office:value-type="float" office:value="574" calcext:value-type="float">
            <text:p>574</text:p>
          </table:table-cell>
          <table:table-cell office:value-type="float" office:value="345.12" calcext:value-type="float">
            <text:p>345.12</text:p>
          </table:table-cell>
        </table:table-row>
        <table:table-row table:style-name="ro1">
          <table:table-cell office:value-type="float" office:value="29133526" calcext:value-type="float">
            <text:p>29133526</text:p>
          </table:table-cell>
          <table:table-cell office:value-type="float" office:value="23.2" calcext:value-type="float">
            <text:p>23.2</text:p>
          </table:table-cell>
          <table:table-cell office:value-type="float" office:value="38.41" calcext:value-type="float">
            <text:p>38.41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3.2" calcext:value-type="float">
            <text:p>23.2</text:p>
          </table:table-cell>
          <table:table-cell table:number-columns-repeated="2" office:value-type="float" office:value="347.96" calcext:value-type="float">
            <text:p>347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.96" calcext:value-type="float">
            <text:p>347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6]/100" office:value-type="float" office:value="291335.26" calcext:value-type="float">
            <text:p>291335.26</text:p>
          </table:table-cell>
          <table:table-cell table:formula="of:=[.B196]*10" office:value-type="float" office:value="232" calcext:value-type="float">
            <text:p>232</text:p>
          </table:table-cell>
          <table:table-cell office:value-type="float" office:value="560" calcext:value-type="float">
            <text:p>560</text:p>
          </table:table-cell>
          <table:table-cell office:value-type="float" office:value="347.96" calcext:value-type="float">
            <text:p>347.96</text:p>
          </table:table-cell>
        </table:table-row>
        <table:table-row table:style-name="ro1">
          <table:table-cell office:value-type="float" office:value="29137980" calcext:value-type="float">
            <text:p>29137980</text:p>
          </table:table-cell>
          <table:table-cell office:value-type="float" office:value="23.56" calcext:value-type="float">
            <text:p>23.56</text:p>
          </table:table-cell>
          <table:table-cell office:value-type="float" office:value="55.24" calcext:value-type="float">
            <text:p>55.24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23.56" calcext:value-type="float">
            <text:p>23.56</text:p>
          </table:table-cell>
          <table:table-cell table:number-columns-repeated="2" office:value-type="float" office:value="353.36" calcext:value-type="float">
            <text:p>35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.36" calcext:value-type="float">
            <text:p>353.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7]/100" office:value-type="float" office:value="291379.8" calcext:value-type="float">
            <text:p>291379.8</text:p>
          </table:table-cell>
          <table:table-cell table:formula="of:=[.B197]*10" office:value-type="float" office:value="235.6" calcext:value-type="float">
            <text:p>235.6</text:p>
          </table:table-cell>
          <table:table-cell office:value-type="float" office:value="533" calcext:value-type="float">
            <text:p>533</text:p>
          </table:table-cell>
          <table:table-cell office:value-type="float" office:value="353.36" calcext:value-type="float">
            <text:p>353.36</text:p>
          </table:table-cell>
        </table:table-row>
        <table:table-row table:style-name="ro1">
          <table:table-cell office:value-type="float" office:value="29142478" calcext:value-type="float">
            <text:p>29142478</text:p>
          </table:table-cell>
          <table:table-cell office:value-type="float" office:value="24.03" calcext:value-type="float">
            <text:p>24.03</text:p>
          </table:table-cell>
          <table:table-cell office:value-type="float" office:value="69.32" calcext:value-type="float">
            <text:p>69.32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24.03" calcext:value-type="float">
            <text:p>24.03</text:p>
          </table:table-cell>
          <table:table-cell table:number-columns-repeated="2" office:value-type="float" office:value="360.52" calcext:value-type="float">
            <text:p>36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.52" calcext:value-type="float">
            <text:p>360.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8]/100" office:value-type="float" office:value="291424.78" calcext:value-type="float">
            <text:p>291424.78</text:p>
          </table:table-cell>
          <table:table-cell table:formula="of:=[.B198]*10" office:value-type="float" office:value="240.3" calcext:value-type="float">
            <text:p>240.3</text:p>
          </table:table-cell>
          <table:table-cell office:value-type="float" office:value="497" calcext:value-type="float">
            <text:p>497</text:p>
          </table:table-cell>
          <table:table-cell office:value-type="float" office:value="360.52" calcext:value-type="float">
            <text:p>360.52</text:p>
          </table:table-cell>
        </table:table-row>
        <table:table-row table:style-name="ro1">
          <table:table-cell office:value-type="float" office:value="29146095" calcext:value-type="float">
            <text:p>29146095</text:p>
          </table:table-cell>
          <table:table-cell office:value-type="float" office:value="24.71" calcext:value-type="float">
            <text:p>24.7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24.71" calcext:value-type="float">
            <text:p>24.71</text:p>
          </table:table-cell>
          <table:table-cell table:number-columns-repeated="2" office:value-type="float" office:value="370.64" calcext:value-type="float">
            <text:p>37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0.64" calcext:value-type="float">
            <text:p>370.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9]/100" office:value-type="float" office:value="291460.95" calcext:value-type="float">
            <text:p>291460.95</text:p>
          </table:table-cell>
          <table:table-cell table:formula="of:=[.B199]*10" office:value-type="float" office:value="247.1" calcext:value-type="float">
            <text:p>247.1</text:p>
          </table:table-cell>
          <table:table-cell office:value-type="float" office:value="446" calcext:value-type="float">
            <text:p>446</text:p>
          </table:table-cell>
          <table:table-cell office:value-type="float" office:value="370.64" calcext:value-type="float">
            <text:p>370.64</text:p>
          </table:table-cell>
        </table:table-row>
        <table:table-row table:style-name="ro1">
          <table:table-cell office:value-type="float" office:value="29150466" calcext:value-type="float">
            <text:p>29150466</text:p>
          </table:table-cell>
          <table:table-cell office:value-type="float" office:value="25.23" calcext:value-type="float">
            <text:p>25.23</text:p>
          </table:table-cell>
          <table:table-cell office:value-type="float" office:value="75.55" calcext:value-type="float">
            <text:p>75.5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5.23" calcext:value-type="float">
            <text:p>25.23</text:p>
          </table:table-cell>
          <table:table-cell table:number-columns-repeated="2" office:value-type="float" office:value="378.39" calcext:value-type="float">
            <text:p>378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39" calcext:value-type="float">
            <text:p>378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0]/100" office:value-type="float" office:value="291504.66" calcext:value-type="float">
            <text:p>291504.66</text:p>
          </table:table-cell>
          <table:table-cell table:formula="of:=[.B200]*10" office:value-type="float" office:value="252.3" calcext:value-type="float">
            <text:p>252.3</text:p>
          </table:table-cell>
          <table:table-cell office:value-type="float" office:value="408" calcext:value-type="float">
            <text:p>408</text:p>
          </table:table-cell>
          <table:table-cell office:value-type="float" office:value="378.39" calcext:value-type="float">
            <text:p>378.39</text:p>
          </table:table-cell>
        </table:table-row>
        <table:table-row table:style-name="ro1">
          <table:table-cell office:value-type="float" office:value="29154509" calcext:value-type="float">
            <text:p>29154509</text:p>
          </table:table-cell>
          <table:table-cell office:value-type="float" office:value="25.43" calcext:value-type="float">
            <text:p>25.43</text:p>
          </table:table-cell>
          <table:table-cell office:value-type="float" office:value="44.63" calcext:value-type="float">
            <text:p>44.6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5.43" calcext:value-type="float">
            <text:p>25.43</text:p>
          </table:table-cell>
          <table:table-cell table:number-columns-repeated="2" office:value-type="float" office:value="381.49" calcext:value-type="float">
            <text:p>38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.49" calcext:value-type="float">
            <text:p>381.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1]/100" office:value-type="float" office:value="291545.09" calcext:value-type="float">
            <text:p>291545.09</text:p>
          </table:table-cell>
          <table:table-cell table:formula="of:=[.B201]*10" office:value-type="float" office:value="254.3" calcext:value-type="float">
            <text:p>254.3</text:p>
          </table:table-cell>
          <table:table-cell office:value-type="float" office:value="392" calcext:value-type="float">
            <text:p>392</text:p>
          </table:table-cell>
          <table:table-cell office:value-type="float" office:value="381.49" calcext:value-type="float">
            <text:p>381.49</text:p>
          </table:table-cell>
        </table:table-row>
        <table:table-row table:style-name="ro1">
          <table:table-cell office:value-type="float" office:value="29159098" calcext:value-type="float">
            <text:p>29159098</text:p>
          </table:table-cell>
          <table:table-cell office:value-type="float" office:value="25.64" calcext:value-type="float">
            <text:p>25.64</text:p>
          </table:table-cell>
          <table:table-cell office:value-type="float" office:value="44.61" calcext:value-type="float">
            <text:p>44.61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25.64" calcext:value-type="float">
            <text:p>25.64</text:p>
          </table:table-cell>
          <table:table-cell table:number-columns-repeated="2" office:value-type="float" office:value="384.56" calcext:value-type="float">
            <text:p>384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4.56" calcext:value-type="float">
            <text:p>384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2]/100" office:value-type="float" office:value="291590.98" calcext:value-type="float">
            <text:p>291590.98</text:p>
          </table:table-cell>
          <table:table-cell table:formula="of:=[.B202]*10" office:value-type="float" office:value="256.4" calcext:value-type="float">
            <text:p>256.4</text:p>
          </table:table-cell>
          <table:table-cell office:value-type="float" office:value="377" calcext:value-type="float">
            <text:p>377</text:p>
          </table:table-cell>
          <table:table-cell office:value-type="float" office:value="384.56" calcext:value-type="float">
            <text:p>384.56</text:p>
          </table:table-cell>
        </table:table-row>
        <table:table-row table:style-name="ro1">
          <table:table-cell office:value-type="float" office:value="29162683" calcext:value-type="float">
            <text:p>29162683</text:p>
          </table:table-cell>
          <table:table-cell office:value-type="float" office:value="26.11" calcext:value-type="float">
            <text:p>26.11</text:p>
          </table:table-cell>
          <table:table-cell office:value-type="float" office:value="72.64" calcext:value-type="float">
            <text:p>72.64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26.11" calcext:value-type="float">
            <text:p>26.11</text:p>
          </table:table-cell>
          <table:table-cell table:number-columns-repeated="2" office:value-type="float" office:value="391.72" calcext:value-type="float">
            <text:p>39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.72" calcext:value-type="float">
            <text:p>391.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3]/100" office:value-type="float" office:value="291626.83" calcext:value-type="float">
            <text:p>291626.83</text:p>
          </table:table-cell>
          <table:table-cell table:formula="of:=[.B203]*10" office:value-type="float" office:value="261.1" calcext:value-type="float">
            <text:p>261.1</text:p>
          </table:table-cell>
          <table:table-cell office:value-type="float" office:value="341" calcext:value-type="float">
            <text:p>341</text:p>
          </table:table-cell>
          <table:table-cell office:value-type="float" office:value="391.72" calcext:value-type="float">
            <text:p>391.72</text:p>
          </table:table-cell>
        </table:table-row>
        <table:table-row table:style-name="ro1">
          <table:table-cell office:value-type="float" office:value="29166549" calcext:value-type="float">
            <text:p>29166549</text:p>
          </table:table-cell>
          <table:table-cell office:value-type="float" office:value="26.74" calcext:value-type="float">
            <text:p>26.7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6.74" calcext:value-type="float">
            <text:p>26.74</text:p>
          </table:table-cell>
          <table:table-cell office:value-type="float" office:value="401.05" calcext:value-type="float">
            <text:p>401.0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.05" calcext:value-type="float">
            <text:p>401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4]/100" office:value-type="float" office:value="291665.49" calcext:value-type="float">
            <text:p>291665.49</text:p>
          </table:table-cell>
          <table:table-cell table:formula="of:=[.B204]*10" office:value-type="float" office:value="267.4" calcext:value-type="float">
            <text:p>267.4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170969" calcext:value-type="float">
            <text:p>29170969</text:p>
          </table:table-cell>
          <table:table-cell office:value-type="float" office:value="26.93" calcext:value-type="float">
            <text:p>26.93</text:p>
          </table:table-cell>
          <table:table-cell office:value-type="float" office:value="48.89" calcext:value-type="float">
            <text:p>48.8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6.93" calcext:value-type="float">
            <text:p>26.93</text:p>
          </table:table-cell>
          <table:table-cell office:value-type="float" office:value="404.02" calcext:value-type="float">
            <text:p>404.0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.02" calcext:value-type="float">
            <text:p>404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5]/100" office:value-type="float" office:value="291709.69" calcext:value-type="float">
            <text:p>291709.69</text:p>
          </table:table-cell>
          <table:table-cell table:formula="of:=[.B205]*10" office:value-type="float" office:value="269.3" calcext:value-type="float">
            <text:p>269.3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175529" calcext:value-type="float">
            <text:p>29175529</text:p>
          </table:table-cell>
          <table:table-cell office:value-type="float" office:value="27.01" calcext:value-type="float">
            <text:p>27.01</text:p>
          </table:table-cell>
          <table:table-cell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01" calcext:value-type="float">
            <text:p>27.01</text:p>
          </table:table-cell>
          <table:table-cell office:value-type="float" office:value="405.08" calcext:value-type="float">
            <text:p>405.08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.08" calcext:value-type="float">
            <text:p>405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6]/100" office:value-type="float" office:value="291755.29" calcext:value-type="float">
            <text:p>291755.29</text:p>
          </table:table-cell>
          <table:table-cell table:formula="of:=[.B206]*10" office:value-type="float" office:value="270.1" calcext:value-type="float">
            <text:p>270.1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179129" calcext:value-type="float">
            <text:p>29179129</text:p>
          </table:table-cell>
          <table:table-cell office:value-type="float" office:value="27.3" calcext:value-type="float">
            <text:p>27.3</text:p>
          </table:table-cell>
          <table:table-cell office:value-type="float" office:value="56.21" calcext:value-type="float">
            <text:p>56.2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3" calcext:value-type="float">
            <text:p>27.3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.55" calcext:value-type="float">
            <text:p>409.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7]/100" office:value-type="float" office:value="291791.29" calcext:value-type="float">
            <text:p>291791.29</text:p>
          </table:table-cell>
          <table:table-cell table:formula="of:=[.B207]*10" office:value-type="float" office:value="273" calcext:value-type="float">
            <text:p>273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183283" calcext:value-type="float">
            <text:p>29183283</text:p>
          </table:table-cell>
          <table:table-cell office:value-type="float" office:value="27.91" calcext:value-type="float">
            <text:p>27.9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91" calcext:value-type="float">
            <text:p>27.91</text:p>
          </table:table-cell>
          <table:table-cell office:value-type="float" office:value="418.7" calcext:value-type="float">
            <text:p>418.7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.7" calcext:value-type="float">
            <text:p>418.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8]/100" office:value-type="float" office:value="291832.83" calcext:value-type="float">
            <text:p>291832.83</text:p>
          </table:table-cell>
          <table:table-cell table:formula="of:=[.B208]*10" office:value-type="float" office:value="279.1" calcext:value-type="float">
            <text:p>279.1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187183" calcext:value-type="float">
            <text:p>29187183</text:p>
          </table:table-cell>
          <table:table-cell office:value-type="float" office:value="28.32" calcext:value-type="float">
            <text:p>28.32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32" calcext:value-type="float">
            <text:p>28.32</text:p>
          </table:table-cell>
          <table:table-cell office:value-type="float" office:value="424.75" calcext:value-type="float">
            <text:p>424.7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.75" calcext:value-type="float">
            <text:p>424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9]/100" office:value-type="float" office:value="291871.83" calcext:value-type="float">
            <text:p>291871.83</text:p>
          </table:table-cell>
          <table:table-cell table:formula="of:=[.B209]*10" office:value-type="float" office:value="283.2" calcext:value-type="float">
            <text:p>283.2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191646" calcext:value-type="float">
            <text:p>29191646</text:p>
          </table:table-cell>
          <table:table-cell office:value-type="float" office:value="28.44" calcext:value-type="float">
            <text:p>28.44</text:p>
          </table:table-cell>
          <table:table-cell office:value-type="float" office:value="42.04" calcext:value-type="float">
            <text:p>42.0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44" calcext:value-type="float">
            <text:p>28.44</text:p>
          </table:table-cell>
          <table:table-cell office:value-type="float" office:value="426.67" calcext:value-type="float">
            <text:p>426.67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.67" calcext:value-type="float">
            <text:p>426.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10]/100" office:value-type="float" office:value="291916.46" calcext:value-type="float">
            <text:p>291916.46</text:p>
          </table:table-cell>
          <table:table-cell table:formula="of:=[.B210]*10" office:value-type="float" office:value="284.4" calcext:value-type="float">
            <text:p>284.4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195203" calcext:value-type="float">
            <text:p>29195203</text:p>
          </table:table-cell>
          <table:table-cell office:value-type="float" office:value="29.07" calcext:value-type="float">
            <text:p>29.0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07" calcext:value-type="float">
            <text:p>29.07</text:p>
          </table:table-cell>
          <table:table-cell office:value-type="float" office:value="436.06" calcext:value-type="float">
            <text:p>436.06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.06" calcext:value-type="float">
            <text:p>436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11]/100" office:value-type="float" office:value="291952.03" calcext:value-type="float">
            <text:p>291952.03</text:p>
          </table:table-cell>
          <table:table-cell table:formula="of:=[.B211]*10" office:value-type="float" office:value="290.7" calcext:value-type="float">
            <text:p>290.7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199378" calcext:value-type="float">
            <text:p>29199378</text:p>
          </table:table-cell>
          <table:table-cell office:value-type="float" office:value="29.67" calcext:value-type="float">
            <text:p>29.6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67" calcext:value-type="float">
            <text:p>29.67</text:p>
          </table:table-cell>
          <table:table-cell office:value-type="float" office:value="445.05" calcext:value-type="float">
            <text:p>445.0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5.05" calcext:value-type="float">
            <text:p>445.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12]/100" office:value-type="float" office:value="291993.78" calcext:value-type="float">
            <text:p>291993.78</text:p>
          </table:table-cell>
          <table:table-cell table:formula="of:=[.B212]*10" office:value-type="float" office:value="296.7" calcext:value-type="float">
            <text:p>296.7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00:56:55.715000000</dc:date>
    <meta:editing-duration>PT1H40M55S</meta:editing-duration>
    <meta:editing-cycles>1</meta:editing-cycles>
    <meta:document-statistic meta:table-count="1" meta:cell-count="3582" meta:object-count="1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565cm" svg:height="12.02cm" xlink:href=".." xlink:type="simple" chart:class="chart:line" chart:style-name="ch1">
        <chart:legend svg:x="23.331cm" svg:y="0.325cm" style:legend-expansion="custom" chartooo:width="4.859cm" chartooo:height="2.152cm" style:legend-expansion-aspect-ratio="2.25789962825279" chart:style-name="ch2"/>
        <chart:plot-area chart:style-name="ch3" table:cell-range-address="'tl-201919225444'.O1:'tl-201919225444'.R212" chart:data-source-has-labels="column" svg:x="3.174cm" svg:y="0.545cm" svg:width="25.413cm" svg:height="11.435cm">
          <chartooo:coordinate-region svg:x="3.722cm" svg:y="0.779cm" svg:width="24.84cm" svg:height="10.999cm"/>
          <chart:axis chart:dimension="x" chart:name="primary-x" chart:style-name="ch4" chartooo:axis-type="auto">
            <chartooo:date-scale/>
            <chart:categories table:cell-range-address="'tl-201919225444'.O1:'tl-201919225444'.O2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l-201919225444'.P1:'tl-201919225444'.P212" chart:class="chart:line">
            <chart:data-point chart:repeated="212"/>
          </chart:series>
          <chart:series chart:style-name="ch8" chart:values-cell-range-address="'tl-201919225444'.Q1:'tl-201919225444'.Q212" chart:class="chart:line">
            <chart:data-point chart:repeated="212"/>
          </chart:series>
          <chart:series chart:style-name="ch9" chart:values-cell-range-address="'tl-201919225444'.R1:'tl-201919225444'.R212" chart:class="chart:line">
            <chart:data-point chart:repeated="2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Jan  9 2019</text:p>
                <draw:g>
                  <svg:desc>'tl-201919225444'.O1:'tl-201919225444'.O212</svg:desc>
                </draw:g>
              </table:table-cell>
              <table:table-cell office:value-type="float" office:value="NaN">
                <text:p>NaN</text:p>
                <draw:g>
                  <svg:desc>'tl-201919225444'.P1:'tl-201919225444'.P212</svg:desc>
                </draw:g>
              </table:table-cell>
              <table:table-cell office:value-type="float" office:value="NaN">
                <text:p>NaN</text:p>
                <draw:g>
                  <svg:desc>'tl-201919225444'.Q1:'tl-201919225444'.Q212</svg:desc>
                </draw:g>
              </table:table-cell>
              <table:table-cell office:value-type="float" office:value="NaN">
                <text:p>NaN</text:p>
                <draw:g>
                  <svg:desc>'tl-201919225444'.R1:'tl-201919225444'.R212</svg:desc>
                </draw:g>
              </table:table-cell>
            </table:table-row>
            <table:table-row>
              <table:table-cell office:value-type="string">
                <text:p>Pg Ig Dg: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cros *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2553.36">
                <text:p>262553.36</text:p>
              </table:table-cell>
              <table:table-cell office:value-type="float" office:value="4.7">
                <text:p>4.7</text:p>
              </table:table-cell>
              <table:table-cell office:value-type="float" office:value="2264">
                <text:p>2264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float" office:value="262586.55">
                <text:p>262586.5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625.18">
                <text:p>262625.18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665.63">
                <text:p>262665.63</text:p>
              </table:table-cell>
              <table:table-cell office:value-type="float" office:value="-2.1">
                <text:p>-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705.18">
                <text:p>262705.18</text:p>
              </table:table-cell>
              <table:table-cell office:value-type="float" office:value="-3.3">
                <text:p>-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745.69">
                <text:p>262745.69</text:p>
              </table:table-cell>
              <table:table-cell office:value-type="float" office:value="-3.4">
                <text:p>-3.4</text:p>
              </table:table-cell>
              <table:table-cell office:value-type="float" office:value="-2274">
                <text:p>-2274</text:p>
              </table:table-cell>
              <table:table-cell office:value-type="float" office:value="-5.09">
                <text:p>-5.09</text:p>
              </table:table-cell>
            </table:table-row>
            <table:table-row>
              <table:table-cell office:value-type="float" office:value="264085.47">
                <text:p>264085.47</text:p>
              </table:table-cell>
              <table:table-cell office:value-type="float" office:value="-4.6">
                <text:p>-4.6</text:p>
              </table:table-cell>
              <table:table-cell office:value-type="float" office:value="-2265">
                <text:p>-2265</text:p>
              </table:table-cell>
              <table:table-cell office:value-type="float" office:value="-6.87">
                <text:p>-6.87</text:p>
              </table:table-cell>
            </table:table-row>
            <table:table-row>
              <table:table-cell office:value-type="float" office:value="264125.06">
                <text:p>264125.06</text:p>
              </table:table-cell>
              <table:table-cell office:value-type="float" office:value="-6.2">
                <text:p>-6.2</text:p>
              </table:table-cell>
              <table:table-cell office:value-type="float" office:value="-2253">
                <text:p>-2253</text:p>
              </table:table-cell>
              <table:table-cell office:value-type="float" office:value="-9.37">
                <text:p>-9.37</text:p>
              </table:table-cell>
            </table:table-row>
            <table:table-row>
              <table:table-cell office:value-type="float" office:value="264163.35">
                <text:p>264163.35</text:p>
              </table:table-cell>
              <table:table-cell office:value-type="float" office:value="-6.9">
                <text:p>-6.9</text:p>
              </table:table-cell>
              <table:table-cell office:value-type="float" office:value="-2248">
                <text:p>-2248</text:p>
              </table:table-cell>
              <table:table-cell office:value-type="float" office:value="-10.32">
                <text:p>-10.32</text:p>
              </table:table-cell>
            </table:table-row>
            <table:table-row>
              <table:table-cell office:value-type="float" office:value="264204.63">
                <text:p>264204.63</text:p>
              </table:table-cell>
              <table:table-cell office:value-type="float" office:value="-5.5">
                <text:p>-5.5</text:p>
              </table:table-cell>
              <table:table-cell office:value-type="float" office:value="-2258">
                <text:p>-2258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float" office:value="264244.89">
                <text:p>264244.89</text:p>
              </table:table-cell>
              <table:table-cell office:value-type="float" office:value="-4.3">
                <text:p>-4.3</text:p>
              </table:table-cell>
              <table:table-cell office:value-type="float" office:value="-2267">
                <text:p>-2267</text:p>
              </table:table-cell>
              <table:table-cell office:value-type="float" office:value="-6.47">
                <text:p>-6.47</text:p>
              </table:table-cell>
            </table:table-row>
            <table:table-row>
              <table:table-cell office:value-type="float" office:value="264284.81">
                <text:p>264284.81</text:p>
              </table:table-cell>
              <table:table-cell office:value-type="float" office:value="-5.5">
                <text:p>-5.5</text:p>
              </table:table-cell>
              <table:table-cell office:value-type="float" office:value="-2258">
                <text:p>-2258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float" office:value="264324.89">
                <text:p>264324.89</text:p>
              </table:table-cell>
              <table:table-cell office:value-type="float" office:value="-4.7">
                <text:p>-4.7</text:p>
              </table:table-cell>
              <table:table-cell office:value-type="float" office:value="-2265">
                <text:p>-2265</text:p>
              </table:table-cell>
              <table:table-cell office:value-type="float" office:value="-6.99">
                <text:p>-6.99</text:p>
              </table:table-cell>
            </table:table-row>
            <table:table-row>
              <table:table-cell office:value-type="float" office:value="264364.86">
                <text:p>264364.86</text:p>
              </table:table-cell>
              <table:table-cell office:value-type="float" office:value="-3.4">
                <text:p>-3.4</text:p>
              </table:table-cell>
              <table:table-cell office:value-type="float" office:value="-2274">
                <text:p>-2274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float" office:value="266134.55">
                <text:p>266134.55</text:p>
              </table:table-cell>
              <table:table-cell office:value-type="float" office:value="-4.4">
                <text:p>-4.4</text:p>
              </table:table-cell>
              <table:table-cell office:value-type="float" office:value="-2267">
                <text:p>-2267</text:p>
              </table:table-cell>
              <table:table-cell office:value-type="float" office:value="-6.53">
                <text:p>-6.53</text:p>
              </table:table-cell>
            </table:table-row>
            <table:table-row>
              <table:table-cell office:value-type="float" office:value="266170.55">
                <text:p>266170.55</text:p>
              </table:table-cell>
              <table:table-cell office:value-type="float" office:value="-6.1">
                <text:p>-6.1</text:p>
              </table:table-cell>
              <table:table-cell office:value-type="float" office:value="-2254">
                <text:p>-2254</text:p>
              </table:table-cell>
              <table:table-cell office:value-type="float" office:value="-9.08">
                <text:p>-9.08</text:p>
              </table:table-cell>
            </table:table-row>
            <table:table-row>
              <table:table-cell office:value-type="float" office:value="266209.69">
                <text:p>266209.69</text:p>
              </table:table-cell>
              <table:table-cell office:value-type="float" office:value="-6.8">
                <text:p>-6.8</text:p>
              </table:table-cell>
              <table:table-cell office:value-type="float" office:value="-2249">
                <text:p>-2249</text:p>
              </table:table-cell>
              <table:table-cell office:value-type="float" office:value="-10.17">
                <text:p>-10.17</text:p>
              </table:table-cell>
            </table:table-row>
            <table:table-row>
              <table:table-cell office:value-type="float" office:value="266249.43">
                <text:p>266249.43</text:p>
              </table:table-cell>
              <table:table-cell office:value-type="float" office:value="-6.1">
                <text:p>-6.1</text:p>
              </table:table-cell>
              <table:table-cell office:value-type="float" office:value="-2253">
                <text:p>-2253</text:p>
              </table:table-cell>
              <table:table-cell office:value-type="float" office:value="-9.22">
                <text:p>-9.22</text:p>
              </table:table-cell>
            </table:table-row>
            <table:table-row>
              <table:table-cell office:value-type="float" office:value="266289.78">
                <text:p>266289.78</text:p>
              </table:table-cell>
              <table:table-cell office:value-type="float" office:value="-5.6">
                <text:p>-5.6</text:p>
              </table:table-cell>
              <table:table-cell office:value-type="float" office:value="-2257">
                <text:p>-2257</text:p>
              </table:table-cell>
              <table:table-cell office:value-type="float" office:value="-8.41">
                <text:p>-8.41</text:p>
              </table:table-cell>
            </table:table-row>
            <table:table-row>
              <table:table-cell office:value-type="float" office:value="266329.43">
                <text:p>266329.43</text:p>
              </table:table-cell>
              <table:table-cell office:value-type="float" office:value="-7.6">
                <text:p>-7.6</text:p>
              </table:table-cell>
              <table:table-cell office:value-type="float" office:value="-2242">
                <text:p>-2242</text:p>
              </table:table-cell>
              <table:table-cell office:value-type="float" office:value="-11.41">
                <text:p>-11.41</text:p>
              </table:table-cell>
            </table:table-row>
            <table:table-row>
              <table:table-cell office:value-type="float" office:value="266369.69">
                <text:p>266369.69</text:p>
              </table:table-cell>
              <table:table-cell office:value-type="float" office:value="-7.2">
                <text:p>-7.2</text:p>
              </table:table-cell>
              <table:table-cell office:value-type="float" office:value="-2246">
                <text:p>-2246</text:p>
              </table:table-cell>
              <table:table-cell office:value-type="float" office:value="-10.78">
                <text:p>-10.78</text:p>
              </table:table-cell>
            </table:table-row>
            <table:table-row>
              <table:table-cell office:value-type="float" office:value="266409.55">
                <text:p>266409.55</text:p>
              </table:table-cell>
              <table:table-cell office:value-type="float" office:value="-5.5">
                <text:p>-5.5</text:p>
              </table:table-cell>
              <table:table-cell office:value-type="float" office:value="-2258">
                <text:p>-2258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float" office:value="268177.03">
                <text:p>268177.03</text:p>
              </table:table-cell>
              <table:table-cell office:value-type="float" office:value="-8.1">
                <text:p>-8.1</text:p>
              </table:table-cell>
              <table:table-cell office:value-type="float" office:value="-2239">
                <text:p>-2239</text:p>
              </table:table-cell>
              <table:table-cell office:value-type="float" office:value="-12.15">
                <text:p>-12.15</text:p>
              </table:table-cell>
            </table:table-row>
            <table:table-row>
              <table:table-cell office:value-type="float" office:value="268214.39">
                <text:p>268214.39</text:p>
              </table:table-cell>
              <table:table-cell office:value-type="float" office:value="-9">
                <text:p>-9</text:p>
              </table:table-cell>
              <table:table-cell office:value-type="float" office:value="-2232">
                <text:p>-2232</text:p>
              </table:table-cell>
              <table:table-cell office:value-type="float" office:value="-13.54">
                <text:p>-13.54</text:p>
              </table:table-cell>
            </table:table-row>
            <table:table-row>
              <table:table-cell office:value-type="float" office:value="268254.54">
                <text:p>268254.54</text:p>
              </table:table-cell>
              <table:table-cell office:value-type="float" office:value="-8.7">
                <text:p>-8.7</text:p>
              </table:table-cell>
              <table:table-cell office:value-type="float" office:value="-2234">
                <text:p>-2234</text:p>
              </table:table-cell>
              <table:table-cell office:value-type="float" office:value="-13.08">
                <text:p>-13.08</text:p>
              </table:table-cell>
            </table:table-row>
            <table:table-row>
              <table:table-cell office:value-type="float" office:value="268294.15">
                <text:p>268294.15</text:p>
              </table:table-cell>
              <table:table-cell office:value-type="float" office:value="-8.7">
                <text:p>-8.7</text:p>
              </table:table-cell>
              <table:table-cell office:value-type="float" office:value="-2235">
                <text:p>-2235</text:p>
              </table:table-cell>
              <table:table-cell office:value-type="float" office:value="-12.99">
                <text:p>-12.99</text:p>
              </table:table-cell>
            </table:table-row>
            <table:table-row>
              <table:table-cell office:value-type="float" office:value="268335.49">
                <text:p>268335.49</text:p>
              </table:table-cell>
              <table:table-cell office:value-type="float" office:value="-8">
                <text:p>-8</text:p>
              </table:table-cell>
              <table:table-cell office:value-type="float" office:value="-2239">
                <text:p>-2239</text:p>
              </table:table-cell>
              <table:table-cell office:value-type="float" office:value="-12.07">
                <text:p>-12.07</text:p>
              </table:table-cell>
            </table:table-row>
            <table:table-row>
              <table:table-cell office:value-type="float" office:value="268374.21">
                <text:p>268374.21</text:p>
              </table:table-cell>
              <table:table-cell office:value-type="float" office:value="-9.3">
                <text:p>-9.3</text:p>
              </table:table-cell>
              <table:table-cell office:value-type="float" office:value="-2230">
                <text:p>-2230</text:p>
              </table:table-cell>
              <table:table-cell office:value-type="float" office:value="-13.97">
                <text:p>-13.97</text:p>
              </table:table-cell>
            </table:table-row>
            <table:table-row>
              <table:table-cell office:value-type="float" office:value="268414.54">
                <text:p>268414.54</text:p>
              </table:table-cell>
              <table:table-cell office:value-type="float" office:value="-9.3">
                <text:p>-9.3</text:p>
              </table:table-cell>
              <table:table-cell office:value-type="float" office:value="-2230">
                <text:p>-2230</text:p>
              </table:table-cell>
              <table:table-cell office:value-type="float" office:value="-13.99">
                <text:p>-13.99</text:p>
              </table:table-cell>
            </table:table-row>
            <table:table-row>
              <table:table-cell office:value-type="float" office:value="268454.75">
                <text:p>268454.75</text:p>
              </table:table-cell>
              <table:table-cell office:value-type="float" office:value="-7.6">
                <text:p>-7.6</text:p>
              </table:table-cell>
              <table:table-cell office:value-type="float" office:value="-2243">
                <text:p>-2243</text:p>
              </table:table-cell>
              <table:table-cell office:value-type="float" office:value="-11.37">
                <text:p>-11.37</text:p>
              </table:table-cell>
            </table:table-row>
            <table:table-row>
              <table:table-cell office:value-type="float" office:value="269981.63">
                <text:p>269981.63</text:p>
              </table:table-cell>
              <table:table-cell office:value-type="float" office:value="-4.2">
                <text:p>-4.2</text:p>
              </table:table-cell>
              <table:table-cell office:value-type="float" office:value="-2268">
                <text:p>-2268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float" office:value="270018.06">
                <text:p>270018.06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63.49">
                <text:p>270063.49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102.98">
                <text:p>270102.98</text:p>
              </table:table-cell>
              <table:table-cell office:value-type="float" office:value="4.6">
                <text:p>4.6</text:p>
              </table:table-cell>
              <table:table-cell office:value-type="float" office:value="2265">
                <text:p>2265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float" office:value="270145.81">
                <text:p>270145.81</text:p>
              </table:table-cell>
              <table:table-cell office:value-type="float" office:value="6.4">
                <text:p>6.4</text:p>
              </table:table-cell>
              <table:table-cell office:value-type="float" office:value="2251">
                <text:p>2251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float" office:value="270189.95">
                <text:p>270189.95</text:p>
              </table:table-cell>
              <table:table-cell office:value-type="float" office:value="7.3">
                <text:p>7.3</text:p>
              </table:table-cell>
              <table:table-cell office:value-type="float" office:value="2245">
                <text:p>2245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float" office:value="270236.41">
                <text:p>270236.41</text:p>
              </table:table-cell>
              <table:table-cell office:value-type="float" office:value="5.5">
                <text:p>5.5</text:p>
              </table:table-cell>
              <table:table-cell office:value-type="float" office:value="2259">
                <text:p>2259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float" office:value="270273.15">
                <text:p>270273.15</text:p>
              </table:table-cell>
              <table:table-cell office:value-type="float" office:value="3.6">
                <text:p>3.6</text:p>
              </table:table-cell>
              <table:table-cell office:value-type="float" office:value="2273">
                <text:p>2273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270310.63">
                <text:p>270310.63</text:p>
              </table:table-cell>
              <table:table-cell office:value-type="float" office:value="4.6">
                <text:p>4.6</text:p>
              </table:table-cell>
              <table:table-cell office:value-type="float" office:value="2265">
                <text:p>2265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270350.29">
                <text:p>270350.29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391.78">
                <text:p>270391.78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430.46">
                <text:p>270430.4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470.84">
                <text:p>270470.84</text:p>
              </table:table-cell>
              <table:table-cell office:value-type="float" office:value="4.5">
                <text:p>4.5</text:p>
              </table:table-cell>
              <table:table-cell office:value-type="float" office:value="2266">
                <text:p>2266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270511.35">
                <text:p>270511.35</text:p>
              </table:table-cell>
              <table:table-cell office:value-type="float" office:value="8">
                <text:p>8</text:p>
              </table:table-cell>
              <table:table-cell office:value-type="float" office:value="2239">
                <text:p>2239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float" office:value="272275.41">
                <text:p>272275.41</text:p>
              </table:table-cell>
              <table:table-cell office:value-type="float" office:value="8.6">
                <text:p>8.6</text:p>
              </table:table-cell>
              <table:table-cell office:value-type="float" office:value="2235">
                <text:p>2235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272313.49">
                <text:p>272313.49</text:p>
              </table:table-cell>
              <table:table-cell office:value-type="float" office:value="10.3">
                <text:p>10.3</text:p>
              </table:table-cell>
              <table:table-cell office:value-type="float" office:value="2222">
                <text:p>2222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float" office:value="272352.63">
                <text:p>272352.63</text:p>
              </table:table-cell>
              <table:table-cell office:value-type="float" office:value="11.2">
                <text:p>11.2</text:p>
              </table:table-cell>
              <table:table-cell office:value-type="float" office:value="2215">
                <text:p>221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float" office:value="272392.15">
                <text:p>272392.15</text:p>
              </table:table-cell>
              <table:table-cell office:value-type="float" office:value="11.2">
                <text:p>11.2</text:p>
              </table:table-cell>
              <table:table-cell office:value-type="float" office:value="2216">
                <text:p>2216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float" office:value="272433.55">
                <text:p>272433.55</text:p>
              </table:table-cell>
              <table:table-cell office:value-type="float" office:value="11.1">
                <text:p>11.1</text:p>
              </table:table-cell>
              <table:table-cell office:value-type="float" office:value="2216">
                <text:p>2216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float" office:value="272472.2">
                <text:p>272472.2</text:p>
              </table:table-cell>
              <table:table-cell office:value-type="float" office:value="13.1">
                <text:p>13.1</text:p>
              </table:table-cell>
              <table:table-cell office:value-type="float" office:value="2201">
                <text:p>2201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float" office:value="272512.61">
                <text:p>272512.61</text:p>
              </table:table-cell>
              <table:table-cell office:value-type="float" office:value="13.6">
                <text:p>13.6</text:p>
              </table:table-cell>
              <table:table-cell office:value-type="float" office:value="2198">
                <text:p>2198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272552.26">
                <text:p>272552.26</text:p>
              </table:table-cell>
              <table:table-cell office:value-type="float" office:value="11.3">
                <text:p>11.3</text:p>
              </table:table-cell>
              <table:table-cell office:value-type="float" office:value="2215">
                <text:p>2215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float" office:value="274320.38">
                <text:p>274320.38</text:p>
              </table:table-cell>
              <table:table-cell office:value-type="float" office:value="13">
                <text:p>13</text:p>
              </table:table-cell>
              <table:table-cell office:value-type="float" office:value="2202">
                <text:p>220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float" office:value="274358.35">
                <text:p>274358.35</text:p>
              </table:table-cell>
              <table:table-cell office:value-type="float" office:value="14.6">
                <text:p>14.6</text:p>
              </table:table-cell>
              <table:table-cell office:value-type="float" office:value="2190">
                <text:p>2190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float" office:value="274398.18">
                <text:p>274398.18</text:p>
              </table:table-cell>
              <table:table-cell office:value-type="float" office:value="15.7">
                <text:p>15.7</text:p>
              </table:table-cell>
              <table:table-cell office:value-type="float" office:value="2182">
                <text:p>2182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float" office:value="274438.49">
                <text:p>274438.49</text:p>
              </table:table-cell>
              <table:table-cell office:value-type="float" office:value="14.9">
                <text:p>14.9</text:p>
              </table:table-cell>
              <table:table-cell office:value-type="float" office:value="2188">
                <text:p>218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274478.23">
                <text:p>274478.23</text:p>
              </table:table-cell>
              <table:table-cell office:value-type="float" office:value="15.9">
                <text:p>15.9</text:p>
              </table:table-cell>
              <table:table-cell office:value-type="float" office:value="2180">
                <text:p>2180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float" office:value="274517.86">
                <text:p>274517.86</text:p>
              </table:table-cell>
              <table:table-cell office:value-type="float" office:value="17">
                <text:p>17</text:p>
              </table:table-cell>
              <table:table-cell office:value-type="float" office:value="2172">
                <text:p>2172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float" office:value="274558.29">
                <text:p>274558.29</text:p>
              </table:table-cell>
              <table:table-cell office:value-type="float" office:value="17.4">
                <text:p>17.4</text:p>
              </table:table-cell>
              <table:table-cell office:value-type="float" office:value="2169">
                <text:p>2169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float" office:value="274598.03">
                <text:p>274598.03</text:p>
              </table:table-cell>
              <table:table-cell office:value-type="float" office:value="15">
                <text:p>15</text:p>
              </table:table-cell>
              <table:table-cell office:value-type="float" office:value="2187">
                <text:p>2187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float" office:value="276365.69">
                <text:p>276365.69</text:p>
              </table:table-cell>
              <table:table-cell office:value-type="float" office:value="16.4">
                <text:p>16.4</text:p>
              </table:table-cell>
              <table:table-cell office:value-type="float" office:value="2176">
                <text:p>2176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float" office:value="276403">
                <text:p>276403</text:p>
              </table:table-cell>
              <table:table-cell office:value-type="float" office:value="17.2">
                <text:p>17.2</text:p>
              </table:table-cell>
              <table:table-cell office:value-type="float" office:value="2171">
                <text:p>2171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float" office:value="276443.23">
                <text:p>276443.23</text:p>
              </table:table-cell>
              <table:table-cell office:value-type="float" office:value="18.1">
                <text:p>18.1</text:p>
              </table:table-cell>
              <table:table-cell office:value-type="float" office:value="2164">
                <text:p>2164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float" office:value="276482.89">
                <text:p>276482.89</text:p>
              </table:table-cell>
              <table:table-cell office:value-type="float" office:value="19.5">
                <text:p>19.5</text:p>
              </table:table-cell>
              <table:table-cell office:value-type="float" office:value="2153">
                <text:p>2153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float" office:value="276523.29">
                <text:p>276523.29</text:p>
              </table:table-cell>
              <table:table-cell office:value-type="float" office:value="20.8">
                <text:p>20.8</text:p>
              </table:table-cell>
              <table:table-cell office:value-type="float" office:value="2143">
                <text:p>2143</text:p>
              </table:table-cell>
              <table:table-cell office:value-type="float" office:value="31.23">
                <text:p>31.23</text:p>
              </table:table-cell>
            </table:table-row>
            <table:table-row>
              <table:table-cell office:value-type="float" office:value="276562.86">
                <text:p>276562.86</text:p>
              </table:table-cell>
              <table:table-cell office:value-type="float" office:value="20.2">
                <text:p>20.2</text:p>
              </table:table-cell>
              <table:table-cell office:value-type="float" office:value="2148">
                <text:p>2148</text:p>
              </table:table-cell>
              <table:table-cell office:value-type="float" office:value="30.27">
                <text:p>30.27</text:p>
              </table:table-cell>
            </table:table-row>
            <table:table-row>
              <table:table-cell office:value-type="float" office:value="276603.38">
                <text:p>276603.38</text:p>
              </table:table-cell>
              <table:table-cell office:value-type="float" office:value="17.5">
                <text:p>17.5</text:p>
              </table:table-cell>
              <table:table-cell office:value-type="float" office:value="2168">
                <text:p>2168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float" office:value="276643.15">
                <text:p>276643.15</text:p>
              </table:table-cell>
              <table:table-cell office:value-type="float" office:value="18.5">
                <text:p>18.5</text:p>
              </table:table-cell>
              <table:table-cell office:value-type="float" office:value="2160">
                <text:p>2160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float" office:value="278454.18">
                <text:p>278454.18</text:p>
              </table:table-cell>
              <table:table-cell office:value-type="float" office:value="18.3">
                <text:p>18.3</text:p>
              </table:table-cell>
              <table:table-cell office:value-type="float" office:value="2162">
                <text:p>2162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float" office:value="278491.29">
                <text:p>278491.29</text:p>
              </table:table-cell>
              <table:table-cell office:value-type="float" office:value="17.3">
                <text:p>17.3</text:p>
              </table:table-cell>
              <table:table-cell office:value-type="float" office:value="2170">
                <text:p>217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278531.76">
                <text:p>278531.76</text:p>
              </table:table-cell>
              <table:table-cell office:value-type="float" office:value="14.9">
                <text:p>14.9</text:p>
              </table:table-cell>
              <table:table-cell office:value-type="float" office:value="2188">
                <text:p>2188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float" office:value="278572.06">
                <text:p>278572.06</text:p>
              </table:table-cell>
              <table:table-cell office:value-type="float" office:value="11.1">
                <text:p>11.1</text:p>
              </table:table-cell>
              <table:table-cell office:value-type="float" office:value="2216">
                <text:p>2216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float" office:value="278611.69">
                <text:p>278611.69</text:p>
              </table:table-cell>
              <table:table-cell office:value-type="float" office:value="7.7">
                <text:p>7.7</text:p>
              </table:table-cell>
              <table:table-cell office:value-type="float" office:value="2242">
                <text:p>224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278651.2">
                <text:p>278651.2</text:p>
              </table:table-cell>
              <table:table-cell office:value-type="float" office:value="8.6">
                <text:p>8.6</text:p>
              </table:table-cell>
              <table:table-cell office:value-type="float" office:value="2235">
                <text:p>2235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278691.49">
                <text:p>278691.49</text:p>
              </table:table-cell>
              <table:table-cell office:value-type="float" office:value="8.3">
                <text:p>8.3</text:p>
              </table:table-cell>
              <table:table-cell office:value-type="float" office:value="2238">
                <text:p>2238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float" office:value="278733.66">
                <text:p>278733.66</text:p>
              </table:table-cell>
              <table:table-cell office:value-type="float" office:value="6.4">
                <text:p>6.4</text:p>
              </table:table-cell>
              <table:table-cell office:value-type="float" office:value="2252">
                <text:p>2252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float" office:value="280463.23">
                <text:p>280463.23</text:p>
              </table:table-cell>
              <table:table-cell office:value-type="float" office:value="6.2">
                <text:p>6.2</text:p>
              </table:table-cell>
              <table:table-cell office:value-type="float" office:value="2253">
                <text:p>225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280500.4">
                <text:p>280500.4</text:p>
              </table:table-cell>
              <table:table-cell office:value-type="float" office:value="7.4">
                <text:p>7.4</text:p>
              </table:table-cell>
              <table:table-cell office:value-type="float" office:value="2244">
                <text:p>2244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float" office:value="280541.35">
                <text:p>280541.35</text:p>
              </table:table-cell>
              <table:table-cell office:value-type="float" office:value="7.7">
                <text:p>7.7</text:p>
              </table:table-cell>
              <table:table-cell office:value-type="float" office:value="2242">
                <text:p>2242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float" office:value="280580.55">
                <text:p>280580.55</text:p>
              </table:table-cell>
              <table:table-cell office:value-type="float" office:value="8">
                <text:p>8</text:p>
              </table:table-cell>
              <table:table-cell office:value-type="float" office:value="2239">
                <text:p>2239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float" office:value="280620.49">
                <text:p>280620.49</text:p>
              </table:table-cell>
              <table:table-cell office:value-type="float" office:value="8.9">
                <text:p>8.9</text:p>
              </table:table-cell>
              <table:table-cell office:value-type="float" office:value="2233">
                <text:p>2233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float" office:value="280660.26">
                <text:p>280660.26</text:p>
              </table:table-cell>
              <table:table-cell office:value-type="float" office:value="9">
                <text:p>9</text:p>
              </table:table-cell>
              <table:table-cell office:value-type="float" office:value="2232">
                <text:p>2232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float" office:value="280700.63">
                <text:p>280700.63</text:p>
              </table:table-cell>
              <table:table-cell office:value-type="float" office:value="10.1">
                <text:p>10.1</text:p>
              </table:table-cell>
              <table:table-cell office:value-type="float" office:value="2224">
                <text:p>2224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float" office:value="280741.06">
                <text:p>280741.06</text:p>
              </table:table-cell>
              <table:table-cell office:value-type="float" office:value="8.8">
                <text:p>8.8</text:p>
              </table:table-cell>
              <table:table-cell office:value-type="float" office:value="2233">
                <text:p>2233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float" office:value="282519.21">
                <text:p>282519.21</text:p>
              </table:table-cell>
              <table:table-cell office:value-type="float" office:value="9.1">
                <text:p>9.1</text:p>
              </table:table-cell>
              <table:table-cell office:value-type="float" office:value="2231">
                <text:p>2231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float" office:value="282557">
                <text:p>282557</text:p>
              </table:table-cell>
              <table:table-cell office:value-type="float" office:value="10.5">
                <text:p>10.5</text:p>
              </table:table-cell>
              <table:table-cell office:value-type="float" office:value="2221">
                <text:p>2221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float" office:value="282594.63">
                <text:p>282594.63</text:p>
              </table:table-cell>
              <table:table-cell office:value-type="float" office:value="12">
                <text:p>12</text:p>
              </table:table-cell>
              <table:table-cell office:value-type="float" office:value="2210">
                <text:p>2210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float" office:value="282635.66">
                <text:p>282635.66</text:p>
              </table:table-cell>
              <table:table-cell office:value-type="float" office:value="10.3">
                <text:p>10.3</text:p>
              </table:table-cell>
              <table:table-cell office:value-type="float" office:value="2222">
                <text:p>2222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282674.81">
                <text:p>282674.81</text:p>
              </table:table-cell>
              <table:table-cell office:value-type="float" office:value="11.3">
                <text:p>11.3</text:p>
              </table:table-cell>
              <table:table-cell office:value-type="float" office:value="2214">
                <text:p>2214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float" office:value="282714.44">
                <text:p>282714.44</text:p>
              </table:table-cell>
              <table:table-cell office:value-type="float" office:value="12">
                <text:p>12</text:p>
              </table:table-cell>
              <table:table-cell office:value-type="float" office:value="2210">
                <text:p>2210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float" office:value="282754.69">
                <text:p>282754.69</text:p>
              </table:table-cell>
              <table:table-cell office:value-type="float" office:value="11.1">
                <text:p>11.1</text:p>
              </table:table-cell>
              <table:table-cell office:value-type="float" office:value="2216">
                <text:p>2216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float" office:value="282794.55">
                <text:p>282794.55</text:p>
              </table:table-cell>
              <table:table-cell office:value-type="float" office:value="8.7">
                <text:p>8.7</text:p>
              </table:table-cell>
              <table:table-cell office:value-type="float" office:value="2234">
                <text:p>22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284570.01">
                <text:p>284570.01</text:p>
              </table:table-cell>
              <table:table-cell office:value-type="float" office:value="10.5">
                <text:p>10.5</text:p>
              </table:table-cell>
              <table:table-cell office:value-type="float" office:value="2221">
                <text:p>2221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float" office:value="284608.8">
                <text:p>284608.8</text:p>
              </table:table-cell>
              <table:table-cell office:value-type="float" office:value="12.6">
                <text:p>12.6</text:p>
              </table:table-cell>
              <table:table-cell office:value-type="float" office:value="2205">
                <text:p>2205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float" office:value="284648.95">
                <text:p>284648.95</text:p>
              </table:table-cell>
              <table:table-cell office:value-type="float" office:value="13.6">
                <text:p>13.6</text:p>
              </table:table-cell>
              <table:table-cell office:value-type="float" office:value="2198">
                <text:p>2198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float" office:value="284689.29">
                <text:p>284689.29</text:p>
              </table:table-cell>
              <table:table-cell office:value-type="float" office:value="12.5">
                <text:p>12.5</text:p>
              </table:table-cell>
              <table:table-cell office:value-type="float" office:value="2206">
                <text:p>2206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float" office:value="284728.98">
                <text:p>284728.98</text:p>
              </table:table-cell>
              <table:table-cell office:value-type="float" office:value="12.3">
                <text:p>12.3</text:p>
              </table:table-cell>
              <table:table-cell office:value-type="float" office:value="2207">
                <text:p>2207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float" office:value="284768.63">
                <text:p>284768.63</text:p>
              </table:table-cell>
              <table:table-cell office:value-type="float" office:value="13.3">
                <text:p>13.3</text:p>
              </table:table-cell>
              <table:table-cell office:value-type="float" office:value="2199">
                <text:p>21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4808.98">
                <text:p>284808.98</text:p>
              </table:table-cell>
              <table:table-cell office:value-type="float" office:value="13.1">
                <text:p>13.1</text:p>
              </table:table-cell>
              <table:table-cell office:value-type="float" office:value="2201">
                <text:p>220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284849.8">
                <text:p>284849.8</text:p>
              </table:table-cell>
              <table:table-cell office:value-type="float" office:value="10.2">
                <text:p>10.2</text:p>
              </table:table-cell>
              <table:table-cell office:value-type="float" office:value="2223">
                <text:p>2223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float" office:value="287135.87">
                <text:p>287135.87</text:p>
              </table:table-cell>
              <table:table-cell office:value-type="float" office:value="11">
                <text:p>11</text:p>
              </table:table-cell>
              <table:table-cell office:value-type="float" office:value="2217">
                <text:p>2217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float" office:value="287173.49">
                <text:p>287173.49</text:p>
              </table:table-cell>
              <table:table-cell office:value-type="float" office:value="10.8">
                <text:p>10.8</text:p>
              </table:table-cell>
              <table:table-cell office:value-type="float" office:value="2218">
                <text:p>2218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float" office:value="287217.46">
                <text:p>287217.46</text:p>
              </table:table-cell>
              <table:table-cell office:value-type="float" office:value="9.2">
                <text:p>9.2</text:p>
              </table:table-cell>
              <table:table-cell office:value-type="float" office:value="2230">
                <text:p>2230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287254.06">
                <text:p>287254.06</text:p>
              </table:table-cell>
              <table:table-cell office:value-type="float" office:value="7.1">
                <text:p>7.1</text:p>
              </table:table-cell>
              <table:table-cell office:value-type="float" office:value="2246">
                <text:p>2246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float" office:value="287299.06">
                <text:p>287299.06</text:p>
              </table:table-cell>
              <table:table-cell office:value-type="float" office:value="8.7">
                <text:p>8.7</text:p>
              </table:table-cell>
              <table:table-cell office:value-type="float" office:value="2234">
                <text:p>2234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287336.4">
                <text:p>287336.4</text:p>
              </table:table-cell>
              <table:table-cell office:value-type="float" office:value="9.6">
                <text:p>9.6</text:p>
              </table:table-cell>
              <table:table-cell office:value-type="float" office:value="2227">
                <text:p>2227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float" office:value="287377.23">
                <text:p>287377.23</text:p>
              </table:table-cell>
              <table:table-cell office:value-type="float" office:value="8.2">
                <text:p>8.2</text:p>
              </table:table-cell>
              <table:table-cell office:value-type="float" office:value="2238">
                <text:p>2238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float" office:value="287416.86">
                <text:p>287416.86</text:p>
              </table:table-cell>
              <table:table-cell office:value-type="float" office:value="7.1">
                <text:p>7.1</text:p>
              </table:table-cell>
              <table:table-cell office:value-type="float" office:value="2247">
                <text:p>2247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287459.47">
                <text:p>287459.47</text:p>
              </table:table-cell>
              <table:table-cell office:value-type="float" office:value="8">
                <text:p>8</text:p>
              </table:table-cell>
              <table:table-cell office:value-type="float" office:value="2240">
                <text:p>2240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float" office:value="287497.15">
                <text:p>287497.15</text:p>
              </table:table-cell>
              <table:table-cell office:value-type="float" office:value="10.9">
                <text:p>10.9</text:p>
              </table:table-cell>
              <table:table-cell office:value-type="float" office:value="2218">
                <text:p>2218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287538.38">
                <text:p>287538.38</text:p>
              </table:table-cell>
              <table:table-cell office:value-type="float" office:value="10.1">
                <text:p>10.1</text:p>
              </table:table-cell>
              <table:table-cell office:value-type="float" office:value="2224">
                <text:p>2224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float" office:value="287591.41">
                <text:p>287591.41</text:p>
              </table:table-cell>
              <table:table-cell office:value-type="float" office:value="12.9">
                <text:p>12.9</text:p>
              </table:table-cell>
              <table:table-cell office:value-type="float" office:value="2202">
                <text:p>2202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float" office:value="287625.4">
                <text:p>287625.4</text:p>
              </table:table-cell>
              <table:table-cell office:value-type="float" office:value="14.3">
                <text:p>14.3</text:p>
              </table:table-cell>
              <table:table-cell office:value-type="float" office:value="2192">
                <text:p>2192</text:p>
              </table:table-cell>
              <table:table-cell office:value-type="float" office:value="21.43">
                <text:p>21.43</text:p>
              </table:table-cell>
            </table:table-row>
            <table:table-row>
              <table:table-cell office:value-type="float" office:value="287669.61">
                <text:p>287669.61</text:p>
              </table:table-cell>
              <table:table-cell office:value-type="float" office:value="16.3">
                <text:p>16.3</text:p>
              </table:table-cell>
              <table:table-cell office:value-type="float" office:value="2177">
                <text:p>2177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float" office:value="287710.38">
                <text:p>287710.38</text:p>
              </table:table-cell>
              <table:table-cell office:value-type="float" office:value="15">
                <text:p>15</text:p>
              </table:table-cell>
              <table:table-cell office:value-type="float" office:value="2187">
                <text:p>2187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float" office:value="287749.26">
                <text:p>287749.26</text:p>
              </table:table-cell>
              <table:table-cell office:value-type="float" office:value="15.7">
                <text:p>15.7</text:p>
              </table:table-cell>
              <table:table-cell office:value-type="float" office:value="2181">
                <text:p>2181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float" office:value="287791.75">
                <text:p>287791.75</text:p>
              </table:table-cell>
              <table:table-cell office:value-type="float" office:value="17.5">
                <text:p>17.5</text:p>
              </table:table-cell>
              <table:table-cell office:value-type="float" office:value="2168">
                <text:p>216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287829.29">
                <text:p>287829.29</text:p>
              </table:table-cell>
              <table:table-cell office:value-type="float" office:value="17.5">
                <text:p>17.5</text:p>
              </table:table-cell>
              <table:table-cell office:value-type="float" office:value="2168">
                <text:p>216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287871.23">
                <text:p>287871.23</text:p>
              </table:table-cell>
              <table:table-cell office:value-type="float" office:value="16.5">
                <text:p>16.5</text:p>
              </table:table-cell>
              <table:table-cell office:value-type="float" office:value="2176">
                <text:p>2176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float" office:value="287909.38">
                <text:p>287909.38</text:p>
              </table:table-cell>
              <table:table-cell office:value-type="float" office:value="17.9">
                <text:p>17.9</text:p>
              </table:table-cell>
              <table:table-cell office:value-type="float" office:value="2165">
                <text:p>2165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float" office:value="287949.43">
                <text:p>287949.43</text:p>
              </table:table-cell>
              <table:table-cell office:value-type="float" office:value="19.2">
                <text:p>19.2</text:p>
              </table:table-cell>
              <table:table-cell office:value-type="float" office:value="2156">
                <text:p>2156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float" office:value="287989.78">
                <text:p>287989.78</text:p>
              </table:table-cell>
              <table:table-cell office:value-type="float" office:value="18.7">
                <text:p>18.7</text:p>
              </table:table-cell>
              <table:table-cell office:value-type="float" office:value="2159">
                <text:p>2159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float" office:value="288029.6">
                <text:p>288029.6</text:p>
              </table:table-cell>
              <table:table-cell office:value-type="float" office:value="18.8">
                <text:p>18.8</text:p>
              </table:table-cell>
              <table:table-cell office:value-type="float" office:value="2158">
                <text:p>2158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float" office:value="288069.98">
                <text:p>288069.98</text:p>
              </table:table-cell>
              <table:table-cell office:value-type="float" office:value="21.8">
                <text:p>21.8</text:p>
              </table:table-cell>
              <table:table-cell office:value-type="float" office:value="2136">
                <text:p>2136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float" office:value="288109.78">
                <text:p>288109.78</text:p>
              </table:table-cell>
              <table:table-cell office:value-type="float" office:value="23.7">
                <text:p>23.7</text:p>
              </table:table-cell>
              <table:table-cell office:value-type="float" office:value="2122">
                <text:p>2122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288149.89">
                <text:p>288149.89</text:p>
              </table:table-cell>
              <table:table-cell office:value-type="float" office:value="22.5">
                <text:p>22.5</text:p>
              </table:table-cell>
              <table:table-cell office:value-type="float" office:value="2131">
                <text:p>2131</text:p>
              </table:table-cell>
              <table:table-cell office:value-type="float" office:value="33.76">
                <text:p>33.76</text:p>
              </table:table-cell>
            </table:table-row>
            <table:table-row>
              <table:table-cell office:value-type="float" office:value="288191.2">
                <text:p>288191.2</text:p>
              </table:table-cell>
              <table:table-cell office:value-type="float" office:value="23.9">
                <text:p>23.9</text:p>
              </table:table-cell>
              <table:table-cell office:value-type="float" office:value="2120">
                <text:p>2120</text:p>
              </table:table-cell>
              <table:table-cell office:value-type="float" office:value="35.92">
                <text:p>35.92</text:p>
              </table:table-cell>
            </table:table-row>
            <table:table-row>
              <table:table-cell office:value-type="float" office:value="288230.58">
                <text:p>288230.58</text:p>
              </table:table-cell>
              <table:table-cell office:value-type="float" office:value="27.4">
                <text:p>27.4</text:p>
              </table:table-cell>
              <table:table-cell office:value-type="float" office:value="2094">
                <text:p>2094</text:p>
              </table:table-cell>
              <table:table-cell office:value-type="float" office:value="41.15">
                <text:p>41.15</text:p>
              </table:table-cell>
            </table:table-row>
            <table:table-row>
              <table:table-cell office:value-type="float" office:value="288272.83">
                <text:p>288272.83</text:p>
              </table:table-cell>
              <table:table-cell office:value-type="float" office:value="26.7">
                <text:p>26.7</text:p>
              </table:table-cell>
              <table:table-cell office:value-type="float" office:value="2099">
                <text:p>2099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float" office:value="288310.87">
                <text:p>288310.87</text:p>
              </table:table-cell>
              <table:table-cell office:value-type="float" office:value="26.4">
                <text:p>26.4</text:p>
              </table:table-cell>
              <table:table-cell office:value-type="float" office:value="2101">
                <text:p>2101</text:p>
              </table:table-cell>
              <table:table-cell office:value-type="float" office:value="39.61">
                <text:p>39.61</text:p>
              </table:table-cell>
            </table:table-row>
            <table:table-row>
              <table:table-cell office:value-type="float" office:value="288353.23">
                <text:p>288353.23</text:p>
              </table:table-cell>
              <table:table-cell office:value-type="float" office:value="29.7">
                <text:p>29.7</text:p>
              </table:table-cell>
              <table:table-cell office:value-type="float" office:value="2077">
                <text:p>2077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float" office:value="288391.41">
                <text:p>288391.41</text:p>
              </table:table-cell>
              <table:table-cell office:value-type="float" office:value="30.8">
                <text:p>30.8</text:p>
              </table:table-cell>
              <table:table-cell office:value-type="float" office:value="2068">
                <text:p>2068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float" office:value="288431.55">
                <text:p>288431.55</text:p>
              </table:table-cell>
              <table:table-cell office:value-type="float" office:value="30.1">
                <text:p>30.1</text:p>
              </table:table-cell>
              <table:table-cell office:value-type="float" office:value="2074">
                <text:p>2074</text:p>
              </table:table-cell>
              <table:table-cell office:value-type="float" office:value="45.15">
                <text:p>45.15</text:p>
              </table:table-cell>
            </table:table-row>
            <table:table-row>
              <table:table-cell office:value-type="float" office:value="288471.43">
                <text:p>288471.43</text:p>
              </table:table-cell>
              <table:table-cell office:value-type="float" office:value="31.7">
                <text:p>31.7</text:p>
              </table:table-cell>
              <table:table-cell office:value-type="float" office:value="2062">
                <text:p>2062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float" office:value="288513.06">
                <text:p>288513.06</text:p>
              </table:table-cell>
              <table:table-cell office:value-type="float" office:value="33.8">
                <text:p>33.8</text:p>
              </table:table-cell>
              <table:table-cell office:value-type="float" office:value="2046">
                <text:p>2046</text:p>
              </table:table-cell>
              <table:table-cell office:value-type="float" office:value="50.69">
                <text:p>50.69</text:p>
              </table:table-cell>
            </table:table-row>
            <table:table-row>
              <table:table-cell office:value-type="float" office:value="288551.66">
                <text:p>288551.66</text:p>
              </table:table-cell>
              <table:table-cell office:value-type="float" office:value="33.2">
                <text:p>33.2</text:p>
              </table:table-cell>
              <table:table-cell office:value-type="float" office:value="2051">
                <text:p>2051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float" office:value="288591.58">
                <text:p>288591.58</text:p>
              </table:table-cell>
              <table:table-cell office:value-type="float" office:value="34.7">
                <text:p>34.7</text:p>
              </table:table-cell>
              <table:table-cell office:value-type="float" office:value="2040">
                <text:p>2040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float" office:value="288634.61">
                <text:p>288634.61</text:p>
              </table:table-cell>
              <table:table-cell office:value-type="float" office:value="37.4">
                <text:p>37.4</text:p>
              </table:table-cell>
              <table:table-cell office:value-type="float" office:value="2019">
                <text:p>2019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float" office:value="288681.23">
                <text:p>288681.23</text:p>
              </table:table-cell>
              <table:table-cell office:value-type="float" office:value="36.6">
                <text:p>36.6</text:p>
              </table:table-cell>
              <table:table-cell office:value-type="float" office:value="2025">
                <text:p>2025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float" office:value="288717.49">
                <text:p>288717.49</text:p>
              </table:table-cell>
              <table:table-cell office:value-type="float" office:value="36.9">
                <text:p>36.9</text:p>
              </table:table-cell>
              <table:table-cell office:value-type="float" office:value="2023">
                <text:p>2023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float" office:value="288765.26">
                <text:p>288765.26</text:p>
              </table:table-cell>
              <table:table-cell office:value-type="float" office:value="40.3">
                <text:p>40.3</text:p>
              </table:table-cell>
              <table:table-cell office:value-type="float" office:value="1997">
                <text:p>199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88802.86">
                <text:p>288802.86</text:p>
              </table:table-cell>
              <table:table-cell office:value-type="float" office:value="41.1">
                <text:p>41.1</text:p>
              </table:table-cell>
              <table:table-cell office:value-type="float" office:value="1992">
                <text:p>1992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88846.41">
                <text:p>288846.41</text:p>
              </table:table-cell>
              <table:table-cell office:value-type="float" office:value="40.4">
                <text:p>40.4</text:p>
              </table:table-cell>
              <table:table-cell office:value-type="float" office:value="1997">
                <text:p>1997</text:p>
              </table:table-cell>
              <table:table-cell office:value-type="float" office:value="60.57">
                <text:p>60.57</text:p>
              </table:table-cell>
            </table:table-row>
            <table:table-row>
              <table:table-cell office:value-type="float" office:value="288884.18">
                <text:p>288884.18</text:p>
              </table:table-cell>
              <table:table-cell office:value-type="float" office:value="43.3">
                <text:p>43.3</text:p>
              </table:table-cell>
              <table:table-cell office:value-type="float" office:value="1975">
                <text:p>1975</text:p>
              </table:table-cell>
              <table:table-cell office:value-type="float" office:value="64.99">
                <text:p>64.99</text:p>
              </table:table-cell>
            </table:table-row>
            <table:table-row>
              <table:table-cell office:value-type="float" office:value="288927.35">
                <text:p>288927.35</text:p>
              </table:table-cell>
              <table:table-cell office:value-type="float" office:value="45.9">
                <text:p>45.9</text:p>
              </table:table-cell>
              <table:table-cell office:value-type="float" office:value="1955">
                <text:p>1955</text:p>
              </table:table-cell>
              <table:table-cell office:value-type="float" office:value="68.86">
                <text:p>68.86</text:p>
              </table:table-cell>
            </table:table-row>
            <table:table-row>
              <table:table-cell office:value-type="float" office:value="288964.69">
                <text:p>288964.69</text:p>
              </table:table-cell>
              <table:table-cell office:value-type="float" office:value="45.8">
                <text:p>45.8</text:p>
              </table:table-cell>
              <table:table-cell office:value-type="float" office:value="1956">
                <text:p>1956</text:p>
              </table:table-cell>
              <table:table-cell office:value-type="float" office:value="68.68">
                <text:p>68.68</text:p>
              </table:table-cell>
            </table:table-row>
            <table:table-row>
              <table:table-cell office:value-type="float" office:value="289006.46">
                <text:p>289006.46</text:p>
              </table:table-cell>
              <table:table-cell office:value-type="float" office:value="48.1">
                <text:p>48.1</text:p>
              </table:table-cell>
              <table:table-cell office:value-type="float" office:value="1939">
                <text:p>1939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float" office:value="289045.23">
                <text:p>289045.23</text:p>
              </table:table-cell>
              <table:table-cell office:value-type="float" office:value="51.6">
                <text:p>51.6</text:p>
              </table:table-cell>
              <table:table-cell office:value-type="float" office:value="1913">
                <text:p>1913</text:p>
              </table:table-cell>
              <table:table-cell office:value-type="float" office:value="77.37">
                <text:p>77.37</text:p>
              </table:table-cell>
            </table:table-row>
            <table:table-row>
              <table:table-cell office:value-type="float" office:value="289087.06">
                <text:p>289087.06</text:p>
              </table:table-cell>
              <table:table-cell office:value-type="float" office:value="51.2">
                <text:p>51.2</text:p>
              </table:table-cell>
              <table:table-cell office:value-type="float" office:value="1915">
                <text:p>1915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float" office:value="289125.43">
                <text:p>289125.43</text:p>
              </table:table-cell>
              <table:table-cell office:value-type="float" office:value="52.4">
                <text:p>52.4</text:p>
              </table:table-cell>
              <table:table-cell office:value-type="float" office:value="1907">
                <text:p>1907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float" office:value="289170.23">
                <text:p>289170.23</text:p>
              </table:table-cell>
              <table:table-cell office:value-type="float" office:value="57.1">
                <text:p>57.1</text:p>
              </table:table-cell>
              <table:table-cell office:value-type="float" office:value="1871">
                <text:p>1871</text:p>
              </table:table-cell>
              <table:table-cell office:value-type="float" office:value="85.63">
                <text:p>85.63</text:p>
              </table:table-cell>
            </table:table-row>
            <table:table-row>
              <table:table-cell office:value-type="float" office:value="289207.41">
                <text:p>289207.41</text:p>
              </table:table-cell>
              <table:table-cell office:value-type="float" office:value="55.7">
                <text:p>55.7</text:p>
              </table:table-cell>
              <table:table-cell office:value-type="float" office:value="1881">
                <text:p>1881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float" office:value="289250.38">
                <text:p>289250.38</text:p>
              </table:table-cell>
              <table:table-cell office:value-type="float" office:value="58.3">
                <text:p>58.3</text:p>
              </table:table-cell>
              <table:table-cell office:value-type="float" office:value="1863">
                <text:p>1863</text:p>
              </table:table-cell>
              <table:table-cell office:value-type="float" office:value="87.39">
                <text:p>87.39</text:p>
              </table:table-cell>
            </table:table-row>
            <table:table-row>
              <table:table-cell office:value-type="float" office:value="289288.26">
                <text:p>289288.26</text:p>
              </table:table-cell>
              <table:table-cell office:value-type="float" office:value="66.8">
                <text:p>66.8</text:p>
              </table:table-cell>
              <table:table-cell office:value-type="float" office:value="1798">
                <text:p>1798</text:p>
              </table:table-cell>
              <table:table-cell office:value-type="float" office:value="100.23">
                <text:p>100.23</text:p>
              </table:table-cell>
            </table:table-row>
            <table:table-row>
              <table:table-cell office:value-type="float" office:value="289329.2">
                <text:p>289329.2</text:p>
              </table:table-cell>
              <table:table-cell office:value-type="float" office:value="65.4">
                <text:p>65.4</text:p>
              </table:table-cell>
              <table:table-cell office:value-type="float" office:value="1809">
                <text:p>1809</text:p>
              </table:table-cell>
              <table:table-cell office:value-type="float" office:value="98.15">
                <text:p>98.15</text:p>
              </table:table-cell>
            </table:table-row>
            <table:table-row>
              <table:table-cell office:value-type="float" office:value="289368.66">
                <text:p>289368.66</text:p>
              </table:table-cell>
              <table:table-cell office:value-type="float" office:value="66.8">
                <text:p>66.8</text:p>
              </table:table-cell>
              <table:table-cell office:value-type="float" office:value="1798">
                <text:p>1798</text:p>
              </table:table-cell>
              <table:table-cell office:value-type="float" office:value="100.26">
                <text:p>100.26</text:p>
              </table:table-cell>
            </table:table-row>
            <table:table-row>
              <table:table-cell office:value-type="float" office:value="289410.23">
                <text:p>289410.23</text:p>
              </table:table-cell>
              <table:table-cell office:value-type="float" office:value="75.2">
                <text:p>75.2</text:p>
              </table:table-cell>
              <table:table-cell office:value-type="float" office:value="1735">
                <text:p>1735</text:p>
              </table:table-cell>
              <table:table-cell office:value-type="float" office:value="112.86">
                <text:p>112.86</text:p>
              </table:table-cell>
            </table:table-row>
            <table:table-row>
              <table:table-cell office:value-type="float" office:value="289448.89">
                <text:p>289448.89</text:p>
              </table:table-cell>
              <table:table-cell office:value-type="float" office:value="75.3">
                <text:p>75.3</text:p>
              </table:table-cell>
              <table:table-cell office:value-type="float" office:value="1735">
                <text:p>1735</text:p>
              </table:table-cell>
              <table:table-cell office:value-type="float" office:value="112.98">
                <text:p>112.98</text:p>
              </table:table-cell>
            </table:table-row>
            <table:table-row>
              <table:table-cell office:value-type="float" office:value="289491.18">
                <text:p>289491.18</text:p>
              </table:table-cell>
              <table:table-cell office:value-type="float" office:value="76">
                <text:p>76</text:p>
              </table:table-cell>
              <table:table-cell office:value-type="float" office:value="1729">
                <text:p>1729</text:p>
              </table:table-cell>
              <table:table-cell office:value-type="float" office:value="114.02">
                <text:p>114.02</text:p>
              </table:table-cell>
            </table:table-row>
            <table:table-row>
              <table:table-cell office:value-type="float" office:value="289534.39">
                <text:p>289534.39</text:p>
              </table:table-cell>
              <table:table-cell office:value-type="float" office:value="82.1">
                <text:p>82.1</text:p>
              </table:table-cell>
              <table:table-cell office:value-type="float" office:value="1683">
                <text:p>1683</text:p>
              </table:table-cell>
              <table:table-cell office:value-type="float" office:value="123.22">
                <text:p>123.22</text:p>
              </table:table-cell>
            </table:table-row>
            <table:table-row>
              <table:table-cell office:value-type="float" office:value="289578.27">
                <text:p>289578.27</text:p>
              </table:table-cell>
              <table:table-cell office:value-type="float" office:value="84.8">
                <text:p>84.8</text:p>
              </table:table-cell>
              <table:table-cell office:value-type="float" office:value="1663">
                <text:p>1663</text:p>
              </table:table-cell>
              <table:table-cell office:value-type="float" office:value="127.22">
                <text:p>127.22</text:p>
              </table:table-cell>
            </table:table-row>
            <table:table-row>
              <table:table-cell office:value-type="float" office:value="289614.83">
                <text:p>289614.83</text:p>
              </table:table-cell>
              <table:table-cell office:value-type="float" office:value="85.9">
                <text:p>85.9</text:p>
              </table:table-cell>
              <table:table-cell office:value-type="float" office:value="1655">
                <text:p>1655</text:p>
              </table:table-cell>
              <table:table-cell office:value-type="float" office:value="128.92">
                <text:p>128.92</text:p>
              </table:table-cell>
            </table:table-row>
            <table:table-row>
              <table:table-cell office:value-type="float" office:value="289655.81">
                <text:p>289655.81</text:p>
              </table:table-cell>
              <table:table-cell office:value-type="float" office:value="89.8">
                <text:p>89.8</text:p>
              </table:table-cell>
              <table:table-cell office:value-type="float" office:value="1626">
                <text:p>1626</text:p>
              </table:table-cell>
              <table:table-cell office:value-type="float" office:value="134.76">
                <text:p>134.76</text:p>
              </table:table-cell>
            </table:table-row>
            <table:table-row>
              <table:table-cell office:value-type="float" office:value="289693.89">
                <text:p>289693.89</text:p>
              </table:table-cell>
              <table:table-cell office:value-type="float" office:value="98.3">
                <text:p>98.3</text:p>
              </table:table-cell>
              <table:table-cell office:value-type="float" office:value="1563">
                <text:p>1563</text:p>
              </table:table-cell>
              <table:table-cell office:value-type="float" office:value="147.38">
                <text:p>147.38</text:p>
              </table:table-cell>
            </table:table-row>
            <table:table-row>
              <table:table-cell office:value-type="float" office:value="289736.43">
                <text:p>289736.43</text:p>
              </table:table-cell>
              <table:table-cell office:value-type="float" office:value="100.4">
                <text:p>100.4</text:p>
              </table:table-cell>
              <table:table-cell office:value-type="float" office:value="1547">
                <text:p>1547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289774.83">
                <text:p>289774.83</text:p>
              </table:table-cell>
              <table:table-cell office:value-type="float" office:value="102.2">
                <text:p>102.2</text:p>
              </table:table-cell>
              <table:table-cell office:value-type="float" office:value="1533">
                <text:p>1533</text:p>
              </table:table-cell>
              <table:table-cell office:value-type="float" office:value="153.35">
                <text:p>153.35</text:p>
              </table:table-cell>
            </table:table-row>
            <table:table-row>
              <table:table-cell office:value-type="float" office:value="289825.55">
                <text:p>289825.55</text:p>
              </table:table-cell>
              <table:table-cell office:value-type="float" office:value="107.7">
                <text:p>107.7</text:p>
              </table:table-cell>
              <table:table-cell office:value-type="float" office:value="1492">
                <text:p>1492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float" office:value="289861.26">
                <text:p>289861.26</text:p>
              </table:table-cell>
              <table:table-cell office:value-type="float" office:value="113.6">
                <text:p>113.6</text:p>
              </table:table-cell>
              <table:table-cell office:value-type="float" office:value="1448">
                <text:p>1448</text:p>
              </table:table-cell>
              <table:table-cell office:value-type="float" office:value="170.36">
                <text:p>170.36</text:p>
              </table:table-cell>
            </table:table-row>
            <table:table-row>
              <table:table-cell office:value-type="float" office:value="289998.75">
                <text:p>289998.75</text:p>
              </table:table-cell>
              <table:table-cell office:value-type="float" office:value="120.1">
                <text:p>120.1</text:p>
              </table:table-cell>
              <table:table-cell office:value-type="float" office:value="1399">
                <text:p>1399</text:p>
              </table:table-cell>
              <table:table-cell office:value-type="float" office:value="180.18">
                <text:p>180.18</text:p>
              </table:table-cell>
            </table:table-row>
            <table:table-row>
              <table:table-cell office:value-type="float" office:value="290037.98">
                <text:p>290037.98</text:p>
              </table:table-cell>
              <table:table-cell office:value-type="float" office:value="122.3">
                <text:p>122.3</text:p>
              </table:table-cell>
              <table:table-cell office:value-type="float" office:value="1382">
                <text:p>1382</text:p>
              </table:table-cell>
              <table:table-cell office:value-type="float" office:value="183.52">
                <text:p>183.52</text:p>
              </table:table-cell>
            </table:table-row>
            <table:table-row>
              <table:table-cell office:value-type="float" office:value="290403.63">
                <text:p>290403.63</text:p>
              </table:table-cell>
              <table:table-cell office:value-type="float" office:value="126.2">
                <text:p>126.2</text:p>
              </table:table-cell>
              <table:table-cell office:value-type="float" office:value="1353">
                <text:p>1353</text:p>
              </table:table-cell>
              <table:table-cell office:value-type="float" office:value="189.32">
                <text:p>189.32</text:p>
              </table:table-cell>
            </table:table-row>
            <table:table-row>
              <table:table-cell office:value-type="float" office:value="290445.18">
                <text:p>290445.18</text:p>
              </table:table-cell>
              <table:table-cell office:value-type="float" office:value="128.3">
                <text:p>128.3</text:p>
              </table:table-cell>
              <table:table-cell office:value-type="float" office:value="1337">
                <text:p>1337</text:p>
              </table:table-cell>
              <table:table-cell office:value-type="float" office:value="192.45">
                <text:p>192.45</text:p>
              </table:table-cell>
            </table:table-row>
            <table:table-row>
              <table:table-cell office:value-type="float" office:value="290489.01">
                <text:p>290489.01</text:p>
              </table:table-cell>
              <table:table-cell office:value-type="float" office:value="132">
                <text:p>132</text:p>
              </table:table-cell>
              <table:table-cell office:value-type="float" office:value="1309">
                <text:p>1309</text:p>
              </table:table-cell>
              <table:table-cell office:value-type="float" office:value="198.05">
                <text:p>198.05</text:p>
              </table:table-cell>
            </table:table-row>
            <table:table-row>
              <table:table-cell office:value-type="float" office:value="290527.23">
                <text:p>290527.23</text:p>
              </table:table-cell>
              <table:table-cell office:value-type="float" office:value="137.4">
                <text:p>137.4</text:p>
              </table:table-cell>
              <table:table-cell office:value-type="float" office:value="1269">
                <text:p>1269</text:p>
              </table:table-cell>
              <table:table-cell office:value-type="float" office:value="206.07">
                <text:p>206.07</text:p>
              </table:table-cell>
            </table:table-row>
            <table:table-row>
              <table:table-cell office:value-type="float" office:value="290569.29">
                <text:p>290569.29</text:p>
              </table:table-cell>
              <table:table-cell office:value-type="float" office:value="145.1">
                <text:p>145.1</text:p>
              </table:table-cell>
              <table:table-cell office:value-type="float" office:value="1211">
                <text:p>1211</text:p>
              </table:table-cell>
              <table:table-cell office:value-type="float" office:value="217.66">
                <text:p>217.66</text:p>
              </table:table-cell>
            </table:table-row>
            <table:table-row>
              <table:table-cell office:value-type="float" office:value="290606.23">
                <text:p>290606.23</text:p>
              </table:table-cell>
              <table:table-cell office:value-type="float" office:value="152.8">
                <text:p>152.8</text:p>
              </table:table-cell>
              <table:table-cell office:value-type="float" office:value="1154">
                <text:p>1154</text:p>
              </table:table-cell>
              <table:table-cell office:value-type="float" office:value="229.16">
                <text:p>229.16</text:p>
              </table:table-cell>
            </table:table-row>
            <table:table-row>
              <table:table-cell office:value-type="float" office:value="290669.09">
                <text:p>290669.09</text:p>
              </table:table-cell>
              <table:table-cell office:value-type="float" office:value="155.6">
                <text:p>155.6</text:p>
              </table:table-cell>
              <table:table-cell office:value-type="float" office:value="1133">
                <text:p>1133</text:p>
              </table:table-cell>
              <table:table-cell office:value-type="float" office:value="233.4">
                <text:p>233.4</text:p>
              </table:table-cell>
            </table:table-row>
            <table:table-row>
              <table:table-cell office:value-type="float" office:value="290706.46">
                <text:p>290706.46</text:p>
              </table:table-cell>
              <table:table-cell office:value-type="float" office:value="157.2">
                <text:p>157.2</text:p>
              </table:table-cell>
              <table:table-cell office:value-type="float" office:value="1120">
                <text:p>1120</text:p>
              </table:table-cell>
              <table:table-cell office:value-type="float" office:value="235.83">
                <text:p>235.83</text:p>
              </table:table-cell>
            </table:table-row>
            <table:table-row>
              <table:table-cell office:value-type="float" office:value="290751.43">
                <text:p>290751.43</text:p>
              </table:table-cell>
              <table:table-cell office:value-type="float" office:value="162.2">
                <text:p>162.2</text:p>
              </table:table-cell>
              <table:table-cell office:value-type="float" office:value="1083">
                <text:p>1083</text:p>
              </table:table-cell>
              <table:table-cell office:value-type="float" office:value="243.37">
                <text:p>243.37</text:p>
              </table:table-cell>
            </table:table-row>
            <table:table-row>
              <table:table-cell office:value-type="float" office:value="290787.4">
                <text:p>290787.4</text:p>
              </table:table-cell>
              <table:table-cell office:value-type="float" office:value="169.8">
                <text:p>169.8</text:p>
              </table:table-cell>
              <table:table-cell office:value-type="float" office:value="1026">
                <text:p>1026</text:p>
              </table:table-cell>
              <table:table-cell office:value-type="float" office:value="254.69">
                <text:p>254.69</text:p>
              </table:table-cell>
            </table:table-row>
            <table:table-row>
              <table:table-cell office:value-type="float" office:value="290830.06">
                <text:p>290830.06</text:p>
              </table:table-cell>
              <table:table-cell office:value-type="float" office:value="177.2">
                <text:p>177.2</text:p>
              </table:table-cell>
              <table:table-cell office:value-type="float" office:value="971">
                <text:p>971</text:p>
              </table:table-cell>
              <table:table-cell office:value-type="float" office:value="265.73">
                <text:p>265.73</text:p>
              </table:table-cell>
            </table:table-row>
            <table:table-row>
              <table:table-cell office:value-type="float" office:value="290870.23">
                <text:p>290870.23</text:p>
              </table:table-cell>
              <table:table-cell office:value-type="float" office:value="182.4">
                <text:p>182.4</text:p>
              </table:table-cell>
              <table:table-cell office:value-type="float" office:value="932">
                <text:p>932</text:p>
              </table:table-cell>
              <table:table-cell office:value-type="float" office:value="273.57">
                <text:p>273.57</text:p>
              </table:table-cell>
            </table:table-row>
            <table:table-row>
              <table:table-cell office:value-type="float" office:value="290913.95">
                <text:p>290913.95</text:p>
              </table:table-cell>
              <table:table-cell office:value-type="float" office:value="184.4">
                <text:p>184.4</text:p>
              </table:table-cell>
              <table:table-cell office:value-type="float" office:value="917">
                <text:p>917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290952.26">
                <text:p>290952.26</text:p>
              </table:table-cell>
              <table:table-cell office:value-type="float" office:value="187.9">
                <text:p>187.9</text:p>
              </table:table-cell>
              <table:table-cell office:value-type="float" office:value="890">
                <text:p>890</text:p>
              </table:table-cell>
              <table:table-cell office:value-type="float" office:value="281.9">
                <text:p>281.9</text:p>
              </table:table-cell>
            </table:table-row>
            <table:table-row>
              <table:table-cell office:value-type="float" office:value="290989.43">
                <text:p>290989.43</text:p>
              </table:table-cell>
              <table:table-cell office:value-type="float" office:value="195.6">
                <text:p>195.6</text:p>
              </table:table-cell>
              <table:table-cell office:value-type="float" office:value="832">
                <text:p>832</text:p>
              </table:table-cell>
              <table:table-cell office:value-type="float" office:value="293.45">
                <text:p>293.45</text:p>
              </table:table-cell>
            </table:table-row>
            <table:table-row>
              <table:table-cell office:value-type="float" office:value="291029.03">
                <text:p>291029.03</text:p>
              </table:table-cell>
              <table:table-cell office:value-type="float" office:value="203">
                <text:p>203</text:p>
              </table:table-cell>
              <table:table-cell office:value-type="float" office:value="777">
                <text:p>777</text:p>
              </table:table-cell>
              <table:table-cell office:value-type="float" office:value="304.44">
                <text:p>304.44</text:p>
              </table:table-cell>
            </table:table-row>
            <table:table-row>
              <table:table-cell office:value-type="float" office:value="291069.26">
                <text:p>291069.26</text:p>
              </table:table-cell>
              <table:table-cell office:value-type="float" office:value="209.9">
                <text:p>209.9</text:p>
              </table:table-cell>
              <table:table-cell office:value-type="float" office:value="725">
                <text:p>725</text:p>
              </table:table-cell>
              <table:table-cell office:value-type="float" office:value="314.91">
                <text:p>314.91</text:p>
              </table:table-cell>
            </table:table-row>
            <table:table-row>
              <table:table-cell office:value-type="float" office:value="291110.66">
                <text:p>291110.66</text:p>
              </table:table-cell>
              <table:table-cell office:value-type="float" office:value="212.4">
                <text:p>212.4</text:p>
              </table:table-cell>
              <table:table-cell office:value-type="float" office:value="706">
                <text:p>706</text:p>
              </table:table-cell>
              <table:table-cell office:value-type="float" office:value="318.65">
                <text:p>318.65</text:p>
              </table:table-cell>
            </table:table-row>
            <table:table-row>
              <table:table-cell office:value-type="float" office:value="291151.06">
                <text:p>291151.06</text:p>
              </table:table-cell>
              <table:table-cell office:value-type="float" office:value="215.1">
                <text:p>215.1</text:p>
              </table:table-cell>
              <table:table-cell office:value-type="float" office:value="686">
                <text:p>686</text:p>
              </table:table-cell>
              <table:table-cell office:value-type="float" office:value="322.61">
                <text:p>322.61</text:p>
              </table:table-cell>
            </table:table-row>
            <table:table-row>
              <table:table-cell office:value-type="float" office:value="291191.35">
                <text:p>291191.35</text:p>
              </table:table-cell>
              <table:table-cell office:value-type="float" office:value="220">
                <text:p>220</text:p>
              </table:table-cell>
              <table:table-cell office:value-type="float" office:value="650">
                <text:p>650</text:p>
              </table:table-cell>
              <table:table-cell office:value-type="float" office:value="329.97">
                <text:p>329.97</text:p>
              </table:table-cell>
            </table:table-row>
            <table:table-row>
              <table:table-cell office:value-type="float" office:value="291248.15">
                <text:p>291248.15</text:p>
              </table:table-cell>
              <table:table-cell office:value-type="float" office:value="226.9">
                <text:p>226.9</text:p>
              </table:table-cell>
              <table:table-cell office:value-type="float" office:value="598">
                <text:p>598</text:p>
              </table:table-cell>
              <table:table-cell office:value-type="float" office:value="340.31">
                <text:p>340.31</text:p>
              </table:table-cell>
            </table:table-row>
            <table:table-row>
              <table:table-cell office:value-type="float" office:value="291292.43">
                <text:p>291292.43</text:p>
              </table:table-cell>
              <table:table-cell office:value-type="float" office:value="230.1">
                <text:p>230.1</text:p>
              </table:table-cell>
              <table:table-cell office:value-type="float" office:value="574">
                <text:p>574</text:p>
              </table:table-cell>
              <table:table-cell office:value-type="float" office:value="345.12">
                <text:p>345.12</text:p>
              </table:table-cell>
            </table:table-row>
            <table:table-row>
              <table:table-cell office:value-type="float" office:value="291335.26">
                <text:p>291335.26</text:p>
              </table:table-cell>
              <table:table-cell office:value-type="float" office:value="232">
                <text:p>232</text:p>
              </table:table-cell>
              <table:table-cell office:value-type="float" office:value="560">
                <text:p>560</text:p>
              </table:table-cell>
              <table:table-cell office:value-type="float" office:value="347.96">
                <text:p>347.96</text:p>
              </table:table-cell>
            </table:table-row>
            <table:table-row>
              <table:table-cell office:value-type="float" office:value="291379.8">
                <text:p>291379.8</text:p>
              </table:table-cell>
              <table:table-cell office:value-type="float" office:value="235.6">
                <text:p>235.6</text:p>
              </table:table-cell>
              <table:table-cell office:value-type="float" office:value="533">
                <text:p>533</text:p>
              </table:table-cell>
              <table:table-cell office:value-type="float" office:value="353.36">
                <text:p>353.36</text:p>
              </table:table-cell>
            </table:table-row>
            <table:table-row>
              <table:table-cell office:value-type="float" office:value="291424.78">
                <text:p>291424.78</text:p>
              </table:table-cell>
              <table:table-cell office:value-type="float" office:value="240.3">
                <text:p>240.3</text:p>
              </table:table-cell>
              <table:table-cell office:value-type="float" office:value="497">
                <text:p>497</text:p>
              </table:table-cell>
              <table:table-cell office:value-type="float" office:value="360.52">
                <text:p>360.52</text:p>
              </table:table-cell>
            </table:table-row>
            <table:table-row>
              <table:table-cell office:value-type="float" office:value="291460.95">
                <text:p>291460.95</text:p>
              </table:table-cell>
              <table:table-cell office:value-type="float" office:value="247.1">
                <text:p>247.1</text:p>
              </table:table-cell>
              <table:table-cell office:value-type="float" office:value="446">
                <text:p>446</text:p>
              </table:table-cell>
              <table:table-cell office:value-type="float" office:value="370.64">
                <text:p>370.64</text:p>
              </table:table-cell>
            </table:table-row>
            <table:table-row>
              <table:table-cell office:value-type="float" office:value="291504.66">
                <text:p>291504.66</text:p>
              </table:table-cell>
              <table:table-cell office:value-type="float" office:value="252.3">
                <text:p>252.3</text:p>
              </table:table-cell>
              <table:table-cell office:value-type="float" office:value="408">
                <text:p>408</text:p>
              </table:table-cell>
              <table:table-cell office:value-type="float" office:value="378.39">
                <text:p>378.39</text:p>
              </table:table-cell>
            </table:table-row>
            <table:table-row>
              <table:table-cell office:value-type="float" office:value="291545.09">
                <text:p>291545.09</text:p>
              </table:table-cell>
              <table:table-cell office:value-type="float" office:value="254.3">
                <text:p>254.3</text:p>
              </table:table-cell>
              <table:table-cell office:value-type="float" office:value="392">
                <text:p>392</text:p>
              </table:table-cell>
              <table:table-cell office:value-type="float" office:value="381.49">
                <text:p>381.49</text:p>
              </table:table-cell>
            </table:table-row>
            <table:table-row>
              <table:table-cell office:value-type="float" office:value="291590.98">
                <text:p>291590.98</text:p>
              </table:table-cell>
              <table:table-cell office:value-type="float" office:value="256.4">
                <text:p>256.4</text:p>
              </table:table-cell>
              <table:table-cell office:value-type="float" office:value="377">
                <text:p>377</text:p>
              </table:table-cell>
              <table:table-cell office:value-type="float" office:value="384.56">
                <text:p>384.56</text:p>
              </table:table-cell>
            </table:table-row>
            <table:table-row>
              <table:table-cell office:value-type="float" office:value="291626.83">
                <text:p>291626.83</text:p>
              </table:table-cell>
              <table:table-cell office:value-type="float" office:value="261.1">
                <text:p>261.1</text:p>
              </table:table-cell>
              <table:table-cell office:value-type="float" office:value="341">
                <text:p>341</text:p>
              </table:table-cell>
              <table:table-cell office:value-type="float" office:value="391.72">
                <text:p>391.72</text:p>
              </table:table-cell>
            </table:table-row>
            <table:table-row>
              <table:table-cell office:value-type="float" office:value="291665.49">
                <text:p>291665.49</text:p>
              </table:table-cell>
              <table:table-cell office:value-type="float" office:value="267.4">
                <text:p>267.4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91709.69">
                <text:p>291709.69</text:p>
              </table:table-cell>
              <table:table-cell office:value-type="float" office:value="269.3">
                <text:p>269.3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91755.29">
                <text:p>291755.29</text:p>
              </table:table-cell>
              <table:table-cell office:value-type="float" office:value="270.1">
                <text:p>270.1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91791.29">
                <text:p>291791.29</text:p>
              </table:table-cell>
              <table:table-cell office:value-type="float" office:value="273">
                <text:p>273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91832.83">
                <text:p>291832.83</text:p>
              </table:table-cell>
              <table:table-cell office:value-type="float" office:value="279.1">
                <text:p>279.1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91871.83">
                <text:p>291871.83</text:p>
              </table:table-cell>
              <table:table-cell office:value-type="float" office:value="283.2">
                <text:p>283.2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91916.46">
                <text:p>291916.46</text:p>
              </table:table-cell>
              <table:table-cell office:value-type="float" office:value="284.4">
                <text:p>284.4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91952.03">
                <text:p>291952.03</text:p>
              </table:table-cell>
              <table:table-cell office:value-type="float" office:value="290.7">
                <text:p>290.7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91993.78">
                <text:p>291993.78</text:p>
              </table:table-cell>
              <table:table-cell office:value-type="float" office:value="296.7">
                <text:p>296.7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